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E0000001E0BE55DFBE1A4D3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1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65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43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9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8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6f9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7.44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6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2.87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0.7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81cm" fo:min-width="10.46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11.551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004d7d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9.8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8.443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f1f1f1"/>
    </style:style>
    <style:style style:name="gr21" style:family="graphic" style:parent-style-name="standard">
      <style:graphic-properties draw:stroke="none" draw:fill="solid" draw:fill-color="#a3a3a3"/>
    </style:style>
    <style:style style:name="gr22" style:family="graphic" style:parent-style-name="standard">
      <style:graphic-properties draw:stroke="none" draw:fill="solid" draw:fill-color="#505050"/>
    </style:style>
    <style:style style:name="gr23" style:family="graphic" style:parent-style-name="standard">
      <style:graphic-properties draw:stroke="none" draw:fill="solid" draw:fill-color="#000000" draw:opacity="20%"/>
    </style:style>
    <style:style style:name="gr24" style:family="graphic" style:parent-style-name="standard">
      <style:graphic-properties draw:stroke="none" draw:fill="solid" draw:fill-color="#232125"/>
    </style:style>
    <style:style style:name="gr25" style:family="graphic" style:parent-style-name="standard">
      <style:graphic-properties draw:stroke="none" draw:fill="solid" draw:fill-color="#dddddd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44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44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3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0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6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70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8.15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0.66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0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7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9.78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8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59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1.11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00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2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187cm" fo:padding-top="0cm" fo:padding-bottom="0cm" fo:padding-left="0cm" fo:padding-right="0cm"/>
    </style:style>
    <style:style style:name="gr44" style:family="graphic" style:parent-style-name="standard">
      <style:graphic-properties draw:stroke="none" draw:fill="solid" draw:fill-color="#e0e9a1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618cm" fo:min-width="3.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6.81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0.53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5.8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566cm" fo:padding-top="0cm" fo:padding-bottom="0cm" fo:padding-left="0cm" fo:padding-right="0cm"/>
    </style:style>
    <style:style style:name="gr52" style:family="graphic" style:parent-style-name="standard">
      <style:graphic-properties draw:stroke="none" draw:fill="solid" draw:fill-color="#000000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01cm" fo:padding-top="0cm" fo:padding-bottom="0cm" fo:padding-left="0cm" fo:padding-right="0cm"/>
    </style:style>
    <style:style style:name="gr54" style:family="graphic" style:parent-style-name="standard">
      <style:graphic-properties draw:stroke="solid" svg:stroke-width="0.019cm" svg:stroke-color="#e3e3e3" draw:stroke-linejoin="miter" svg:stroke-linecap="butt" draw:fill="none" fo:padding-top="0.009cm" fo:padding-bottom="0.009cm" fo:padding-left="0.009cm" fo:padding-right="0.009cm"/>
    </style:style>
    <style:style style:name="gr55" style:family="graphic" style:parent-style-name="standard">
      <style:graphic-properties draw:stroke="none" draw:fill="solid" draw:fill-color="#626262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52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7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77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54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4.3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32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1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86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75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4.21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89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45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04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28cm" fo:padding-top="0cm" fo:padding-bottom="0cm" fo:padding-left="0cm" fo:padding-right="0cm"/>
    </style:style>
    <style:style style:name="gr70" style:family="graphic" style:parent-style-name="standard">
      <style:graphic-properties draw:stroke="none" draw:fill="solid" draw:fill-color="#777777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2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9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8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0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51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5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06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fill-color="#ffffff" fo:min-height="2.457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4.33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1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7.4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85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6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5.48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5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81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15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5.7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92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2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96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81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85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5.92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3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45cm" fo:min-width="17.71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5.28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2.606cm" fo:min-width="17.60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8.61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6.96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44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3.88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8.38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59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18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6.65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5.40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44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89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0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2.49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6.95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8.51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26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8.74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92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4.44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7.52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66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00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5.18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5.96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7.57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7.62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55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7.70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8.29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7.47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7.408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6.746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6.504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8.29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7.18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6.02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5.77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7.27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55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11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5.03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59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9.70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52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07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6.22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6.373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2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564cm" fo:min-width="18.02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11.46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556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77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2.085cm" fo:min-width="16.38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14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37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96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71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1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238cm" fo:padding-top="0cm" fo:padding-bottom="0cm" fo:padding-left="0cm" fo:padding-right="0cm"/>
    </style:style>
    <style:style style:name="gr159" style:family="graphic" style:parent-style-name="standard">
      <style:graphic-properties draw:stroke="none" draw:fill="solid" draw:fill-color="#007dbd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5.32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26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98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4.87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/>
      <style:text-properties fo:font-size="6.5pt" style:font-size-asian="6.5pt" style:font-size-complex="6.5pt"/>
    </style:style>
    <style:style style:name="P7" style:family="paragraph">
      <loext:graphic-properties draw:fill="solid" draw:fill-color="#006f9f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none"/>
      <style:text-properties fo:font-size="21.1000003814697pt" style:font-size-asian="21.1000003814697pt" style:font-size-complex="21.1000003814697pt"/>
    </style:style>
    <style:style style:name="P10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solid" draw:fill-color="#004d7d"/>
    </style:style>
    <style:style style:name="P14" style:family="paragraph">
      <loext:graphic-properties draw:fill="solid" draw:fill-color="#f1f1f1"/>
    </style:style>
    <style:style style:name="P15" style:family="paragraph">
      <loext:graphic-properties draw:fill="solid" draw:fill-color="#a3a3a3"/>
    </style:style>
    <style:style style:name="P16" style:family="paragraph">
      <loext:graphic-properties draw:fill="solid" draw:fill-color="#505050"/>
    </style:style>
    <style:style style:name="P17" style:family="paragraph">
      <loext:graphic-properties draw:fill="solid" draw:fill-color="#000000" draw:opacity="20%"/>
    </style:style>
    <style:style style:name="P18" style:family="paragraph">
      <loext:graphic-properties draw:fill="solid" draw:fill-color="#232125"/>
    </style:style>
    <style:style style:name="P19" style:family="paragraph">
      <loext:graphic-properties draw:fill="solid" draw:fill-color="#dddddd"/>
    </style:style>
    <style:style style:name="P20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21" style:family="paragraph">
      <loext:graphic-properties draw:fill="solid" draw:fill-color="#e0e9a1"/>
    </style:style>
    <style:style style:name="P22" style:family="paragraph">
      <loext:graphic-properties draw:fill="none"/>
      <style:text-properties fo:font-size="41.0999984741211pt" style:font-size-asian="41.0999984741211pt" style:font-size-complex="41.0999984741211pt"/>
    </style:style>
    <style:style style:name="P23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24" style:family="paragraph">
      <loext:graphic-properties draw:fill="none"/>
      <style:text-properties fo:font-size="14.6000003814697pt" style:font-size-asian="14.6000003814697pt" style:font-size-complex="14.6000003814697pt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="solid" draw:fill-color="#626262"/>
    </style:style>
    <style:style style:name="P27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28" style:family="paragraph">
      <loext:graphic-properties draw:fill="none"/>
      <style:text-properties fo:font-size="9.5pt" style:font-size-asian="9.5pt" style:font-size-complex="9.5pt"/>
    </style:style>
    <style:style style:name="P29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30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31" style:family="paragraph">
      <loext:graphic-properties draw:fill="solid" draw:fill-color="#777777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35" style:family="paragraph">
      <loext:graphic-properties draw:fill="none"/>
      <style:text-properties fo:font-size="14.5pt" style:font-size-asian="14.5pt" style:font-size-complex="14.5pt"/>
    </style:style>
    <style:style style:name="P36" style:family="paragraph">
      <loext:graphic-properties draw:fill="solid" draw:fill-color="#007dbd"/>
    </style:style>
    <style:style style:name="P37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T1" style:family="text">
      <style:text-properties fo:color="#000000" style:font-name="Arial" fo:font-size="8pt" style:font-size-asian="8pt" style:font-name-complex="Arial" style:font-size-complex="8pt"/>
    </style:style>
    <style:style style:name="T2" style:family="text">
      <style:text-properties fo:color="#ababab" style:font-name="Arial" fo:font-size="7pt" fo:font-weight="bold" style:font-size-asian="7pt" style:font-name-complex="Arial" style:font-size-complex="7pt" style:font-weight-complex="bold"/>
    </style:style>
    <style:style style:name="T3" style:family="text">
      <style:text-properties fo:color="#539427" style:font-name="Arial" fo:font-size="7pt" fo:font-weight="bold" style:font-size-asian="7pt" style:font-name-complex="Arial" style:font-size-complex="7pt" style:font-weight-complex="bold"/>
    </style:style>
    <style:style style:name="T4" style:family="text">
      <style:text-properties fo:color="#ababab" style:font-name="Arial" fo:font-size="6.5pt" style:font-size-asian="6.5pt" style:font-name-complex="Arial" style:font-size-complex="6.5pt"/>
    </style:style>
    <style:style style:name="T5" style:family="text">
      <style:text-properties fo:color="#626262" style:font-name="Georgia" fo:font-size="13pt" style:font-size-asian="13pt" style:font-name-complex="Georgia" style:font-size-complex="13pt"/>
    </style:style>
    <style:style style:name="T6" style:family="text">
      <style:text-properties fo:color="#006f9f" style:font-name="Georgia" fo:font-size="13pt" style:font-size-asian="13pt" style:font-name-complex="Georgia" style:font-size-complex="13pt"/>
    </style:style>
    <style:style style:name="T7" style:family="text">
      <style:text-properties fo:color="#006f9f" style:font-name="Consolas" fo:font-size="21.1000003814697pt" style:font-size-asian="21.1000003814697pt" style:font-name-complex="Consolas" style:font-size-complex="21.1000003814697pt"/>
    </style:style>
    <style:style style:name="T8" style:family="text">
      <style:text-properties fo:color="#898989" style:font-name="Georgia" fo:font-size="20.7999992370605pt" style:font-size-asian="20.7999992370605pt" style:font-name-complex="Georgia" style:font-size-complex="20.7999992370605pt"/>
    </style:style>
    <style:style style:name="T9" style:family="text">
      <style:text-properties fo:color="#009353" style:font-name="Comic Sans MS" fo:font-size="14pt" style:font-size-asian="14pt" style:font-name-complex="Consolas" style:font-size-complex="14pt"/>
    </style:style>
    <style:style style:name="T10" style:family="text">
      <style:text-properties fo:color="#00b274" style:font-name="Georgia" fo:font-size="12pt" style:font-size-asian="12pt" style:font-name-complex="Georgia" style:font-size-complex="12pt"/>
    </style:style>
    <style:style style:name="T11" style:family="text">
      <style:text-properties fo:color="#626262" style:font-name="Georgia" fo:font-size="12pt" style:font-size-asian="12pt" style:font-name-complex="Georgia" style:font-size-complex="12pt"/>
    </style:style>
    <style:style style:name="T12" style:family="text">
      <style:text-properties fo:color="#009353" style:font-name="Georgia" fo:font-size="12pt" style:font-size-asian="12pt" style:font-name-complex="Georgia" style:font-size-complex="12pt"/>
    </style:style>
    <style:style style:name="T13" style:family="text">
      <style:text-properties fo:color="#565656" style:font-name="Consolas" fo:font-size="7.59999990463257pt" style:font-size-asian="7.59999990463257pt" style:font-name-complex="Consolas" style:font-size-complex="7.59999990463257pt"/>
    </style:style>
    <style:style style:name="T14" style:family="text">
      <style:text-properties fo:color="#4c4c4c" style:font-name="Consolas" fo:font-size="7.59999990463257pt" style:font-size-asian="7.59999990463257pt" style:font-name-complex="Consolas" style:font-size-complex="7.59999990463257pt"/>
    </style:style>
    <style:style style:name="T15" style:family="text">
      <style:text-properties fo:color="#ababab" style:font-name="Consolas" fo:font-size="7.59999990463257pt" style:font-size-asian="7.59999990463257pt" style:font-name-complex="Consolas" style:font-size-complex="7.59999990463257pt"/>
    </style:style>
    <style:style style:name="T16" style:family="text">
      <style:text-properties fo:color="#454545" style:font-name="Consolas" fo:font-size="7.59999990463257pt" style:font-size-asian="7.59999990463257pt" style:font-name-complex="Consolas" style:font-size-complex="7.59999990463257pt"/>
    </style:style>
    <style:style style:name="T17" style:family="text">
      <style:text-properties fo:color="#787878" style:font-name="Consolas" fo:font-size="7.59999990463257pt" style:font-size-asian="7.59999990463257pt" style:font-name-complex="Consolas" style:font-size-complex="7.59999990463257pt"/>
    </style:style>
    <style:style style:name="T18" style:family="text">
      <style:text-properties fo:color="#ff8400" style:font-name="Consolas" fo:font-size="7.59999990463257pt" style:font-size-asian="7.59999990463257pt" style:font-name-complex="Consolas" style:font-size-complex="7.59999990463257pt"/>
    </style:style>
    <style:style style:name="T19" style:family="text">
      <style:text-properties fo:color="#8c551d" style:font-name="Consolas" fo:font-size="7.59999990463257pt" style:font-size-asian="7.59999990463257pt" style:font-name-complex="Consolas" style:font-size-complex="7.59999990463257pt"/>
    </style:style>
    <style:style style:name="T20" style:family="text">
      <style:text-properties fo:color="#56db3a" style:font-name="Consolas" fo:font-size="7.59999990463257pt" style:font-size-asian="7.59999990463257pt" style:font-name-complex="Consolas" style:font-size-complex="7.59999990463257pt"/>
    </style:style>
    <style:style style:name="T21" style:family="text">
      <style:text-properties fo:color="#ce5c00" style:font-name="Consolas" fo:font-size="7.59999990463257pt" style:font-size-asian="7.59999990463257pt" style:font-name-complex="Consolas" style:font-size-complex="7.59999990463257pt"/>
    </style:style>
    <style:style style:name="T22" style:family="text">
      <style:text-properties fo:color="#ababab" style:font-name="Arial" fo:font-size="41.0999984741211pt" fo:font-weight="bold" style:font-size-asian="41.0999984741211pt" style:font-name-complex="Arial" style:font-size-complex="41.0999984741211pt" style:font-weight-complex="bold"/>
    </style:style>
    <style:style style:name="T23" style:family="text">
      <style:text-properties fo:color="#006f9f" style:font-name="Arial" fo:font-size="15.1000003814697pt" style:font-size-asian="15.1000003814697pt" style:font-name-complex="Arial" style:font-size-complex="15.1000003814697pt"/>
    </style:style>
    <style:style style:name="T24" style:family="text">
      <style:text-properties fo:color="#ababab" style:font-name="Arial" fo:font-size="14.6000003814697pt" style:font-size-asian="14.6000003814697pt" style:font-name-complex="Arial" style:font-size-complex="14.6000003814697pt"/>
    </style:style>
    <style:style style:name="T25" style:family="text">
      <style:text-properties fo:color="#626262" style:font-name="Arial" fo:font-size="13pt" style:font-size-asian="13pt" style:font-name-complex="Arial" style:font-size-complex="13pt"/>
    </style:style>
    <style:style style:name="T26" style:family="text">
      <style:text-properties fo:color="#444444" style:font-name="Arial" fo:font-size="14.6000003814697pt" style:font-size-asian="14.6000003814697pt" style:font-name-complex="Arial" style:font-size-complex="14.6000003814697pt"/>
    </style:style>
    <style:style style:name="T27" style:family="text">
      <style:text-properties fo:color="#006f9f" style:font-name="Georgia" fo:font-size="12.8999996185303pt" style:font-size-asian="12.8999996185303pt" style:font-name-complex="Georgia" style:font-size-complex="12.8999996185303pt"/>
    </style:style>
    <style:style style:name="T28" style:family="text">
      <style:text-properties fo:color="#222222" style:font-name="Consolas" fo:font-size="9.5pt" style:font-size-asian="9.5pt" style:font-name-complex="Consolas" style:font-size-complex="9.5pt"/>
    </style:style>
    <style:style style:name="T29" style:family="text">
      <style:text-properties fo:color="#222222" style:font-name="Arial" fo:font-size="11.6999998092651pt" style:font-size-asian="11.6999998092651pt" style:font-name-complex="Arial" style:font-size-complex="11.6999998092651pt"/>
    </style:style>
    <style:style style:name="T30" style:family="text">
      <style:text-properties fo:color="#313131" style:font-name="Arial" fo:font-size="9.39999961853027pt" fo:font-weight="bold" style:font-size-asian="9.39999961853027pt" style:font-name-complex="Arial" style:font-size-complex="9.39999961853027pt" style:font-weight-complex="bold"/>
    </style:style>
    <style:style style:name="T31" style:family="text">
      <style:text-properties fo:color="#313131" style:font-name="Arial" fo:font-size="9.39999961853027pt" style:font-size-asian="9.39999961853027pt" style:font-name-complex="Arial" style:font-size-complex="9.39999961853027pt"/>
    </style:style>
    <style:style style:name="T32" style:family="text">
      <style:text-properties fo:color="#222222" style:font-name="Arial" fo:font-size="9.39999961853027pt" style:font-size-asian="9.39999961853027pt" style:font-name-complex="Arial" style:font-size-complex="9.39999961853027pt"/>
    </style:style>
    <style:style style:name="T33" style:family="text">
      <style:text-properties fo:color="#626262" style:font-name="Arial" fo:font-size="9.39999961853027pt" style:font-size-asian="9.39999961853027pt" style:font-name-complex="Arial" style:font-size-complex="9.39999961853027pt"/>
    </style:style>
    <style:style style:name="T34" style:family="text">
      <style:text-properties fo:color="#00a65d" style:font-name="Comic Sans MS" fo:font-size="12pt" style:font-size-asian="12pt" style:font-size-complex="12pt"/>
    </style:style>
    <style:style style:name="T35" style:family="text">
      <style:text-properties fo:color="#006f9f" style:font-name="Georgia" fo:font-size="18.2000007629395pt" style:font-size-asian="18.2000007629395pt" style:font-name-complex="Georgia" style:font-size-complex="18.2000007629395pt"/>
    </style:style>
    <style:style style:name="T36" style:family="text">
      <style:text-properties fo:color="#898989" style:font-name="Georgia" fo:font-size="14.5pt" style:font-size-asian="14.5pt" style:font-name-complex="Georgia" style:font-size-complex="14.5pt"/>
    </style:style>
    <style:style style:name="T37" style:family="text">
      <style:text-properties fo:color="#009353" style:font-name="Georgia" fo:font-size="13pt" style:font-size-asian="13pt" style:font-name-complex="Georgia" style:font-size-complex="13pt"/>
    </style:style>
    <style:style style:name="T38" style:family="text">
      <style:text-properties fo:color="#00864b" style:font-name="Georgia" fo:font-size="13pt" style:font-size-asian="13pt" style:font-name-complex="Georgia" style:font-size-complex="13pt"/>
    </style:style>
    <style:style style:name="T39" style:family="text">
      <style:text-properties fo:color="#701985" style:font-name="Consolas" fo:font-size="7.59999990463257pt" fo:font-style="italic" style:font-size-asian="7.59999990463257pt" style:font-name-complex="Consolas" style:font-size-complex="7.59999990463257pt" style:font-style-complex="italic"/>
    </style:style>
    <style:style style:name="T40" style:family="text">
      <style:text-properties fo:color="#579835" style:font-name="Georgia" fo:font-size="13pt" style:font-size-asian="13pt" style:font-name-complex="Georgia" style:font-size-complex="13pt"/>
    </style:style>
    <style:style style:name="T41" style:family="text">
      <style:text-properties fo:color="#006c3b" style:font-name="Georgia" fo:font-size="13pt" style:font-size-asian="13pt" style:font-name-complex="Georgia" style:font-size-complex="13pt"/>
    </style:style>
    <style:style style:name="T42" style:family="text">
      <style:text-properties fo:color="#006f9f" style:font-name="Arial" fo:font-size="11.6999998092651pt" style:font-size-asian="11.6999998092651pt" style:font-name-complex="Arial" style:font-size-complex="11.6999998092651pt"/>
    </style:style>
    <style:style style:name="T43" style:family="text">
      <style:text-properties fo:color="#787878" style:font-name="Arial" fo:font-size="11.6999998092651pt" style:font-size-asian="11.6999998092651pt" style:font-name-complex="Arial" style:font-size-complex="11.6999998092651pt"/>
    </style:style>
    <style:style style:name="T44" style:family="text">
      <style:text-properties fo:color="#626262" style:font-name="Arial" fo:font-size="11.6999998092651pt" style:font-size-asian="11.6999998092651pt" style:font-name-complex="Arial" style:font-size-complex="11.6999998092651pt"/>
    </style:style>
    <style:style style:name="T45" style:family="text">
      <style:text-properties fo:color="#898989" style:font-name="Arial" fo:font-size="6.40000009536743pt" style:font-size-asian="6.40000009536743pt" style:font-name-complex="Arial" style:font-size-complex="6.40000009536743pt"/>
    </style:style>
    <style:style style:name="T46" style:family="text">
      <style:text-properties fo:color="#ababab" style:font-name="Arial" fo:font-size="6.40000009536743pt" fo:font-weight="bold" style:font-size-asian="6.40000009536743pt" style:font-name-complex="Arial" style:font-size-complex="6.40000009536743pt" style:font-weight-complex="bold"/>
    </style:style>
    <style:style style:name="T47" style:family="text">
      <style:text-properties fo:color="#004d7d" style:font-name="Georgia" fo:font-size="13pt" style:font-size-asian="13pt" style:font-name-complex="Georgia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2" draw:text-style-name="P3" draw:layer="layout" svg:width="1.416cm" svg:height="0.319cm" svg:x="0.933cm" svg:y="0.521cm">
          <draw:text-box>
            <text:p text:style-name="P2"><text:span text:style-name="T1">22/03/2019</text:span></text:p>
          </draw:text-box>
        </draw:frame>
        <draw:frame draw:style-name="gr3" draw:text-style-name="P3" draw:layer="layout" svg:width="10.657cm" svg:height="0.319cm" svg:x="6.448cm" svg:y="0.521cm">
          <draw:text-box>
            <text:p text:style-name="P2"><text:span text:style-name="T1">extends - Documentation - Twig - The flexible, fast, and secure PHP template engine</text:span></text:p>
          </draw:text-box>
        </draw:frame>
        <draw:frame draw:style-name="gr4" draw:text-style-name="P3" draw:layer="layout" svg:width="6.437cm" svg:height="0.319cm" svg:x="0.933cm" svg:y="28.849cm">
          <draw:text-box>
            <text:p text:style-name="P2"><text:span text:style-name="T1">https://twig.symfony.com/doc/2.x/tags/extends.html</text:span></text:p>
          </draw:text-box>
        </draw:frame>
        <draw:polygon draw:style-name="gr1" draw:text-style-name="P1" draw:layer="layout" svg:width="18.979cm" svg:height="108.426cm" svg:x="1.023cm" svg:y="20.231cm" svg:viewBox="0 0 18980 108427" draw:points="0,0 18980,0 18980,108427 0,108427">
          <text:p/>
        </draw:polygon>
        <draw:polygon draw:style-name="gr1" draw:text-style-name="P1" draw:layer="layout" svg:width="18.979cm" svg:height="27.687cm" svg:x="1.023cm" svg:y="1.023cm" svg:viewBox="0 0 18980 27688" draw:points="0,0 18980,0 18980,27688 0,27688">
          <text:p/>
        </draw:polygon>
        <draw:polygon draw:style-name="gr1" draw:text-style-name="P1" draw:layer="layout" svg:width="18.979cm" svg:height="0.686cm" svg:x="1.023cm" svg:y="1.023cm" svg:viewBox="0 0 18980 687" draw:points="0,0 18980,0 18980,687 0,687">
          <text:p/>
        </draw:polygon>
        <draw:polygon draw:style-name="gr1" draw:text-style-name="P1" draw:layer="layout" svg:width="18.979cm" svg:height="7.431cm" svg:x="1.023cm" svg:y="1.709cm" svg:viewBox="0 0 18980 7432" draw:points="0,0 18980,0 18980,7432 0,7432">
          <text:p/>
        </draw:polygon>
        <draw:polygon draw:style-name="gr1" draw:text-style-name="P1" draw:layer="layout" svg:width="18.979cm" svg:height="7.431cm" svg:x="1.023cm" svg:y="1.709cm" svg:viewBox="0 0 18980 7432" draw:points="0,0 18980,0 18980,7432 0,7432">
          <text:p/>
        </draw:polygon>
        <draw:polygon draw:style-name="gr1" draw:text-style-name="P1" draw:layer="layout" svg:width="18.979cm" svg:height="100.309cm" svg:x="1.023cm" svg:y="9.14cm" svg:viewBox="0 0 18980 100310" draw:points="0,0 18980,0 18980,100310 0,100310">
          <text:p/>
        </draw:polygon>
        <draw:path draw:style-name="gr1" draw:text-style-name="P1" draw:layer="layout" svg:width="18.046cm" svg:height="1.601cm" svg:x="1.956cm" svg:y="9.521cm" svg:viewBox="0 0 18047 1602" svg:d="M0 1526v-1449c0-11 2-20 6-30 4-9 9-17 17-24 7-7 15-13 24-17 10-4 19-6 30-6h17894c10 0 20 2 29 6s18 10 25 17 12 15 16 24c4 10 6 19 6 30v1449c0 10-2 20-6 29s-9 18-16 25-16 12-25 16-19 6-29 6h-17894c-11 0-20-2-30-6-9-4-17-9-24-16-8-7-13-16-17-25s-6-19-6-29z">
          <text:p/>
        </draw:path>
        <draw:polygon draw:style-name="gr1" draw:text-style-name="P1" draw:layer="layout" svg:width="1.333cm" svg:height="0.686cm" svg:x="1.023cm" svg:y="1.023cm" svg:viewBox="0 0 1334 687" draw:points="0,0 1334,0 1334,687 0,687">
          <text:p/>
        </draw:polygon>
        <draw:polygon draw:style-name="gr1" draw:text-style-name="P1" draw:layer="layout" svg:width="1.333cm" svg:height="0.647cm" svg:x="1.023cm" svg:y="1.023cm" svg:viewBox="0 0 1334 648" draw:points="0,0 1334,0 1334,648 0,648">
          <text:p/>
        </draw:polygon>
        <draw:frame draw:style-name="gr5" draw:text-style-name="P3" draw:layer="layout" svg:width="0.396cm" svg:height="0.319cm" svg:x="19.664cm" svg:y="28.849cm">
          <draw:text-box>
            <text:p text:style-name="P2"><text:span text:style-name="T1">1/4</text:span></text:p>
          </draw:text-box>
        </draw:frame>
        <draw:frame draw:style-name="gr6" draw:text-style-name="P4" draw:layer="layout" svg:width="0.571cm" svg:height="0.571cm" svg:x="2.548cm" svg:y="1.08cm">
          <draw:image xlink:href="Pictures/100002010000001E0000001E0BE55DFBE1A4D3E4.png" xlink:type="simple" xlink:show="embed" xlink:actuate="onLoad">
            <text:p/>
          </draw:image>
        </draw:frame>
        <draw:frame draw:style-name="gr7" draw:text-style-name="P5" draw:layer="layout" svg:width="0.548cm" svg:height="0.276cm" svg:x="1.309cm" svg:y="1.199cm">
          <draw:text-box>
            <text:p text:style-name="P2"><text:span text:style-name="T2">SF</text:span><text:span text:style-name="T3">W</text:span></text:p>
          </draw:text-box>
        </draw:frame>
        <draw:frame draw:style-name="gr8" draw:text-style-name="P6" draw:layer="layout" svg:width="1.488cm" svg:height="0.255cm" svg:x="3.272cm" svg:y="1.216cm">
          <draw:text-box>
            <text:p text:style-name="P2"><text:span text:style-name="T4">SymfonyCloud</text:span></text:p>
          </draw:text-box>
        </draw:frame>
        <draw:polygon draw:style-name="gr9" draw:text-style-name="P7" draw:layer="layout" svg:width="0.551cm" svg:height="0.038cm" svg:x="2.242cm" svg:y="10.779cm" svg:viewBox="0 0 552 39" draw:points="0,0 552,0 552,39 0,39">
          <text:p/>
        </draw:polygon>
        <draw:frame draw:style-name="gr10" draw:text-style-name="P8" draw:layer="layout" svg:width="17.448cm" svg:height="0.522cm" svg:x="2.243cm" svg:y="9.808cm">
          <draw:text-box>
            <text:p text:style-name="P2"><text:span text:style-name="T5">You are reading the documentation for Twig 2.x. Switch to the documentation for Twig</text:span></text:p>
          </draw:text-box>
        </draw:frame>
        <draw:frame draw:style-name="gr11" draw:text-style-name="P8" draw:layer="layout" svg:width="0.675cm" svg:height="0.522cm" svg:x="2.243cm" svg:y="10.322cm">
          <draw:text-box>
            <text:p text:style-name="P2"><text:span text:style-name="T6">1.x</text:span><text:span text:style-name="T5">.</text:span></text:p>
          </draw:text-box>
        </draw:frame>
        <draw:frame draw:style-name="gr12" draw:text-style-name="P9" draw:layer="layout" svg:width="2.876cm" svg:height="0.747cm" svg:x="1.957cm" svg:y="11.637cm">
          <draw:text-box>
            <text:p text:style-name="P2"><text:span text:style-name="T7">extends</text:span></text:p>
          </draw:text-box>
        </draw:frame>
        <draw:frame draw:style-name="gr13" draw:text-style-name="P10" draw:layer="layout" svg:width="0.731cm" svg:height="0.835cm" svg:x="4.855cm" svg:y="11.519cm">
          <draw:text-box>
            <text:p text:style-name="P2"><text:span text:style-name="T8">¶</text:span></text:p>
          </draw:text-box>
        </draw:frame>
        <draw:frame draw:style-name="gr14" draw:text-style-name="P11" draw:layer="layout" svg:width="10.463cm" svg:height="1.381cm" svg:x="1.838cm" svg:y="12.7cm">
          <draw:text-box>
            <text:p text:style-name="P2"><text:span text:style-name="T9">*La balise « extends » peut etre utiliser pour</text:span></text:p>
            <text:p text:style-name="P2"><text:span text:style-name="T9"><text:s/></text:span><text:span text:style-name="T9">étendre le template à partir d’un autre.</text:span></text:p>
          </draw:text-box>
        </draw:frame>
        <draw:frame draw:style-name="gr15" draw:text-style-name="P8" draw:layer="layout" svg:width="0.456cm" svg:height="0.522cm" svg:x="4.267cm" svg:y="12.666cm">
          <draw:text-box>
            <text:p text:style-name="P2"><text:span text:style-name="T5"><text:s/></text:span></text:p>
          </draw:text-box>
        </draw:frame>
        <draw:frame draw:style-name="gr16" draw:text-style-name="P12" draw:layer="layout" svg:width="11.551cm" svg:height="0.967cm" svg:x="2.049cm" svg:y="18.3cm">
          <draw:text-box>
            <text:p text:style-name="P2"><text:span text:style-name="T10">*Definissons un template de base, « base.html », Qui servira à</text:span></text:p>
            <text:p text:style-name="P2"><text:span text:style-name="T10"><text:s/></text:span><text:span text:style-name="T10">définir le squelette du document</text:span><text:span text:style-name="T11"> </text:span></text:p>
          </draw:text-box>
        </draw:frame>
        <draw:polygon draw:style-name="gr17" draw:text-style-name="P13" draw:layer="layout" svg:width="1.087cm" svg:height="0.038cm" svg:x="6.068cm" svg:y="26.633cm" svg:viewBox="0 0 1088 39" draw:points="0,0 1088,0 1088,39 0,39">
          <text:p/>
        </draw:polygon>
        <draw:frame draw:style-name="gr18" draw:text-style-name="P12" draw:layer="layout" svg:width="19.899cm" svg:height="0.484cm" svg:x="1.957cm" svg:y="26.176cm">
          <draw:text-box>
            <text:p text:style-name="P2"><text:span text:style-name="T12">*Dans cette exemple, La balise ‘Block’ <text:s/>défini 4 block qui pourront etre remplie par les <text:s/>template enfants.</text:span></text:p>
          </draw:text-box>
        </draw:frame>
        <draw:frame draw:style-name="gr19" draw:text-style-name="P12" draw:layer="layout" svg:width="18.692cm" svg:height="0.484cm" svg:x="1.957cm" svg:y="26.881cm">
          <draw:text-box>
            <text:p text:style-name="P2"><text:span text:style-name="T12"><text:s text:c="2"/></text:span><text:span text:style-name="T12">Toutes les balises block disent au moteur de template qu’un enfant peut <text:s/>passer outres ces portions</text:span><text:span text:style-name="T11"> </text:span></text:p>
          </draw:text-box>
        </draw:frame>
        <draw:polygon draw:style-name="gr20" draw:text-style-name="P14" draw:layer="layout" svg:width="0.324cm" svg:height="0.323cm" svg:x="1.956cm" svg:y="25.662cm" svg:viewBox="0 0 325 324" draw:points="0,0 325,0 325,324 0,324">
          <text:p/>
        </draw:polygon>
        <draw:polygon draw:style-name="gr21" draw:text-style-name="P15" draw:layer="layout" svg:width="0.076cm" svg:height="0.133cm" svg:x="2.071cm" svg:y="25.757cm" svg:viewBox="0 0 77 134" draw:points="77,0 77,134 0,67">
          <text:p/>
        </draw:polygon>
        <draw:polygon draw:style-name="gr20" draw:text-style-name="P14" draw:layer="layout" svg:width="0.324cm" svg:height="0.323cm" svg:x="13.39cm" svg:y="25.662cm" svg:viewBox="0 0 325 324" draw:points="0,0 325,0 325,324 0,324">
          <text:p/>
        </draw:polygon>
        <draw:polygon draw:style-name="gr22" draw:text-style-name="P16" draw:layer="layout" svg:width="0.076cm" svg:height="0.133cm" svg:x="13.523cm" svg:y="25.757cm" svg:viewBox="0 0 77 134" draw:points="0,0 0,134 77,67">
          <text:p/>
        </draw:polygon>
        <draw:polygon draw:style-name="gr20" draw:text-style-name="P14" draw:layer="layout" svg:width="4.974cm" svg:height="0.323cm" svg:x="2.28cm" svg:y="25.662cm" svg:viewBox="0 0 4975 324" draw:points="0,0 4975,0 4975,324 0,324">
          <text:p/>
        </draw:polygon>
        <draw:polygon draw:style-name="gr20" draw:text-style-name="P14" draw:layer="layout" svg:width="6.136cm" svg:height="0.323cm" svg:x="7.254cm" svg:y="25.662cm" svg:viewBox="0 0 6137 324" draw:points="0,0 6137,0 6137,324 0,324">
          <text:p/>
        </draw:polygon>
        <draw:polygon draw:style-name="gr23" draw:text-style-name="P17" draw:layer="layout" svg:width="9.966cm" svg:height="0.247cm" svg:x="2.28cm" svg:y="25.7cm" svg:viewBox="0 0 9967 248" draw:points="0,0 9967,0 9967,248 0,248">
          <text:p/>
        </draw:polygon>
        <draw:polygon draw:style-name="gr1" draw:text-style-name="P1" draw:layer="layout" svg:width="0.667cm" svg:height="6.212cm" svg:x="1.975cm" svg:y="19.43cm" svg:viewBox="0 0 668 6213" draw:points="0,0 668,0 668,6213 0,6213">
          <text:p/>
        </draw:polygon>
        <draw:polygon draw:style-name="gr1" draw:text-style-name="P1" draw:layer="layout" svg:width="12.406cm" svg:height="6.212cm" svg:x="2.642cm" svg:y="19.43cm" svg:viewBox="0 0 12407 6213" draw:points="0,0 12407,0 12407,6213 0,6213">
          <text:p/>
        </draw:polygon>
        <draw:polygon draw:style-name="gr24" draw:text-style-name="P18" draw:layer="layout" svg:width="12.425cm" svg:height="0.019cm" svg:x="2.642cm" svg:y="19.411cm" svg:viewBox="0 0 12426 20" draw:points="0,0 12426,0 12426,20 0,20">
          <text:p/>
        </draw:polygon>
        <draw:polygon draw:style-name="gr24" draw:text-style-name="P18" draw:layer="layout" svg:width="12.425cm" svg:height="0.02cm" svg:x="2.642cm" svg:y="25.642cm" svg:viewBox="0 0 12426 21" draw:points="0,0 12426,0 12426,21 0,21">
          <text:p/>
        </draw:polygon>
        <draw:polygon draw:style-name="gr25" draw:text-style-name="P19" draw:layer="layout" svg:width="0.686cm" svg:height="0.019cm" svg:x="1.956cm" svg:y="19.411cm" svg:viewBox="0 0 687 20" draw:points="0,0 687,0 687,20 0,20">
          <text:p/>
        </draw:polygon>
        <draw:polygon draw:style-name="gr25" draw:text-style-name="P19" draw:layer="layout" svg:width="0.686cm" svg:height="0.02cm" svg:x="1.956cm" svg:y="25.642cm" svg:viewBox="0 0 687 21" draw:points="0,0 687,0 687,21 0,21">
          <text:p/>
        </draw:polygon>
        <draw:polygon draw:style-name="gr25" draw:text-style-name="P19" draw:layer="layout" svg:width="0.019cm" svg:height="6.251cm" svg:x="1.956cm" svg:y="19.411cm" svg:viewBox="0 0 20 6252" draw:points="0,0 20,0 20,6252 0,6252">
          <text:p/>
        </draw:polygon>
        <draw:frame draw:style-name="gr26" draw:text-style-name="P20" draw:layer="layout" svg:width="0.446cm" svg:height="0.268cm" svg:x="2.163cm" svg:y="19.671cm">
          <draw:text-box>
            <text:p text:style-name="P2"><text:span text:style-name="T13"><text:s/></text:span><text:span text:style-name="T13">1 </text:span></text:p>
          </draw:text-box>
        </draw:frame>
        <draw:frame draw:style-name="gr26" draw:text-style-name="P20" draw:layer="layout" svg:width="0.446cm" svg:height="0.268cm" svg:x="2.163cm" svg:y="20.014cm">
          <draw:text-box>
            <text:p text:style-name="P2"><text:span text:style-name="T13"><text:s/></text:span><text:span text:style-name="T13">2 </text:span></text:p>
          </draw:text-box>
        </draw:frame>
        <draw:frame draw:style-name="gr26" draw:text-style-name="P20" draw:layer="layout" svg:width="0.446cm" svg:height="0.268cm" svg:x="2.163cm" svg:y="20.357cm">
          <draw:text-box>
            <text:p text:style-name="P2"><text:span text:style-name="T13"><text:s/></text:span><text:span text:style-name="T13">3 </text:span></text:p>
          </draw:text-box>
        </draw:frame>
        <draw:frame draw:style-name="gr26" draw:text-style-name="P20" draw:layer="layout" svg:width="0.446cm" svg:height="0.268cm" svg:x="2.163cm" svg:y="20.7cm">
          <draw:text-box>
            <text:p text:style-name="P2"><text:span text:style-name="T13"><text:s/></text:span><text:span text:style-name="T13">4 </text:span></text:p>
          </draw:text-box>
        </draw:frame>
        <draw:frame draw:style-name="gr26" draw:text-style-name="P20" draw:layer="layout" svg:width="0.446cm" svg:height="0.268cm" svg:x="2.163cm" svg:y="21.043cm">
          <draw:text-box>
            <text:p text:style-name="P2"><text:span text:style-name="T13"><text:s/></text:span><text:span text:style-name="T13">5 </text:span></text:p>
          </draw:text-box>
        </draw:frame>
        <draw:frame draw:style-name="gr26" draw:text-style-name="P20" draw:layer="layout" svg:width="0.446cm" svg:height="0.268cm" svg:x="2.163cm" svg:y="21.386cm">
          <draw:text-box>
            <text:p text:style-name="P2"><text:span text:style-name="T13"><text:s/></text:span><text:span text:style-name="T13">6 </text:span></text:p>
          </draw:text-box>
        </draw:frame>
        <draw:frame draw:style-name="gr26" draw:text-style-name="P20" draw:layer="layout" svg:width="0.446cm" svg:height="0.268cm" svg:x="2.163cm" svg:y="21.729cm">
          <draw:text-box>
            <text:p text:style-name="P2"><text:span text:style-name="T13"><text:s/></text:span><text:span text:style-name="T13">7 </text:span></text:p>
          </draw:text-box>
        </draw:frame>
        <draw:frame draw:style-name="gr26" draw:text-style-name="P20" draw:layer="layout" svg:width="0.446cm" svg:height="0.268cm" svg:x="2.163cm" svg:y="22.072cm">
          <draw:text-box>
            <text:p text:style-name="P2"><text:span text:style-name="T13"><text:s/></text:span><text:span text:style-name="T13">8 </text:span></text:p>
          </draw:text-box>
        </draw:frame>
        <draw:frame draw:style-name="gr26" draw:text-style-name="P20" draw:layer="layout" svg:width="0.446cm" svg:height="0.268cm" svg:x="2.163cm" svg:y="22.415cm">
          <draw:text-box>
            <text:p text:style-name="P2"><text:span text:style-name="T13"><text:s/></text:span><text:span text:style-name="T13">9 </text:span></text:p>
          </draw:text-box>
        </draw:frame>
        <draw:frame draw:style-name="gr27" draw:text-style-name="P20" draw:layer="layout" svg:width="0.447cm" svg:height="0.268cm" svg:x="2.163cm" svg:y="22.758cm">
          <draw:text-box>
            <text:p text:style-name="P2"><text:span text:style-name="T13">10 </text:span></text:p>
          </draw:text-box>
        </draw:frame>
        <draw:frame draw:style-name="gr27" draw:text-style-name="P20" draw:layer="layout" svg:width="0.447cm" svg:height="0.268cm" svg:x="2.163cm" svg:y="23.101cm">
          <draw:text-box>
            <text:p text:style-name="P2"><text:span text:style-name="T13">11 </text:span></text:p>
          </draw:text-box>
        </draw:frame>
        <draw:frame draw:style-name="gr27" draw:text-style-name="P20" draw:layer="layout" svg:width="0.447cm" svg:height="0.268cm" svg:x="2.163cm" svg:y="23.444cm">
          <draw:text-box>
            <text:p text:style-name="P2"><text:span text:style-name="T13">12 </text:span></text:p>
          </draw:text-box>
        </draw:frame>
        <draw:frame draw:style-name="gr27" draw:text-style-name="P20" draw:layer="layout" svg:width="0.447cm" svg:height="0.268cm" svg:x="2.163cm" svg:y="23.787cm">
          <draw:text-box>
            <text:p text:style-name="P2"><text:span text:style-name="T13">13 </text:span></text:p>
          </draw:text-box>
        </draw:frame>
        <draw:frame draw:style-name="gr27" draw:text-style-name="P20" draw:layer="layout" svg:width="0.447cm" svg:height="0.268cm" svg:x="2.163cm" svg:y="24.13cm">
          <draw:text-box>
            <text:p text:style-name="P2"><text:span text:style-name="T13">14 </text:span></text:p>
          </draw:text-box>
        </draw:frame>
        <draw:frame draw:style-name="gr27" draw:text-style-name="P20" draw:layer="layout" svg:width="0.447cm" svg:height="0.268cm" svg:x="2.163cm" svg:y="24.473cm">
          <draw:text-box>
            <text:p text:style-name="P2"><text:span text:style-name="T13">15 </text:span></text:p>
          </draw:text-box>
        </draw:frame>
        <draw:frame draw:style-name="gr27" draw:text-style-name="P20" draw:layer="layout" svg:width="0.447cm" svg:height="0.268cm" svg:x="2.163cm" svg:y="24.816cm">
          <draw:text-box>
            <text:p text:style-name="P2"><text:span text:style-name="T13">16 </text:span></text:p>
          </draw:text-box>
        </draw:frame>
        <draw:frame draw:style-name="gr28" draw:text-style-name="P20" draw:layer="layout" svg:width="0.298cm" svg:height="0.268cm" svg:x="2.163cm" svg:y="25.159cm">
          <draw:text-box>
            <text:p text:style-name="P2"><text:span text:style-name="T13">17</text:span></text:p>
          </draw:text-box>
        </draw:frame>
        <draw:frame draw:style-name="gr29" draw:text-style-name="P20" draw:layer="layout" svg:width="2.373cm" svg:height="0.268cm" svg:x="2.829cm" svg:y="19.671cm">
          <draw:text-box>
            <text:p text:style-name="P2"><text:span text:style-name="T14">&lt;!DOCTYPE html&gt;</text:span><text:span text:style-name="T15"> </text:span></text:p>
          </draw:text-box>
        </draw:frame>
        <draw:frame draw:style-name="gr30" draw:text-style-name="P20" draw:layer="layout" svg:width="1.039cm" svg:height="0.268cm" svg:x="2.829cm" svg:y="20.014cm">
          <draw:text-box>
            <text:p text:style-name="P2"><text:span text:style-name="T16">&lt;</text:span><text:span text:style-name="T17">html</text:span><text:span text:style-name="T16">&gt;</text:span><text:span text:style-name="T15"> </text:span></text:p>
          </draw:text-box>
        </draw:frame>
        <draw:frame draw:style-name="gr31" draw:text-style-name="P20" draw:layer="layout" svg:width="1.632cm" svg:height="0.268cm" svg:x="2.829cm" svg:y="20.357cm">
          <draw:text-box>
            <text:p text:style-name="P2"><text:span text:style-name="T15"><text:s text:c="4"/></text:span><text:span text:style-name="T16">&lt;</text:span><text:span text:style-name="T17">head</text:span><text:span text:style-name="T16">&gt;</text:span><text:span text:style-name="T15"> </text:span></text:p>
          </draw:text-box>
        </draw:frame>
        <draw:frame draw:style-name="gr32" draw:text-style-name="P20" draw:layer="layout" svg:width="3.705cm" svg:height="0.268cm" svg:x="2.829cm" svg:y="20.7cm">
          <draw:text-box>
            <text:p text:style-name="P2"><text:span text:style-name="T15"><text:s text:c="8"/></text:span><text:span text:style-name="T14">{%</text:span><text:span text:style-name="T15"> </text:span><text:span text:style-name="T18">block</text:span><text:span text:style-name="T15"> head </text:span><text:span text:style-name="T14">%}</text:span><text:span text:style-name="T15"> </text:span></text:p>
          </draw:text-box>
        </draw:frame>
        <draw:frame draw:style-name="gr33" draw:text-style-name="P20" draw:layer="layout" svg:width="8.151cm" svg:height="0.268cm" svg:x="2.829cm" svg:y="21.043cm">
          <draw:text-box>
            <text:p text:style-name="P2"><text:span text:style-name="T15"><text:s text:c="12"/></text:span><text:span text:style-name="T16">&lt;</text:span><text:span text:style-name="T17">link</text:span><text:span text:style-name="T15"> rel</text:span><text:span text:style-name="T19">=</text:span><text:span text:style-name="T20">"stylesheet"</text:span><text:span text:style-name="T15"> href</text:span><text:span text:style-name="T19">=</text:span><text:span text:style-name="T20">"style.css"</text:span><text:span text:style-name="T15"> </text:span><text:span text:style-name="T16">/&gt;</text:span><text:span text:style-name="T15"> </text:span></text:p>
          </draw:text-box>
        </draw:frame>
        <draw:frame draw:style-name="gr34" draw:text-style-name="P20" draw:layer="layout" svg:width="10.668cm" svg:height="0.268cm" svg:x="2.829cm" svg:y="21.386cm">
          <draw:text-box>
            <text:p text:style-name="P2"><text:span text:style-name="T15"><text:s text:c="12"/></text:span><text:span text:style-name="T16">&lt;</text:span><text:span text:style-name="T17">title</text:span><text:span text:style-name="T16">&gt;</text:span><text:span text:style-name="T14">{%</text:span><text:span text:style-name="T15"> </text:span><text:span text:style-name="T18">block</text:span><text:span text:style-name="T15"> title </text:span><text:span text:style-name="T14">%}{%</text:span><text:span text:style-name="T15"> </text:span><text:span text:style-name="T18">endblock</text:span><text:span text:style-name="T15"> </text:span><text:span text:style-name="T14">%}</text:span><text:span text:style-name="T15"> - My Webpage</text:span><text:span text:style-name="T16">&lt;/</text:span><text:span text:style-name="T17">title</text:span><text:span text:style-name="T16">&gt;</text:span><text:span text:style-name="T15"> </text:span></text:p>
          </draw:text-box>
        </draw:frame>
        <draw:frame draw:style-name="gr35" draw:text-style-name="P20" draw:layer="layout" svg:width="3.408cm" svg:height="0.268cm" svg:x="2.829cm" svg:y="21.729cm">
          <draw:text-box>
            <text:p text:style-name="P2"><text:span text:style-name="T15"><text:s text:c="8"/></text:span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36" draw:text-style-name="P20" draw:layer="layout" svg:width="1.78cm" svg:height="0.268cm" svg:x="2.829cm" svg:y="22.072cm">
          <draw:text-box>
            <text:p text:style-name="P2"><text:span text:style-name="T15"><text:s text:c="4"/></text:span><text:span text:style-name="T16">&lt;/</text:span><text:span text:style-name="T17">head</text:span><text:span text:style-name="T16">&gt;</text:span><text:span text:style-name="T15"> </text:span></text:p>
          </draw:text-box>
        </draw:frame>
        <draw:frame draw:style-name="gr31" draw:text-style-name="P20" draw:layer="layout" svg:width="1.632cm" svg:height="0.268cm" svg:x="2.829cm" svg:y="22.415cm">
          <draw:text-box>
            <text:p text:style-name="P2"><text:span text:style-name="T15"><text:s text:c="4"/></text:span><text:span text:style-name="T16">&lt;</text:span><text:span text:style-name="T17">body</text:span><text:span text:style-name="T16">&gt;</text:span><text:span text:style-name="T15"> </text:span></text:p>
          </draw:text-box>
        </draw:frame>
        <draw:frame draw:style-name="gr37" draw:text-style-name="P20" draw:layer="layout" svg:width="9.781cm" svg:height="0.268cm" svg:x="2.829cm" svg:y="22.758cm">
          <draw:text-box>
            <text:p text:style-name="P2"><text:span text:style-name="T15"><text:s text:c="8"/></text:span><text:span text:style-name="T16">&lt;</text:span><text:span text:style-name="T17">div</text:span><text:span text:style-name="T15"> id</text:span><text:span text:style-name="T19">=</text:span><text:span text:style-name="T20">"content"</text:span><text:span text:style-name="T16">&gt;</text:span><text:span text:style-name="T14">{%</text:span><text:span text:style-name="T15"> </text:span><text:span text:style-name="T18">block</text:span><text:span text:style-name="T15"> content </text:span><text:span text:style-name="T14">%}{%</text:span><text:span text:style-name="T15"> </text:span><text:span text:style-name="T18">endblock</text:span><text:span text:style-name="T15"> </text:span><text:span text:style-name="T14">%}</text:span><text:span text:style-name="T16">&lt;/</text:span><text:span text:style-name="T17">div</text:span><text:span text:style-name="T16">&gt;</text:span><text:span text:style-name="T15"> </text:span></text:p>
          </draw:text-box>
        </draw:frame>
        <draw:frame draw:style-name="gr38" draw:text-style-name="P20" draw:layer="layout" svg:width="3.854cm" svg:height="0.268cm" svg:x="2.829cm" svg:y="23.101cm">
          <draw:text-box>
            <text:p text:style-name="P2"><text:span text:style-name="T15"><text:s text:c="8"/></text:span><text:span text:style-name="T16">&lt;</text:span><text:span text:style-name="T17">div</text:span><text:span text:style-name="T15"> id</text:span><text:span text:style-name="T19">=</text:span><text:span text:style-name="T20">"footer"</text:span><text:span text:style-name="T16">&gt;</text:span><text:span text:style-name="T15"> </text:span></text:p>
          </draw:text-box>
        </draw:frame>
        <draw:frame draw:style-name="gr39" draw:text-style-name="P20" draw:layer="layout" svg:width="4.594cm" svg:height="0.268cm" svg:x="2.829cm" svg:y="23.444cm">
          <draw:text-box>
            <text:p text:style-name="P2"><text:span text:style-name="T15"><text:s text:c="12"/></text:span><text:span text:style-name="T14">{%</text:span><text:span text:style-name="T15"> </text:span><text:span text:style-name="T18">block</text:span><text:span text:style-name="T15"> footer </text:span><text:span text:style-name="T14">%}</text:span><text:span text:style-name="T15"> </text:span></text:p>
          </draw:text-box>
        </draw:frame>
        <draw:frame draw:style-name="gr40" draw:text-style-name="P20" draw:layer="layout" svg:width="11.114cm" svg:height="0.268cm" svg:x="2.829cm" svg:y="23.787cm">
          <draw:text-box>
            <text:p text:style-name="P2"><text:span text:style-name="T15"><text:s text:c="16"/></text:span><text:span text:style-name="T21">&amp;copy;</text:span><text:span text:style-name="T15"> Copyright 2011 by </text:span><text:span text:style-name="T16">&lt;</text:span><text:span text:style-name="T17">a</text:span><text:span text:style-name="T15"> href</text:span><text:span text:style-name="T19">=</text:span><text:span text:style-name="T20">"http://domain.invalid/"</text:span><text:span text:style-name="T16">&gt;</text:span><text:span text:style-name="T15">y</text:span></text:p>
          </draw:text-box>
        </draw:frame>
        <draw:frame draw:style-name="gr41" draw:text-style-name="P20" draw:layer="layout" svg:width="4.001cm" svg:height="0.268cm" svg:x="2.829cm" svg:y="24.13cm">
          <draw:text-box>
            <text:p text:style-name="P2"><text:span text:style-name="T15"><text:s text:c="12"/></text:span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42" draw:text-style-name="P20" draw:layer="layout" svg:width="2.224cm" svg:height="0.268cm" svg:x="2.829cm" svg:y="24.473cm">
          <draw:text-box>
            <text:p text:style-name="P2"><text:span text:style-name="T15"><text:s text:c="8"/></text:span><text:span text:style-name="T16">&lt;/</text:span><text:span text:style-name="T17">div</text:span><text:span text:style-name="T16">&gt;</text:span><text:span text:style-name="T15"> </text:span></text:p>
          </draw:text-box>
        </draw:frame>
        <draw:frame draw:style-name="gr36" draw:text-style-name="P20" draw:layer="layout" svg:width="1.78cm" svg:height="0.268cm" svg:x="2.829cm" svg:y="24.816cm">
          <draw:text-box>
            <text:p text:style-name="P2"><text:span text:style-name="T15"><text:s text:c="4"/></text:span><text:span text:style-name="T16">&lt;/</text:span><text:span text:style-name="T17">body</text:span><text:span text:style-name="T16">&gt;</text:span><text:span text:style-name="T15"> </text:span></text:p>
          </draw:text-box>
        </draw:frame>
        <draw:frame draw:style-name="gr43" draw:text-style-name="P20" draw:layer="layout" svg:width="1.187cm" svg:height="0.268cm" svg:x="2.829cm" svg:y="25.159cm">
          <draw:text-box>
            <text:p text:style-name="P2"><text:span text:style-name="T16">&lt;/</text:span><text:span text:style-name="T17">html</text:span><text:span text:style-name="T16">&gt;</text:span><text:span text:style-name="T15"> </text:span></text:p>
          </draw:text-box>
        </draw:frame>
        <draw:polygon draw:style-name="gr44" draw:text-style-name="P21" draw:layer="layout" svg:width="0.076cm" svg:height="1.6cm" svg:x="5.615cm" svg:y="3.805cm" svg:viewBox="0 0 77 1601" draw:points="0,0 77,0 77,1601 0,1601">
          <text:p/>
        </draw:polygon>
        <draw:frame draw:style-name="gr45" draw:text-style-name="P22" draw:layer="layout" svg:width="3.312cm" svg:height="1.627cm" svg:x="1.957cm" svg:y="3.828cm">
          <draw:text-box>
            <text:p text:style-name="P2"><text:span text:style-name="T22">Twig</text:span></text:p>
          </draw:text-box>
        </draw:frame>
        <draw:frame draw:style-name="gr46" draw:text-style-name="P23" draw:layer="layout" svg:width="6.818cm" svg:height="0.598cm" svg:x="6.215cm" svg:y="4.027cm">
          <draw:text-box>
            <text:p text:style-name="P2"><text:span text:style-name="T23">The flexible, fast, and secure</text:span></text:p>
          </draw:text-box>
        </draw:frame>
        <draw:frame draw:style-name="gr47" draw:text-style-name="P23" draw:layer="layout" svg:width="0.533cm" svg:height="0.598cm" svg:x="13.036cm" svg:y="4.504cm">
          <draw:text-box>
            <text:p text:style-name="P2"><text:span text:style-name="T23"><text:s/></text:span></text:p>
          </draw:text-box>
        </draw:frame>
        <draw:frame draw:style-name="gr48" draw:text-style-name="P23" draw:layer="layout" svg:width="5.81cm" svg:height="0.598cm" svg:x="6.215cm" svg:y="4.561cm">
          <draw:text-box>
            <text:p text:style-name="P2"><text:span text:style-name="T23">template engine for PHP</text:span></text:p>
          </draw:text-box>
        </draw:frame>
        <draw:frame draw:style-name="gr49" draw:text-style-name="P24" draw:layer="layout" svg:width="1.78cm" svg:height="0.577cm" svg:x="1.957cm" svg:y="7.341cm">
          <draw:text-box>
            <text:p text:style-name="P2"><text:span text:style-name="T24">ABOUT</text:span></text:p>
          </draw:text-box>
        </draw:frame>
        <draw:frame draw:style-name="gr50" draw:text-style-name="P8" draw:layer="layout" svg:width="0.456cm" svg:height="0.513cm" svg:x="4.301cm" svg:y="7.393cm">
          <draw:text-box>
            <text:p text:style-name="P2"><text:span text:style-name="T25"><text:s/></text:span></text:p>
          </draw:text-box>
        </draw:frame>
        <draw:frame draw:style-name="gr51" draw:text-style-name="P24" draw:layer="layout" svg:width="4.566cm" svg:height="0.577cm" svg:x="4.427cm" svg:y="7.341cm">
          <draw:text-box>
            <text:p text:style-name="P2"><text:span text:style-name="T26">DOCUMENTATION</text:span></text:p>
          </draw:text-box>
        </draw:frame>
        <draw:frame draw:style-name="gr50" draw:text-style-name="P8" draw:layer="layout" svg:width="0.456cm" svg:height="0.513cm" svg:x="9.467cm" svg:y="7.393cm">
          <draw:text-box>
            <text:p text:style-name="P2"><text:span text:style-name="T25"><text:s/></text:span></text:p>
          </draw:text-box>
        </draw:frame>
        <draw:path draw:style-name="gr1" draw:text-style-name="P1" draw:layer="layout" svg:width="2.882cm" svg:height="0.666cm" svg:x="14.769cm" svg:y="2.662cm" svg:viewBox="0 0 2883 667" svg:d="M600 0c36 0 66 30 66 66v534c0 37-30 67-66 67h-533c-37 0-67-30-67-67v-534c0-36 30-66 67-66zM2883 229l-103 287c-19 53-39 115-107 115-16 0-26-2-35-4l1-18c2-12 11-20 23-20 1 0 2 0 3 0 46 0 62-63 62-69s-7-20-10-29l-95-262h36c11 0 22 8 26 18l69 214h2l70-214c5-10 15-18 26-18h1zM1360 229l-103 287c-19 53-39 115-107 115-16 0-26-2-35-4l2-18c2-12 10-20 22-20 1 0 2 0 4 0 45 0 61-63 61-69s-7-20-10-29l-95-262h36c11 0 22 8 26 18l70 214h1l71-214c4-10 15-18 25-18 1 0 1 0 1 0zM2163 223c85 0 142 61 142 147 0 80-58 146-142 146s-142-66-142-146c0-86 57-147 142-147zM942 515c-26 0-52-7-77-15l1-15c2-13 11-24 23-22 18 6 40 11 60 11 34 0 84-19 85-71-1-49-48-66-90-88-44-21-84-44-84-104 0-69 53-105 124-105 20 0 43 3 64 8l-1 17c-1 12-11 21-23 20-11-2-23-4-37-4-33 0-76 12-76 59 1 44 47 58 90 80s85 50 85 114c0 83-64 115-144 115zM2379 509h-28v-280h26 1c12 0 23 11 23 24v21h1c15-32 53-51 91-51 73 0 105 45 105 121v143c-1 13-11 22-23 22h-29v-144c0-66-14-98-59-101-58 0-84 47-84 116v108c-1 12-11 21-24 21zM1430 509h-28v-280h25c13 0 23 11 23 24v17h1c20-32 48-47 89-47 32 0 64 16 79 54 19-40 61-54 87-54 71 0 96 46 96 107v161c-2 11-11 18-22 18h-29v-166c0-35-8-79-50-79-52 0-73 52-73 105v119c-1 12-11 21-23 21h-29v-166c0-35-8-79-49-79-53 0-74 52-74 105v116c0 1 0 1 0 1 0 13-10 23-23 23zM1846 271c-12 0-21-9-23-20v-22h66v-22c0-68 17-112 93-112 13 0 24 2 35 3l-1 17c-1 12-11 22-24 22-1 0-1 0-2 0-45 0-50 28-50 66v26h74v20c-1 12-10 22-23 22h-51v218c-2 12-11 20-23 20h-28v-238zM2163 474c60 0 87-54 87-104 0-54-32-106-87-106s-87 52-87 106c0 50 26 104 87 104z">
          <text:p/>
        </draw:path>
        <draw:path draw:style-name="gr52" draw:text-style-name="P25" draw:layer="layout" svg:width="0.47cm" svg:height="0.493cm" svg:x="14.868cm" svg:y="2.748cm" svg:viewBox="0 0 471 494" svg:d="M405 0c-38 1-71 22-95 50-26 31-44 68-57 105-23-18-40-43-77-53-28-8-58-5-85 15-13 10-22 25-27 39-11 35 12 67 22 79l23 24c4 4 15 17 10 34-6 19-29 32-53 24-10-3-25-11-22-22 1-4 5-8 6-12 2-3 3-6 3-7 5-14-1-33-17-37-14-5-28-1-34 17-6 21 4 58 57 74 62 20 114-14 122-58 4-28-8-48-31-75l-19-20c-11-11-15-31-3-45 10-13 24-18 47-12 33 9 48 32 73 51-10 34-17 68-23 98l-4 23c-18 93-31 144-66 175-8 5-18 12-33 13-8 0-11-5-11-8 0-5 5-8 8-10 5-3 12-8 11-22 0-16-14-30-33-30-14 1-37 15-36 40 1 26 25 46 61 44 20 0 63-8 106-60 49-58 63-124 74-173l11-65c7 1 14 2 21 2 63 1 94-31 94-54 1-14-9-28-22-28-10 1-22 7-25 20s20 25 2 36c-13 8-35 14-67 9l6-31c11-60 26-134 82-136 4 0 18 0 19 10 0 3-1 4-5 11-4 6-5 11-5 17 0 15 12 25 29 24 23 0 29-22 29-34-1-26-29-43-66-42z">
          <text:p/>
        </draw:path>
        <draw:path draw:style-name="gr1" draw:text-style-name="P1" draw:layer="layout" svg:width="5.103cm" svg:height="0.518cm" svg:x="14.323cm" svg:y="2.778cm" svg:viewBox="0 0 5104 519" svg:d="M4347 121v303c0 61-33 95-90 95-12 0-23-2-29-4v-44c4 1 11 2 19 2 31 0 50-20 50-56v-296zM4731 257c0-57 39-97 93-97 36 0 63 11 82 23v-47c-17-9-42-22-84-22-84 0-142 61-142 143s58 142 142 142c42 0 69-13 85-21v-48c-17 11-45 24-83 24-54 0-93-40-93-97zM4963 162h-45v-41h45v-83h50v83h82v41h-82v141c0 39 17 52 40 52 17 0 36-5 51-12v44c-12 6-34 12-61 12-39 0-80-20-80-81zM4449 268c2 54 38 87 95 87 37 0 75-11 98-25v46c-21 12-57 23-101 23-86 0-145-58-145-142 0-82 59-143 134-143 80 0 123 60 123 127 0 11-1 21-1 27zM4108 114c-81 0-140 61-140 143s59 142 140 142 140-60 140-142-59-143-140-143zM181 336c-3 8-33 60-95 60-50 0-86-30-86-80 0-66 64-99 178-83v-14c0-47-29-64-72-64-37 0-72 13-88 23v-47c15-8 51-20 96-20 76 0 114 37 114 105v174h-47l-1-32c0-13 2-22 2-22zM3855 179c16-39 45-65 84-65 8 0 14 1 16 2v49c-2-1-7-2-14-2-53 0-83 59-83 111v119h-51v-272h48v38c1 10-1 18 0 20zM3642 0c83 0 133 45 133 121 0 75-50 120-133 120h-68v152h-53v-393zM95 355c-27 0-45-16-45-40 0-37 38-61 127-47 0 42-36 87-82 87zM4108 355c-53 0-91-40-91-98s38-99 91-99c52 0 91 41 91 99s-39 98-91 98zM4603 232c0-39-25-75-74-75-47 0-75 36-79 75zM3640 44h-66v153h71c48 0 77-29 77-76s-31-77-82-77zM4290 41c0 18 13 31 32 31 18 0 31-13 31-31s-13-31-31-31c-19 0-32 13-32 31z">
          <text:p/>
        </draw:path>
        <draw:polygon draw:style-name="gr1" draw:text-style-name="P1" draw:layer="layout" svg:width="11.472cm" svg:height="3.163cm" svg:x="2.242cm" svg:y="14.362cm" svg:viewBox="0 0 11473 3164" draw:points="0,0 11473,0 11473,3164 0,3164">
          <text:p/>
        </draw:polygon>
        <draw:frame draw:style-name="gr53" draw:text-style-name="P24" draw:layer="layout" svg:width="3.901cm" svg:height="0.577cm" svg:x="9.594cm" svg:y="7.341cm">
          <draw:text-box>
            <text:p text:style-name="P2"><text:span text:style-name="T24">DEVELOPMENT</text:span></text:p>
          </draw:text-box>
        </draw:frame>
        <draw:polygon draw:style-name="gr9" draw:text-style-name="P7" draw:layer="layout" svg:width="1.09cm" svg:height="0.038cm" svg:x="7.261cm" svg:y="17.029cm" svg:viewBox="0 0 1091 39" draw:points="0,0 1091,0 1091,39 0,39">
          <text:p/>
        </draw:polygon>
        <draw:polygon draw:style-name="gr1" draw:text-style-name="P1" draw:layer="layout" svg:width="0.972cm" svg:height="0.972cm" svg:x="1.956cm" svg:y="14.076cm" svg:viewBox="0 0 973 973" draw:points="0,0 973,0 973,973 0,973">
          <text:p/>
        </draw:polygon>
        <draw:polygon draw:style-name="gr1" draw:text-style-name="P1" draw:layer="layout" svg:width="5.717cm" svg:height="12.882cm" svg:x="13.999cm" svg:y="11.408cm" svg:viewBox="0 0 5718 12883" draw:points="0,0 5718,0 5718,12883 0,12883">
          <text:p/>
        </draw:polygon>
        <draw:path draw:style-name="gr1" draw:text-style-name="P1" draw:layer="layout" svg:width="5.698cm" svg:height="6.841cm" svg:x="14.009cm" svg:y="11.608cm" svg:viewBox="0 0 5699 6842" svg:d="M0 6756v-6670c0-12 2-23 7-33 4-11 10-20 18-28s17-14 28-18c10-5 21-7 33-7h5527c11 0 22 2 33 7 10 4 19 10 28 18 8 8 14 17 18 28 4 10 7 21 7 33v6670c0 12-3 23-7 33-4 11-10 20-18 28-9 8-18 14-28 18-11 5-22 7-33 7h-5527c-12 0-23-2-33-7-11-4-20-10-28-18s-14-17-18-28c-5-10-7-21-7-33z">
          <text:p/>
        </draw:path>
        <draw:path draw:style-name="gr54" draw:text-style-name="P4" draw:layer="layout" svg:width="5.698cm" svg:height="6.841cm" svg:x="14.009cm" svg:y="11.608cm" svg:viewBox="0 0 5699 6842" svg:d="M0 6756v-6670c0-12 2-23 7-33 4-11 10-20 18-28s17-14 28-18c10-5 21-7 33-7h5527c11 0 22 2 33 7 10 4 19 10 28 18 8 8 14 17 18 28 4 10 7 21 7 33v6670c0 12-3 23-7 33-4 11-10 20-18 28-9 8-18 14-28 18-11 5-22 7-33 7h-5527c-12 0-23-2-33-7-11-4-20-10-28-18s-14-17-18-28c-5-10-7-21-7-33z">
          <text:p/>
        </draw:path>
        <draw:path draw:style-name="gr1" draw:text-style-name="P1" draw:layer="layout" svg:width="5.698cm" svg:height="5.621cm" svg:x="14.009cm" svg:y="18.659cm" svg:viewBox="0 0 5699 5622" svg:d="M0 5536v-5451c0-11 2-22 7-32 4-11 10-20 18-28s17-15 28-19c10-4 21-6 33-6h5527c11 0 22 2 33 6 10 4 19 11 28 19 8 8 14 17 18 28 4 10 7 21 7 32v5451c0 12-3 23-7 33-4 11-10 20-18 28-9 8-18 14-28 18-11 5-22 7-33 7h-5527c-12 0-23-2-33-7-11-4-20-10-28-18s-14-17-18-28c-5-10-7-21-7-33z">
          <text:p/>
        </draw:path>
        <draw:path draw:style-name="gr54" draw:text-style-name="P4" draw:layer="layout" svg:width="5.698cm" svg:height="5.621cm" svg:x="14.009cm" svg:y="18.659cm" svg:viewBox="0 0 5699 5622" svg:d="M0 5536v-5451c0-11 2-22 7-32 4-11 10-20 18-28s17-15 28-19c10-4 21-6 33-6h5527c11 0 22 2 33 6 10 4 19 11 28 19 8 8 14 17 18 28 4 10 7 21 7 32v5451c0 12-3 23-7 33-4 11-10 20-18 28-9 8-18 14-28 18-11 5-22 7-33 7h-5527c-12 0-23-2-33-7-11-4-20-10-28-18s-14-17-18-28c-5-10-7-21-7-33z">
          <text:p/>
        </draw:path>
        <draw:polygon draw:style-name="gr55" draw:text-style-name="P26" draw:layer="layout" svg:width="0.133cm" svg:height="0.133cm" svg:x="14.114cm" svg:y="12.837cm" svg:viewBox="0 0 134 134" draw:points="0,0 134,0 134,134 0,134">
          <text:p/>
        </draw:polygon>
        <draw:frame draw:style-name="gr56" draw:text-style-name="P27" draw:layer="layout" svg:width="3.528cm" svg:height="0.513cm" svg:x="14.21cm" svg:y="12.003cm">
          <draw:text-box>
            <text:p text:style-name="P2"><text:span text:style-name="T27">Table of Contents</text:span></text:p>
          </draw:text-box>
        </draw:frame>
        <draw:polygon draw:style-name="gr55" draw:text-style-name="P26" draw:layer="layout" svg:width="0.133cm" svg:height="0.133cm" svg:x="14.438cm" svg:y="13.371cm" svg:viewBox="0 0 134 134" draw:points="0,0 134,0 134,134 0,134">
          <text:p/>
        </draw:polygon>
        <draw:frame draw:style-name="gr57" draw:text-style-name="P28" draw:layer="layout" svg:width="1.276cm" svg:height="0.336cm" svg:x="14.534cm" svg:y="12.78cm">
          <draw:text-box>
            <text:p text:style-name="P2"><text:span text:style-name="T28">extends</text:span></text:p>
          </draw:text-box>
        </draw:frame>
        <draw:polygon draw:style-name="gr55" draw:text-style-name="P26" draw:layer="layout" svg:width="0.133cm" svg:height="0.134cm" svg:x="14.438cm" svg:y="13.942cm" svg:viewBox="0 0 134 135" draw:points="0,0 134,0 134,135 0,135">
          <text:p/>
        </draw:polygon>
        <draw:frame draw:style-name="gr58" draw:text-style-name="P29" draw:layer="layout" svg:width="2.809cm" svg:height="0.467cm" svg:x="14.857cm" svg:y="13.189cm">
          <draw:text-box>
            <text:p text:style-name="P2"><text:span text:style-name="T29">Child Template</text:span></text:p>
          </draw:text-box>
        </draw:frame>
        <draw:polygon draw:style-name="gr55" draw:text-style-name="P26" draw:layer="layout" svg:width="0.133cm" svg:height="0.133cm" svg:x="14.438cm" svg:y="14.514cm" svg:viewBox="0 0 134 134" draw:points="0,0 134,0 134,134 0,134">
          <text:p/>
        </draw:polygon>
        <draw:frame draw:style-name="gr59" draw:text-style-name="P29" draw:layer="layout" svg:width="2.567cm" svg:height="0.467cm" svg:x="14.857cm" svg:y="13.761cm">
          <draw:text-box>
            <text:p text:style-name="P2"><text:span text:style-name="T29">Parent Blocks</text:span></text:p>
          </draw:text-box>
        </draw:frame>
        <draw:polygon draw:style-name="gr55" draw:text-style-name="P26" draw:layer="layout" svg:width="0.133cm" svg:height="0.133cm" svg:x="14.438cm" svg:y="15.086cm" svg:viewBox="0 0 134 134" draw:points="0,0 134,0 134,134 0,134">
          <text:p/>
        </draw:polygon>
        <draw:frame draw:style-name="gr60" draw:text-style-name="P29" draw:layer="layout" svg:width="4.4cm" svg:height="0.467cm" svg:x="14.857cm" svg:y="14.333cm">
          <draw:text-box>
            <text:p text:style-name="P2"><text:span text:style-name="T29">Named Block End-Tags</text:span></text:p>
          </draw:text-box>
        </draw:frame>
        <draw:frame draw:style-name="gr61" draw:text-style-name="P29" draw:layer="layout" svg:width="3.359cm" svg:height="0.467cm" svg:x="14.857cm" svg:y="14.904cm">
          <draw:text-box>
            <text:p text:style-name="P2"><text:span text:style-name="T29">Block Nesting and</text:span></text:p>
          </draw:text-box>
        </draw:frame>
        <draw:polygon draw:style-name="gr55" draw:text-style-name="P26" draw:layer="layout" svg:width="0.133cm" svg:height="0.133cm" svg:x="14.438cm" svg:y="16.153cm" svg:viewBox="0 0 134 134" draw:points="0,0 134,0 134,134 0,134">
          <text:p/>
        </draw:polygon>
        <draw:frame draw:style-name="gr62" draw:text-style-name="P29" draw:layer="layout" svg:width="1.183cm" svg:height="0.467cm" svg:x="14.857cm" svg:y="15.4cm">
          <draw:text-box>
            <text:p text:style-name="P2"><text:span text:style-name="T29">Scope</text:span></text:p>
          </draw:text-box>
        </draw:frame>
        <draw:polygon draw:style-name="gr55" draw:text-style-name="P26" draw:layer="layout" svg:width="0.133cm" svg:height="0.134cm" svg:x="14.438cm" svg:y="16.724cm" svg:viewBox="0 0 134 135" draw:points="0,0 134,0 134,135 0,135">
          <text:p/>
        </draw:polygon>
        <draw:frame draw:style-name="gr63" draw:text-style-name="P29" draw:layer="layout" svg:width="2.889cm" svg:height="0.467cm" svg:x="14.857cm" svg:y="15.971cm">
          <draw:text-box>
            <text:p text:style-name="P2"><text:span text:style-name="T29">Block Shortcuts</text:span></text:p>
          </draw:text-box>
        </draw:frame>
        <draw:polygon draw:style-name="gr55" draw:text-style-name="P26" draw:layer="layout" svg:width="0.133cm" svg:height="0.133cm" svg:x="14.438cm" svg:y="17.296cm" svg:viewBox="0 0 134 134" draw:points="0,0 134,0 134,134 0,134">
          <text:p/>
        </draw:polygon>
        <draw:frame draw:style-name="gr64" draw:text-style-name="P29" draw:layer="layout" svg:width="3.804cm" svg:height="0.467cm" svg:x="14.857cm" svg:y="16.543cm">
          <draw:text-box>
            <text:p text:style-name="P2"><text:span text:style-name="T29">Dynamic Inheritance</text:span></text:p>
          </draw:text-box>
        </draw:frame>
        <draw:polygon draw:style-name="gr55" draw:text-style-name="P26" draw:layer="layout" svg:width="0.133cm" svg:height="0.133cm" svg:x="14.438cm" svg:y="17.868cm" svg:viewBox="0 0 134 134" draw:points="0,0 134,0 134,134 0,134">
          <text:p/>
        </draw:polygon>
        <draw:frame draw:style-name="gr65" draw:text-style-name="P29" draw:layer="layout" svg:width="4.273cm" svg:height="0.467cm" svg:x="14.857cm" svg:y="17.115cm">
          <draw:text-box>
            <text:p text:style-name="P2"><text:span text:style-name="T29">Conditional Inheritance</text:span></text:p>
          </draw:text-box>
        </draw:frame>
        <draw:frame draw:style-name="gr66" draw:text-style-name="P29" draw:layer="layout" svg:width="3.939cm" svg:height="0.467cm" svg:x="14.857cm" svg:y="17.686cm">
          <draw:text-box>
            <text:p text:style-name="P2"><text:span text:style-name="T29">How do blocks work?</text:span></text:p>
          </draw:text-box>
        </draw:frame>
        <draw:frame draw:style-name="gr67" draw:text-style-name="P27" draw:layer="layout" svg:width="4.455cm" svg:height="0.513cm" svg:x="14.21cm" svg:y="19.054cm">
          <draw:text-box>
            <text:p text:style-name="P2"><text:span text:style-name="T27">Questions &amp; Feedback</text:span></text:p>
          </draw:text-box>
        </draw:frame>
        <draw:frame draw:style-name="gr68" draw:text-style-name="P30" draw:layer="layout" svg:width="4.049cm" svg:height="0.374cm" svg:x="14.21cm" svg:y="19.666cm">
          <draw:text-box>
            <text:p text:style-name="P2"><text:span text:style-name="T30">Found a typo or an error?</text:span></text:p>
          </draw:text-box>
        </draw:frame>
        <draw:frame draw:style-name="gr69" draw:text-style-name="P30" draw:layer="layout" svg:width="0.328cm" svg:height="0.374cm" svg:x="18.234cm" svg:y="19.971cm">
          <draw:text-box>
            <text:p text:style-name="P2"><text:span text:style-name="T31"><text:s/></text:span></text:p>
          </draw:text-box>
        </draw:frame>
        <draw:polygon draw:style-name="gr70" draw:text-style-name="P31" draw:layer="layout" svg:width="0.567cm" svg:height="0.019cm" svg:x="14.209cm" svg:y="20.783cm" svg:viewBox="0 0 568 20" draw:points="0,0 568,0 568,20 0,20">
          <text:p/>
        </draw:polygon>
        <draw:frame draw:style-name="gr71" draw:text-style-name="P30" draw:layer="layout" svg:width="4.726cm" svg:height="0.374cm" svg:x="14.21cm" svg:y="20.067cm">
          <draw:text-box>
            <text:p text:style-name="P2"><text:span text:style-name="T31">Want to improve this document?</text:span></text:p>
          </draw:text-box>
        </draw:frame>
        <draw:frame draw:style-name="gr72" draw:text-style-name="P30" draw:layer="layout" svg:width="0.92cm" svg:height="0.374cm" svg:x="14.21cm" svg:y="20.467cm">
          <draw:text-box>
            <text:p text:style-name="P2"><text:span text:style-name="T32">Edit</text:span><text:span text:style-name="T31"> it.</text:span></text:p>
          </draw:text-box>
        </draw:frame>
        <draw:frame draw:style-name="gr73" draw:text-style-name="P30" draw:layer="layout" svg:width="5.196cm" svg:height="0.374cm" svg:x="14.21cm" svg:y="21.057cm">
          <draw:text-box>
            <text:p text:style-name="P2"><text:span text:style-name="T30">Need support or have a technical</text:span></text:p>
          </draw:text-box>
        </draw:frame>
        <draw:frame draw:style-name="gr74" draw:text-style-name="P30" draw:layer="layout" svg:width="1.585cm" svg:height="0.374cm" svg:x="14.21cm" svg:y="21.458cm">
          <draw:text-box>
            <text:p text:style-name="P2"><text:span text:style-name="T30">question?</text:span></text:p>
          </draw:text-box>
        </draw:frame>
        <draw:frame draw:style-name="gr69" draw:text-style-name="P30" draw:layer="layout" svg:width="0.328cm" svg:height="0.374cm" svg:x="15.783cm" svg:y="21.763cm">
          <draw:text-box>
            <text:p text:style-name="P2"><text:span text:style-name="T31"><text:s/></text:span></text:p>
          </draw:text-box>
        </draw:frame>
        <draw:polygon draw:style-name="gr70" draw:text-style-name="P31" draw:layer="layout" svg:width="2.214cm" svg:height="0.019cm" svg:x="16.497cm" svg:y="22.174cm" svg:viewBox="0 0 2215 20" draw:points="0,0 2215,0 2215,20 0,20">
          <text:p/>
        </draw:polygon>
        <draw:frame draw:style-name="gr75" draw:text-style-name="P30" draw:layer="layout" svg:width="4.603cm" svg:height="0.374cm" svg:x="14.21cm" svg:y="21.858cm">
          <draw:text-box>
            <text:p text:style-name="P2"><text:span text:style-name="T31">Ask support on </text:span><text:span text:style-name="T32">Stack Overflow</text:span><text:span text:style-name="T31">.</text:span></text:p>
          </draw:text-box>
        </draw:frame>
        <draw:frame draw:style-name="gr76" draw:text-style-name="P27" draw:layer="layout" svg:width="1.518cm" svg:height="0.513cm" svg:x="14.21cm" svg:y="22.636cm">
          <draw:text-box>
            <text:p text:style-name="P2"><text:span text:style-name="T27">License</text:span></text:p>
          </draw:text-box>
        </draw:frame>
        <draw:frame draw:style-name="gr77" draw:text-style-name="P30" draw:layer="layout" svg:width="4.57cm" svg:height="0.374cm" svg:x="14.21cm" svg:y="23.268cm">
          <draw:text-box>
            <text:p text:style-name="P2"><text:span text:style-name="T33">Twig documentation is licensed</text:span></text:p>
          </draw:text-box>
        </draw:frame>
        <draw:polygon draw:style-name="gr70" draw:text-style-name="P31" draw:layer="layout" svg:width="1.025cm" svg:height="0.019cm" svg:x="17.156cm" svg:y="24.004cm" svg:viewBox="0 0 1026 20" draw:points="0,0 1026,0 1026,20 0,20">
          <text:p/>
        </draw:polygon>
        <draw:frame draw:style-name="gr78" draw:text-style-name="P30" draw:layer="layout" svg:width="4.061cm" svg:height="0.374cm" svg:x="14.21cm" svg:y="23.687cm">
          <draw:text-box>
            <text:p text:style-name="P2"><text:span text:style-name="T33">under the new BSD </text:span><text:span text:style-name="T32">license</text:span><text:span text:style-name="T33">.</text:span></text:p>
          </draw:text-box>
        </draw:frame>
        <draw:frame draw:style-name="gr79" draw:text-style-name="P33" draw:layer="layout" svg:width="12.562cm" svg:height="2.457cm" svg:x="1.2cm" svg:y="14.6cm">
          <draw:text-box>
            <text:p text:style-name="P32"><text:span text:style-name="T34">*Comme php, Twig ne supporte pas l’héritage multiple. Vous pouvez alors n’étendre qu’une seul</text:span></text:p>
            <text:p text:style-name="P32"><text:span text:style-name="T34">Balise appelé par rendu. <text:s/>malgres tout, Twig supporte la réutilisation horizontal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2" draw:text-style-name="P3" draw:layer="layout" svg:width="1.416cm" svg:height="0.319cm" svg:x="0.933cm" svg:y="0.521cm">
          <draw:text-box>
            <text:p text:style-name="P2"><text:span text:style-name="T1">22/03/2019</text:span></text:p>
          </draw:text-box>
        </draw:frame>
        <draw:frame draw:style-name="gr3" draw:text-style-name="P3" draw:layer="layout" svg:width="10.657cm" svg:height="0.319cm" svg:x="6.448cm" svg:y="0.521cm">
          <draw:text-box>
            <text:p text:style-name="P2"><text:span text:style-name="T1">extends - Documentation - Twig - The flexible, fast, and secure PHP template engine</text:span></text:p>
          </draw:text-box>
        </draw:frame>
        <draw:frame draw:style-name="gr4" draw:text-style-name="P3" draw:layer="layout" svg:width="6.437cm" svg:height="0.319cm" svg:x="0.933cm" svg:y="28.849cm">
          <draw:text-box>
            <text:p text:style-name="P2"><text:span text:style-name="T1">https://twig.symfony.com/doc/2.x/tags/extends.html</text:span></text:p>
          </draw:text-box>
        </draw:frame>
        <draw:polygon draw:style-name="gr1" draw:text-style-name="P1" draw:layer="layout" svg:width="18.979cm" svg:height="108.427cm" svg:x="1.023cm" svg:y="-7.457cm" svg:viewBox="0 0 18980 108428" draw:points="0,0 18980,0 18980,108428 0,108428">
          <text:p/>
        </draw:polygon>
        <draw:polygon draw:style-name="gr1" draw:text-style-name="P1" draw:layer="layout" svg:width="18.979cm" svg:height="27.688cm" svg:x="1.023cm" svg:y="-26.665cm" svg:viewBox="0 0 18980 27689" draw:points="0,0 18980,0 18980,27689 0,27689">
          <text:p/>
        </draw:polygon>
        <draw:polygon draw:style-name="gr1" draw:text-style-name="P1" draw:layer="layout" svg:width="18.979cm" svg:height="100.309cm" svg:x="1.023cm" svg:y="-18.548cm" svg:viewBox="0 0 18980 100310" draw:points="0,0 18980,0 18980,100310 0,100310">
          <text:p/>
        </draw:polygon>
        <draw:polygon draw:style-name="gr1" draw:text-style-name="P1" draw:layer="layout" svg:width="0.667cm" svg:height="5.527cm" svg:x="1.975cm" svg:y="3.042cm" svg:viewBox="0 0 668 5528" draw:points="0,0 668,0 668,5528 0,5528">
          <text:p/>
        </draw:polygon>
        <draw:polygon draw:style-name="gr1" draw:text-style-name="P1" draw:layer="layout" svg:width="17.341cm" svg:height="5.527cm" svg:x="2.642cm" svg:y="3.042cm" svg:viewBox="0 0 17342 5528" draw:points="0,0 17342,0 17342,5528 0,5528">
          <text:p/>
        </draw:polygon>
        <draw:polygon draw:style-name="gr24" draw:text-style-name="P18" draw:layer="layout" svg:width="17.36cm" svg:height="0.019cm" svg:x="2.642cm" svg:y="3.023cm" svg:viewBox="0 0 17361 20" draw:points="0,0 17361,0 17361,20 0,20">
          <text:p/>
        </draw:polygon>
        <draw:polygon draw:style-name="gr24" draw:text-style-name="P18" draw:layer="layout" svg:width="17.36cm" svg:height="0.019cm" svg:x="2.642cm" svg:y="8.569cm" svg:viewBox="0 0 17361 20" draw:points="0,0 17361,0 17361,20 0,20">
          <text:p/>
        </draw:polygon>
        <draw:polygon draw:style-name="gr24" draw:text-style-name="P18" draw:layer="layout" svg:width="0.019cm" svg:height="5.565cm" svg:x="19.983cm" svg:y="3.023cm" svg:viewBox="0 0 20 5566" draw:points="0,0 20,0 20,5566 0,5566">
          <text:p/>
        </draw:polygon>
        <draw:polygon draw:style-name="gr25" draw:text-style-name="P19" draw:layer="layout" svg:width="0.686cm" svg:height="0.019cm" svg:x="1.956cm" svg:y="3.023cm" svg:viewBox="0 0 687 20" draw:points="0,0 687,0 687,20 0,20">
          <text:p/>
        </draw:polygon>
        <draw:polygon draw:style-name="gr25" draw:text-style-name="P19" draw:layer="layout" svg:width="0.686cm" svg:height="0.019cm" svg:x="1.956cm" svg:y="8.569cm" svg:viewBox="0 0 687 20" draw:points="0,0 687,0 687,20 0,20">
          <text:p/>
        </draw:polygon>
        <draw:polygon draw:style-name="gr25" draw:text-style-name="P19" draw:layer="layout" svg:width="0.019cm" svg:height="5.565cm" svg:x="1.956cm" svg:y="3.023cm" svg:viewBox="0 0 20 5566" draw:points="0,0 20,0 20,5566 0,5566">
          <text:p/>
        </draw:polygon>
        <draw:polygon draw:style-name="gr1" draw:text-style-name="P1" draw:layer="layout" svg:width="0.667cm" svg:height="1.41cm" svg:x="1.975cm" svg:y="15.219cm" svg:viewBox="0 0 668 1411" draw:points="0,0 668,0 668,1411 0,1411">
          <text:p/>
        </draw:polygon>
        <draw:polygon draw:style-name="gr1" draw:text-style-name="P1" draw:layer="layout" svg:width="17.341cm" svg:height="1.41cm" svg:x="2.642cm" svg:y="15.219cm" svg:viewBox="0 0 17342 1411" draw:points="0,0 17342,0 17342,1411 0,1411">
          <text:p/>
        </draw:polygon>
        <draw:polygon draw:style-name="gr24" draw:text-style-name="P18" draw:layer="layout" svg:width="17.36cm" svg:height="0.019cm" svg:x="2.642cm" svg:y="15.2cm" svg:viewBox="0 0 17361 20" draw:points="0,0 17361,0 17361,20 0,20">
          <text:p/>
        </draw:polygon>
        <draw:polygon draw:style-name="gr24" draw:text-style-name="P18" draw:layer="layout" svg:width="17.36cm" svg:height="0.019cm" svg:x="2.642cm" svg:y="16.629cm" svg:viewBox="0 0 17361 20" draw:points="0,0 17361,0 17361,20 0,20">
          <text:p/>
        </draw:polygon>
        <draw:polygon draw:style-name="gr24" draw:text-style-name="P18" draw:layer="layout" svg:width="0.019cm" svg:height="1.448cm" svg:x="19.983cm" svg:y="15.2cm" svg:viewBox="0 0 20 1449" draw:points="0,0 20,0 20,1449 0,1449">
          <text:p/>
        </draw:polygon>
        <draw:polygon draw:style-name="gr25" draw:text-style-name="P19" draw:layer="layout" svg:width="0.686cm" svg:height="0.019cm" svg:x="1.956cm" svg:y="15.2cm" svg:viewBox="0 0 687 20" draw:points="0,0 687,0 687,20 0,20">
          <text:p/>
        </draw:polygon>
        <draw:polygon draw:style-name="gr25" draw:text-style-name="P19" draw:layer="layout" svg:width="0.686cm" svg:height="0.019cm" svg:x="1.956cm" svg:y="16.629cm" svg:viewBox="0 0 687 20" draw:points="0,0 687,0 687,20 0,20">
          <text:p/>
        </draw:polygon>
        <draw:polygon draw:style-name="gr25" draw:text-style-name="P19" draw:layer="layout" svg:width="0.019cm" svg:height="1.448cm" svg:x="1.956cm" svg:y="15.2cm" svg:viewBox="0 0 20 1449" draw:points="0,0 20,0 20,1449 0,1449">
          <text:p/>
        </draw:polygon>
        <draw:polygon draw:style-name="gr1" draw:text-style-name="P1" draw:layer="layout" svg:width="0.667cm" svg:height="2.096cm" svg:x="1.975cm" svg:y="19.373cm" svg:viewBox="0 0 668 2097" draw:points="0,0 668,0 668,2097 0,2097">
          <text:p/>
        </draw:polygon>
        <draw:polygon draw:style-name="gr1" draw:text-style-name="P1" draw:layer="layout" svg:width="17.341cm" svg:height="2.096cm" svg:x="2.642cm" svg:y="19.373cm" svg:viewBox="0 0 17342 2097" draw:points="0,0 17342,0 17342,2097 0,2097">
          <text:p/>
        </draw:polygon>
        <draw:polygon draw:style-name="gr24" draw:text-style-name="P18" draw:layer="layout" svg:width="17.36cm" svg:height="0.019cm" svg:x="2.642cm" svg:y="19.354cm" svg:viewBox="0 0 17361 20" draw:points="0,0 17361,0 17361,20 0,20">
          <text:p/>
        </draw:polygon>
        <draw:polygon draw:style-name="gr24" draw:text-style-name="P18" draw:layer="layout" svg:width="17.36cm" svg:height="0.019cm" svg:x="2.642cm" svg:y="21.469cm" svg:viewBox="0 0 17361 20" draw:points="0,0 17361,0 17361,20 0,20">
          <text:p/>
        </draw:polygon>
        <draw:polygon draw:style-name="gr24" draw:text-style-name="P18" draw:layer="layout" svg:width="0.019cm" svg:height="2.134cm" svg:x="19.983cm" svg:y="19.354cm" svg:viewBox="0 0 20 2135" draw:points="0,0 20,0 20,2135 0,2135">
          <text:p/>
        </draw:polygon>
        <draw:polygon draw:style-name="gr25" draw:text-style-name="P19" draw:layer="layout" svg:width="0.686cm" svg:height="0.019cm" svg:x="1.956cm" svg:y="19.354cm" svg:viewBox="0 0 687 20" draw:points="0,0 687,0 687,20 0,20">
          <text:p/>
        </draw:polygon>
        <draw:polygon draw:style-name="gr25" draw:text-style-name="P19" draw:layer="layout" svg:width="0.686cm" svg:height="0.019cm" svg:x="1.956cm" svg:y="21.469cm" svg:viewBox="0 0 687 20" draw:points="0,0 687,0 687,20 0,20">
          <text:p/>
        </draw:polygon>
        <draw:polygon draw:style-name="gr25" draw:text-style-name="P19" draw:layer="layout" svg:width="0.019cm" svg:height="2.134cm" svg:x="1.956cm" svg:y="19.354cm" svg:viewBox="0 0 20 2135" draw:points="0,0 20,0 20,2135 0,2135">
          <text:p/>
        </draw:polygon>
        <draw:polygon draw:style-name="gr1" draw:text-style-name="P1" draw:layer="layout" svg:width="0.667cm" svg:height="2.096cm" svg:x="1.975cm" svg:y="23.699cm" svg:viewBox="0 0 668 2097" draw:points="0,0 668,0 668,2097 0,2097">
          <text:p/>
        </draw:polygon>
        <draw:polygon draw:style-name="gr1" draw:text-style-name="P1" draw:layer="layout" svg:width="17.341cm" svg:height="2.096cm" svg:x="2.642cm" svg:y="23.699cm" svg:viewBox="0 0 17342 2097" draw:points="0,0 17342,0 17342,2097 0,2097">
          <text:p/>
        </draw:polygon>
        <draw:polygon draw:style-name="gr24" draw:text-style-name="P18" draw:layer="layout" svg:width="17.36cm" svg:height="0.019cm" svg:x="2.642cm" svg:y="23.68cm" svg:viewBox="0 0 17361 20" draw:points="0,0 17361,0 17361,20 0,20">
          <text:p/>
        </draw:polygon>
        <draw:polygon draw:style-name="gr24" draw:text-style-name="P18" draw:layer="layout" svg:width="17.36cm" svg:height="0.019cm" svg:x="2.642cm" svg:y="25.795cm" svg:viewBox="0 0 17361 20" draw:points="0,0 17361,0 17361,20 0,20">
          <text:p/>
        </draw:polygon>
        <draw:polygon draw:style-name="gr24" draw:text-style-name="P18" draw:layer="layout" svg:width="0.019cm" svg:height="2.134cm" svg:x="19.983cm" svg:y="23.68cm" svg:viewBox="0 0 20 2135" draw:points="0,0 20,0 20,2135 0,2135">
          <text:p/>
        </draw:polygon>
        <draw:polygon draw:style-name="gr25" draw:text-style-name="P19" draw:layer="layout" svg:width="0.686cm" svg:height="0.019cm" svg:x="1.956cm" svg:y="23.68cm" svg:viewBox="0 0 687 20" draw:points="0,0 687,0 687,20 0,20">
          <text:p/>
        </draw:polygon>
        <draw:polygon draw:style-name="gr25" draw:text-style-name="P19" draw:layer="layout" svg:width="0.686cm" svg:height="0.019cm" svg:x="1.956cm" svg:y="25.795cm" svg:viewBox="0 0 687 20" draw:points="0,0 687,0 687,20 0,20">
          <text:p/>
        </draw:polygon>
        <draw:polygon draw:style-name="gr25" draw:text-style-name="P19" draw:layer="layout" svg:width="0.019cm" svg:height="2.134cm" svg:x="1.956cm" svg:y="23.68cm" svg:viewBox="0 0 20 2135" draw:points="0,0 20,0 20,2135 0,2135">
          <text:p/>
        </draw:polygon>
        <draw:frame draw:style-name="gr5" draw:text-style-name="P3" draw:layer="layout" svg:width="0.396cm" svg:height="0.319cm" svg:x="19.664cm" svg:y="28.849cm">
          <draw:text-box>
            <text:p text:style-name="P2"><text:span text:style-name="T1">2/4</text:span></text:p>
          </draw:text-box>
        </draw:frame>
        <draw:frame draw:style-name="gr80" draw:text-style-name="P34" draw:layer="layout" svg:width="4.367cm" svg:height="0.729cm" svg:x="1.957cm" svg:y="1.313cm">
          <draw:text-box>
            <text:p text:style-name="P2"><text:span text:style-name="T35">Child Template</text:span></text:p>
          </draw:text-box>
        </draw:frame>
        <draw:frame draw:style-name="gr81" draw:text-style-name="P35" draw:layer="layout" svg:width="0.511cm" svg:height="0.585cm" svg:x="6.342cm" svg:y="1.43cm">
          <draw:text-box>
            <text:p text:style-name="P2"><text:span text:style-name="T36">¶</text:span></text:p>
          </draw:text-box>
        </draw:frame>
        <draw:frame draw:style-name="gr82" draw:text-style-name="P8" draw:layer="layout" svg:width="7.41cm" svg:height="0.522cm" svg:x="1.957cm" svg:y="2.319cm">
          <draw:text-box>
            <text:p text:style-name="P2"><text:span text:style-name="T37">*Un template enfant ressemble a ça :</text:span></text:p>
          </draw:text-box>
        </draw:frame>
        <draw:frame draw:style-name="gr26" draw:text-style-name="P20" draw:layer="layout" svg:width="0.446cm" svg:height="0.268cm" svg:x="2.163cm" svg:y="3.283cm">
          <draw:text-box>
            <text:p text:style-name="P2"><text:span text:style-name="T13"><text:s/></text:span><text:span text:style-name="T13">1 </text:span></text:p>
          </draw:text-box>
        </draw:frame>
        <draw:frame draw:style-name="gr26" draw:text-style-name="P20" draw:layer="layout" svg:width="0.446cm" svg:height="0.268cm" svg:x="2.163cm" svg:y="3.626cm">
          <draw:text-box>
            <text:p text:style-name="P2"><text:span text:style-name="T13"><text:s/></text:span><text:span text:style-name="T13">2 </text:span></text:p>
          </draw:text-box>
        </draw:frame>
        <draw:frame draw:style-name="gr26" draw:text-style-name="P20" draw:layer="layout" svg:width="0.446cm" svg:height="0.268cm" svg:x="2.163cm" svg:y="3.969cm">
          <draw:text-box>
            <text:p text:style-name="P2"><text:span text:style-name="T13"><text:s/></text:span><text:span text:style-name="T13">3 </text:span></text:p>
          </draw:text-box>
        </draw:frame>
        <draw:frame draw:style-name="gr26" draw:text-style-name="P20" draw:layer="layout" svg:width="0.446cm" svg:height="0.268cm" svg:x="2.163cm" svg:y="4.312cm">
          <draw:text-box>
            <text:p text:style-name="P2"><text:span text:style-name="T13"><text:s/></text:span><text:span text:style-name="T13">4 </text:span></text:p>
          </draw:text-box>
        </draw:frame>
        <draw:frame draw:style-name="gr26" draw:text-style-name="P20" draw:layer="layout" svg:width="0.446cm" svg:height="0.268cm" svg:x="2.163cm" svg:y="4.655cm">
          <draw:text-box>
            <text:p text:style-name="P2"><text:span text:style-name="T13"><text:s/></text:span><text:span text:style-name="T13">5 </text:span></text:p>
          </draw:text-box>
        </draw:frame>
        <draw:frame draw:style-name="gr26" draw:text-style-name="P20" draw:layer="layout" svg:width="0.446cm" svg:height="0.268cm" svg:x="2.163cm" svg:y="4.998cm">
          <draw:text-box>
            <text:p text:style-name="P2"><text:span text:style-name="T13"><text:s/></text:span><text:span text:style-name="T13">6 </text:span></text:p>
          </draw:text-box>
        </draw:frame>
        <draw:frame draw:style-name="gr26" draw:text-style-name="P20" draw:layer="layout" svg:width="0.446cm" svg:height="0.268cm" svg:x="2.163cm" svg:y="5.341cm">
          <draw:text-box>
            <text:p text:style-name="P2"><text:span text:style-name="T13"><text:s/></text:span><text:span text:style-name="T13">7 </text:span></text:p>
          </draw:text-box>
        </draw:frame>
        <draw:frame draw:style-name="gr26" draw:text-style-name="P20" draw:layer="layout" svg:width="0.446cm" svg:height="0.268cm" svg:x="2.163cm" svg:y="5.684cm">
          <draw:text-box>
            <text:p text:style-name="P2"><text:span text:style-name="T13"><text:s/></text:span><text:span text:style-name="T13">8 </text:span></text:p>
          </draw:text-box>
        </draw:frame>
        <draw:frame draw:style-name="gr26" draw:text-style-name="P20" draw:layer="layout" svg:width="0.446cm" svg:height="0.268cm" svg:x="2.163cm" svg:y="6.027cm">
          <draw:text-box>
            <text:p text:style-name="P2"><text:span text:style-name="T13"><text:s/></text:span><text:span text:style-name="T13">9 </text:span></text:p>
          </draw:text-box>
        </draw:frame>
        <draw:frame draw:style-name="gr27" draw:text-style-name="P20" draw:layer="layout" svg:width="0.447cm" svg:height="0.268cm" svg:x="2.163cm" svg:y="6.37cm">
          <draw:text-box>
            <text:p text:style-name="P2"><text:span text:style-name="T13">10 </text:span></text:p>
          </draw:text-box>
        </draw:frame>
        <draw:frame draw:style-name="gr27" draw:text-style-name="P20" draw:layer="layout" svg:width="0.447cm" svg:height="0.268cm" svg:x="2.163cm" svg:y="6.713cm">
          <draw:text-box>
            <text:p text:style-name="P2"><text:span text:style-name="T13">11 </text:span></text:p>
          </draw:text-box>
        </draw:frame>
        <draw:frame draw:style-name="gr27" draw:text-style-name="P20" draw:layer="layout" svg:width="0.447cm" svg:height="0.268cm" svg:x="2.163cm" svg:y="7.056cm">
          <draw:text-box>
            <text:p text:style-name="P2"><text:span text:style-name="T13">12 </text:span></text:p>
          </draw:text-box>
        </draw:frame>
        <draw:frame draw:style-name="gr27" draw:text-style-name="P20" draw:layer="layout" svg:width="0.447cm" svg:height="0.268cm" svg:x="2.163cm" svg:y="7.399cm">
          <draw:text-box>
            <text:p text:style-name="P2"><text:span text:style-name="T13">13 </text:span></text:p>
          </draw:text-box>
        </draw:frame>
        <draw:frame draw:style-name="gr27" draw:text-style-name="P20" draw:layer="layout" svg:width="0.447cm" svg:height="0.268cm" svg:x="2.163cm" svg:y="7.742cm">
          <draw:text-box>
            <text:p text:style-name="P2"><text:span text:style-name="T13">14 </text:span></text:p>
          </draw:text-box>
        </draw:frame>
        <draw:frame draw:style-name="gr28" draw:text-style-name="P20" draw:layer="layout" svg:width="0.298cm" svg:height="0.268cm" svg:x="2.163cm" svg:y="8.085cm">
          <draw:text-box>
            <text:p text:style-name="P2"><text:span text:style-name="T13">15</text:span></text:p>
          </draw:text-box>
        </draw:frame>
        <draw:frame draw:style-name="gr83" draw:text-style-name="P20" draw:layer="layout" svg:width="3.853cm" svg:height="0.268cm" svg:x="2.829cm" svg:y="3.283cm">
          <draw:text-box>
            <text:p text:style-name="P2"><text:span text:style-name="T14">{%</text:span><text:span text:style-name="T15"> </text:span><text:span text:style-name="T18">extends</text:span><text:span text:style-name="T15"> </text:span><text:span text:style-name="T20">"base.html"</text:span><text:span text:style-name="T15"> </text:span><text:span text:style-name="T14">%}</text:span><text:span text:style-name="T15"> </text:span></text:p>
          </draw:text-box>
        </draw:frame>
        <draw:frame draw:style-name="gr84" draw:text-style-name="P20" draw:layer="layout" svg:width="0.266cm" svg:height="0.268cm" svg:x="2.829cm" svg:y="3.626cm">
          <draw:text-box>
            <text:p text:style-name="P2"><text:span text:style-name="T15"><text:s/></text:span></text:p>
          </draw:text-box>
        </draw:frame>
        <draw:frame draw:style-name="gr85" draw:text-style-name="P20" draw:layer="layout" svg:width="5.482cm" svg:height="0.268cm" svg:x="2.829cm" svg:y="3.969cm">
          <draw:text-box>
            <text:p text:style-name="P2"><text:span text:style-name="T14">{%</text:span><text:span text:style-name="T15"> </text:span><text:span text:style-name="T18">block</text:span><text:span text:style-name="T15"> title </text:span><text:span text:style-name="T14">%}</text:span><text:span text:style-name="T15">Index</text:span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86" draw:text-style-name="P20" draw:layer="layout" svg:width="2.52cm" svg:height="0.268cm" svg:x="2.829cm" svg:y="4.312cm">
          <draw:text-box>
            <text:p text:style-name="P2"><text:span text:style-name="T14">{%</text:span><text:span text:style-name="T15"> </text:span><text:span text:style-name="T18">block</text:span><text:span text:style-name="T15"> head </text:span><text:span text:style-name="T14">%}</text:span><text:span text:style-name="T15"> </text:span></text:p>
          </draw:text-box>
        </draw:frame>
        <draw:frame draw:style-name="gr87" draw:text-style-name="P20" draw:layer="layout" svg:width="2.816cm" svg:height="0.268cm" svg:x="2.829cm" svg:y="4.655cm">
          <draw:text-box>
            <text:p text:style-name="P2"><text:span text:style-name="T15"><text:s text:c="4"/></text:span><text:span text:style-name="T14">{{</text:span><text:span text:style-name="T15"> parent</text:span><text:span text:style-name="T19">()</text:span><text:span text:style-name="T15"> </text:span><text:span text:style-name="T14">}}</text:span><text:span text:style-name="T15"> </text:span></text:p>
          </draw:text-box>
        </draw:frame>
        <draw:frame draw:style-name="gr88" draw:text-style-name="P20" draw:layer="layout" svg:width="4.151cm" svg:height="0.268cm" svg:x="2.829cm" svg:y="4.998cm">
          <draw:text-box>
            <text:p text:style-name="P2"><text:span text:style-name="T15"><text:s text:c="4"/></text:span><text:span text:style-name="T15">&lt;style type="text/css"&gt; </text:span></text:p>
          </draw:text-box>
        </draw:frame>
        <draw:frame draw:style-name="gr89" draw:text-style-name="P20" draw:layer="layout" svg:width="5.78cm" svg:height="0.268cm" svg:x="2.829cm" svg:y="5.341cm">
          <draw:text-box>
            <text:p text:style-name="P2"><text:span text:style-name="T15"><text:s text:c="8"/></text:span><text:span text:style-name="T15">.important { color: #336699; } </text:span></text:p>
          </draw:text-box>
        </draw:frame>
        <draw:frame draw:style-name="gr90" draw:text-style-name="P20" draw:layer="layout" svg:width="1.929cm" svg:height="0.268cm" svg:x="2.829cm" svg:y="5.684cm">
          <draw:text-box>
            <text:p text:style-name="P2"><text:span text:style-name="T15"><text:s text:c="4"/></text:span><text:span text:style-name="T15">&lt;/style&gt; </text:span></text:p>
          </draw:text-box>
        </draw:frame>
        <draw:frame draw:style-name="gr91" draw:text-style-name="P20" draw:layer="layout" svg:width="2.223cm" svg:height="0.268cm" svg:x="2.829cm" svg:y="6.027cm">
          <draw:text-box>
            <text:p text:style-name="P2"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92" draw:text-style-name="P20" draw:layer="layout" svg:width="2.965cm" svg:height="0.268cm" svg:x="2.829cm" svg:y="6.37cm">
          <draw:text-box>
            <text:p text:style-name="P2"><text:span text:style-name="T14">{%</text:span><text:span text:style-name="T15"> </text:span><text:span text:style-name="T18">block</text:span><text:span text:style-name="T15"> content </text:span><text:span text:style-name="T14">%}</text:span><text:span text:style-name="T15"> </text:span></text:p>
          </draw:text-box>
        </draw:frame>
        <draw:frame draw:style-name="gr93" draw:text-style-name="P20" draw:layer="layout" svg:width="2.818cm" svg:height="0.268cm" svg:x="2.829cm" svg:y="6.713cm">
          <draw:text-box>
            <text:p text:style-name="P2"><text:span text:style-name="T15"><text:s text:c="4"/></text:span><text:span text:style-name="T15">&lt;h1&gt;Index&lt;/h1&gt; </text:span></text:p>
          </draw:text-box>
        </draw:frame>
        <draw:frame draw:style-name="gr94" draw:text-style-name="P20" draw:layer="layout" svg:width="3.855cm" svg:height="0.268cm" svg:x="2.829cm" svg:y="7.056cm">
          <draw:text-box>
            <text:p text:style-name="P2"><text:span text:style-name="T15"><text:s text:c="4"/></text:span><text:span text:style-name="T15">&lt;p class="important"&gt; </text:span></text:p>
          </draw:text-box>
        </draw:frame>
        <draw:frame draw:style-name="gr95" draw:text-style-name="P20" draw:layer="layout" svg:width="5.928cm" svg:height="0.268cm" svg:x="2.829cm" svg:y="7.399cm">
          <draw:text-box>
            <text:p text:style-name="P2"><text:span text:style-name="T15"><text:s text:c="8"/></text:span><text:span text:style-name="T15">Welcome on my awesome homepage. </text:span></text:p>
          </draw:text-box>
        </draw:frame>
        <draw:frame draw:style-name="gr96" draw:text-style-name="P20" draw:layer="layout" svg:width="1.336cm" svg:height="0.268cm" svg:x="2.829cm" svg:y="7.742cm">
          <draw:text-box>
            <text:p text:style-name="P2"><text:span text:style-name="T15"><text:s text:c="4"/></text:span><text:span text:style-name="T15">&lt;/p&gt; </text:span></text:p>
          </draw:text-box>
        </draw:frame>
        <draw:frame draw:style-name="gr91" draw:text-style-name="P20" draw:layer="layout" svg:width="2.223cm" svg:height="0.268cm" svg:x="2.829cm" svg:y="8.085cm">
          <draw:text-box>
            <text:p text:style-name="P2"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97" draw:text-style-name="P12" draw:layer="layout" svg:width="17.719cm" svg:height="1.45cm" svg:x="1.957cm" svg:y="8.779cm">
          <draw:text-box>
            <text:p text:style-name="P2"><text:span text:style-name="T12">*La balise « extends » est la clé ici. Elle dit au moteur d’étendre d’autre template. Quand le </text:span></text:p>
            <text:p text:style-name="P2"><text:span text:style-name="T12">systeme de template en évalue un,il commence par localiser le parent. La balise extends devrais</text:span></text:p>
            <text:p text:style-name="P2"><text:span text:style-name="T12"><text:s/></text:span><text:span text:style-name="T12">etre la premiere balise de la page.</text:span><text:span text:style-name="T11"> </text:span></text:p>
          </draw:text-box>
        </draw:frame>
        <draw:frame draw:style-name="gr98" draw:text-style-name="P12" draw:layer="layout" svg:width="15.284cm" svg:height="0.484cm" svg:x="1.957cm" svg:y="10.513cm">
          <draw:text-box>
            <text:p text:style-name="P2"><text:span text:style-name="T12">Le block enfant ne définie pas le block footer,la valeur des parents est alors utilisé.</text:span></text:p>
          </draw:text-box>
        </draw:frame>
        <draw:frame draw:style-name="gr99" draw:text-style-name="P8" draw:layer="layout" svg:width="17.608cm" svg:height="2.606cm" svg:x="1.957cm" svg:y="11.732cm">
          <draw:text-box>
            <text:p text:style-name="P2"><text:span text:style-name="T37">Le block enfant ne définie pas le block footer,la valeur des parents est alors utilisé.</text:span></text:p>
            <text:p text:style-name="P2"><text:span text:style-name="T37">Tu ne peut pas définir plusieur balise block avec le meme nom sur un seul template, car</text:span></text:p>
            <text:p text:style-name="P2"><text:span text:style-name="T37"><text:s/></text:span><text:span text:style-name="T37">les block sont dans les template parent et enfant et qu’ils ne font pas un trou a remplir, </text:span></text:p>
            <text:p text:style-name="P2"><text:span text:style-name="T37">mais egalement du contenue pour le trou parent. Si il y a 2 Balise <text:s/>block avec un nom </text:span></text:p>
            <text:p text:style-name="P2"><text:span text:style-name="T37">similaire, le parent ne serais pas choisir quel contenue de block choisir.</text:span></text:p>
          </draw:text-box>
        </draw:frame>
        <draw:frame draw:style-name="gr100" draw:text-style-name="P8" draw:layer="layout" svg:width="18.612cm" svg:height="0.522cm" svg:x="1.979cm" svg:y="14.495cm">
          <draw:text-box>
            <text:p text:style-name="P2"><text:span text:style-name="T37">Si vous voulez faire des blocks plusieurs fois, Vous pouvez toujours utilisé la fonction block : </text:span></text:p>
          </draw:text-box>
        </draw:frame>
        <draw:frame draw:style-name="gr28" draw:text-style-name="P20" draw:layer="layout" svg:width="0.298cm" svg:height="0.268cm" svg:x="2.31cm" svg:y="15.46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15.803cm">
          <draw:text-box>
            <text:p text:style-name="P2"><text:span text:style-name="T13">2 </text:span></text:p>
          </draw:text-box>
        </draw:frame>
        <draw:frame draw:style-name="gr84" draw:text-style-name="P20" draw:layer="layout" svg:width="0.266cm" svg:height="0.268cm" svg:x="2.31cm" svg:y="16.146cm">
          <draw:text-box>
            <text:p text:style-name="P2"><text:span text:style-name="T13">3</text:span></text:p>
          </draw:text-box>
        </draw:frame>
        <draw:frame draw:style-name="gr101" draw:text-style-name="P20" draw:layer="layout" svg:width="6.965cm" svg:height="0.268cm" svg:x="2.829cm" svg:y="15.46cm">
          <draw:text-box>
            <text:p text:style-name="P2"><text:span text:style-name="T15">&lt;title&gt;</text:span><text:span text:style-name="T14">{%</text:span><text:span text:style-name="T15"> </text:span><text:span text:style-name="T18">block</text:span><text:span text:style-name="T15"> title </text:span><text:span text:style-name="T14">%}{%</text:span><text:span text:style-name="T15"> </text:span><text:span text:style-name="T18">endblock</text:span><text:span text:style-name="T15"> </text:span><text:span text:style-name="T14">%}</text:span><text:span text:style-name="T15">&lt;/title&gt; </text:span></text:p>
          </draw:text-box>
        </draw:frame>
        <draw:frame draw:style-name="gr102" draw:text-style-name="P20" draw:layer="layout" svg:width="4.446cm" svg:height="0.268cm" svg:x="2.829cm" svg:y="15.803cm">
          <draw:text-box>
            <text:p text:style-name="P2"><text:span text:style-name="T15">&lt;h1&gt;</text:span><text:span text:style-name="T14">{{</text:span><text:span text:style-name="T15"> block</text:span><text:span text:style-name="T19">(</text:span><text:span text:style-name="T20">'title'</text:span><text:span text:style-name="T19">)</text:span><text:span text:style-name="T15"> </text:span><text:span text:style-name="T14">}}</text:span><text:span text:style-name="T15">&lt;/h1&gt; </text:span></text:p>
          </draw:text-box>
        </draw:frame>
        <draw:frame draw:style-name="gr39" draw:text-style-name="P20" draw:layer="layout" svg:width="4.594cm" svg:height="0.268cm" svg:x="2.829cm" svg:y="16.146cm">
          <draw:text-box>
            <text:p text:style-name="P2"><text:span text:style-name="T14">{%</text:span><text:span text:style-name="T15"> </text:span><text:span text:style-name="T18">block</text:span><text:span text:style-name="T15"> body </text:span><text:span text:style-name="T14">%}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103" draw:text-style-name="P34" draw:layer="layout" svg:width="3.914cm" svg:height="0.729cm" svg:x="1.957cm" svg:y="17.129cm">
          <draw:text-box>
            <text:p text:style-name="P2"><text:span text:style-name="T35">Parent Blocks</text:span></text:p>
          </draw:text-box>
        </draw:frame>
        <draw:frame draw:style-name="gr81" draw:text-style-name="P35" draw:layer="layout" svg:width="0.511cm" svg:height="0.585cm" svg:x="5.89cm" svg:y="17.246cm">
          <draw:text-box>
            <text:p text:style-name="P2"><text:span text:style-name="T36">¶</text:span></text:p>
          </draw:text-box>
        </draw:frame>
        <draw:polygon draw:style-name="gr9" draw:text-style-name="P7" draw:layer="layout" svg:width="1.328cm" svg:height="0.038cm" svg:x="15.475cm" svg:y="18.592cm" svg:viewBox="0 0 1329 39" draw:points="0,0 1329,0 1329,39 0,39">
          <text:p/>
        </draw:polygon>
        <draw:frame draw:style-name="gr104" draw:text-style-name="P8" draw:layer="layout" svg:width="18.383cm" svg:height="1.043cm" svg:x="1.957cm" svg:y="18.135cm">
          <draw:text-box>
            <text:p text:style-name="P2"><text:span text:style-name="T37">*C’est possible de rendre plusieur contenue au block parent en utilisant la fonction parente.</text:span></text:p>
            <text:p text:style-name="P2"><text:span text:style-name="T37"><text:s/></text:span><text:span text:style-name="T37">Elle rend le résultat du block parent</text:span></text:p>
          </draw:text-box>
        </draw:frame>
        <draw:frame draw:style-name="gr28" draw:text-style-name="P20" draw:layer="layout" svg:width="0.298cm" svg:height="0.268cm" svg:x="2.31cm" svg:y="19.614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19.957cm">
          <draw:text-box>
            <text:p text:style-name="P2"><text:span text:style-name="T13">2 </text:span></text:p>
          </draw:text-box>
        </draw:frame>
        <draw:frame draw:style-name="gr28" draw:text-style-name="P20" draw:layer="layout" svg:width="0.298cm" svg:height="0.268cm" svg:x="2.31cm" svg:y="20.3cm">
          <draw:text-box>
            <text:p text:style-name="P2"><text:span text:style-name="T13">3 </text:span></text:p>
          </draw:text-box>
        </draw:frame>
        <draw:frame draw:style-name="gr28" draw:text-style-name="P20" draw:layer="layout" svg:width="0.298cm" svg:height="0.268cm" svg:x="2.31cm" svg:y="20.643cm">
          <draw:text-box>
            <text:p text:style-name="P2"><text:span text:style-name="T13">4 </text:span></text:p>
          </draw:text-box>
        </draw:frame>
        <draw:frame draw:style-name="gr84" draw:text-style-name="P20" draw:layer="layout" svg:width="0.266cm" svg:height="0.268cm" svg:x="2.31cm" svg:y="20.986cm">
          <draw:text-box>
            <text:p text:style-name="P2"><text:span text:style-name="T13">5</text:span></text:p>
          </draw:text-box>
        </draw:frame>
        <draw:frame draw:style-name="gr92" draw:text-style-name="P20" draw:layer="layout" svg:width="2.965cm" svg:height="0.268cm" svg:x="2.829cm" svg:y="19.614cm">
          <draw:text-box>
            <text:p text:style-name="P2"><text:span text:style-name="T14">{%</text:span><text:span text:style-name="T15"> </text:span><text:span text:style-name="T18">block</text:span><text:span text:style-name="T15"> sidebar </text:span><text:span text:style-name="T14">%}</text:span><text:span text:style-name="T15"> </text:span></text:p>
          </draw:text-box>
        </draw:frame>
        <draw:frame draw:style-name="gr105" draw:text-style-name="P20" draw:layer="layout" svg:width="4.596cm" svg:height="0.268cm" svg:x="2.829cm" svg:y="19.957cm">
          <draw:text-box>
            <text:p text:style-name="P2"><text:span text:style-name="T15"><text:s text:c="4"/></text:span><text:span text:style-name="T15">&lt;h3&gt;Table Of Contents&lt;/h3&gt; </text:span></text:p>
          </draw:text-box>
        </draw:frame>
        <draw:frame draw:style-name="gr106" draw:text-style-name="P20" draw:layer="layout" svg:width="1.188cm" svg:height="0.268cm" svg:x="2.829cm" svg:y="20.3cm">
          <draw:text-box>
            <text:p text:style-name="P2"><text:span text:style-name="T15"><text:s text:c="4"/></text:span><text:span text:style-name="T15">... </text:span></text:p>
          </draw:text-box>
        </draw:frame>
        <draw:frame draw:style-name="gr87" draw:text-style-name="P20" draw:layer="layout" svg:width="2.816cm" svg:height="0.268cm" svg:x="2.829cm" svg:y="20.643cm">
          <draw:text-box>
            <text:p text:style-name="P2"><text:span text:style-name="T15"><text:s text:c="4"/></text:span><text:span text:style-name="T14">{{</text:span><text:span text:style-name="T15"> parent</text:span><text:span text:style-name="T19">()</text:span><text:span text:style-name="T15"> </text:span><text:span text:style-name="T14">}}</text:span><text:span text:style-name="T15"> </text:span></text:p>
          </draw:text-box>
        </draw:frame>
        <draw:frame draw:style-name="gr91" draw:text-style-name="P20" draw:layer="layout" svg:width="2.223cm" svg:height="0.268cm" svg:x="2.829cm" svg:y="20.986cm">
          <draw:text-box>
            <text:p text:style-name="P2"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107" draw:text-style-name="P34" draw:layer="layout" svg:width="6.703cm" svg:height="0.729cm" svg:x="1.957cm" svg:y="21.969cm">
          <draw:text-box>
            <text:p text:style-name="P2"><text:span text:style-name="T35">Named Block End-Tags</text:span></text:p>
          </draw:text-box>
        </draw:frame>
        <draw:frame draw:style-name="gr81" draw:text-style-name="P35" draw:layer="layout" svg:width="0.511cm" svg:height="0.585cm" svg:x="8.663cm" svg:y="22.086cm">
          <draw:text-box>
            <text:p text:style-name="P2"><text:span text:style-name="T36">¶</text:span></text:p>
          </draw:text-box>
        </draw:frame>
        <draw:frame draw:style-name="gr108" draw:text-style-name="P8" draw:layer="layout" svg:width="15.403cm" svg:height="0.522cm" svg:x="1.957cm" svg:y="22.975cm">
          <draw:text-box>
            <text:p text:style-name="P2"><text:span text:style-name="T38">*Twig vous permet de mettre le nom du endblock pour une meilleur lisibilité</text:span></text:p>
          </draw:text-box>
        </draw:frame>
        <draw:frame draw:style-name="gr28" draw:text-style-name="P20" draw:layer="layout" svg:width="0.298cm" svg:height="0.268cm" svg:x="2.31cm" svg:y="23.939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24.282cm">
          <draw:text-box>
            <text:p text:style-name="P2"><text:span text:style-name="T13">2 </text:span></text:p>
          </draw:text-box>
        </draw:frame>
        <draw:frame draw:style-name="gr28" draw:text-style-name="P20" draw:layer="layout" svg:width="0.298cm" svg:height="0.268cm" svg:x="2.31cm" svg:y="24.625cm">
          <draw:text-box>
            <text:p text:style-name="P2"><text:span text:style-name="T13">3 </text:span></text:p>
          </draw:text-box>
        </draw:frame>
        <draw:frame draw:style-name="gr28" draw:text-style-name="P20" draw:layer="layout" svg:width="0.298cm" svg:height="0.268cm" svg:x="2.31cm" svg:y="24.968cm">
          <draw:text-box>
            <text:p text:style-name="P2"><text:span text:style-name="T13">4 </text:span></text:p>
          </draw:text-box>
        </draw:frame>
        <draw:frame draw:style-name="gr84" draw:text-style-name="P20" draw:layer="layout" svg:width="0.266cm" svg:height="0.268cm" svg:x="2.31cm" svg:y="25.311cm">
          <draw:text-box>
            <text:p text:style-name="P2"><text:span text:style-name="T13">5</text:span></text:p>
          </draw:text-box>
        </draw:frame>
        <draw:frame draw:style-name="gr92" draw:text-style-name="P20" draw:layer="layout" svg:width="2.965cm" svg:height="0.268cm" svg:x="2.829cm" svg:y="23.939cm">
          <draw:text-box>
            <text:p text:style-name="P2"><text:span text:style-name="T14">{%</text:span><text:span text:style-name="T15"> </text:span><text:span text:style-name="T18">block</text:span><text:span text:style-name="T15"> sidebar </text:span><text:span text:style-name="T14">%}</text:span><text:span text:style-name="T15"> </text:span></text:p>
          </draw:text-box>
        </draw:frame>
        <draw:frame draw:style-name="gr109" draw:text-style-name="P20" draw:layer="layout" svg:width="4.447cm" svg:height="0.268cm" svg:x="2.829cm" svg:y="24.282cm">
          <draw:text-box>
            <text:p text:style-name="P2"><text:span text:style-name="T15"><text:s text:c="4"/></text:span><text:span text:style-name="T14">{%</text:span><text:span text:style-name="T15"> </text:span><text:span text:style-name="T18">block</text:span><text:span text:style-name="T15"> inner_sidebar </text:span><text:span text:style-name="T14">%}</text:span><text:span text:style-name="T15"> </text:span></text:p>
          </draw:text-box>
        </draw:frame>
        <draw:frame draw:style-name="gr36" draw:text-style-name="P20" draw:layer="layout" svg:width="1.78cm" svg:height="0.268cm" svg:x="2.829cm" svg:y="24.625cm">
          <draw:text-box>
            <text:p text:style-name="P2"><text:span text:style-name="T15"><text:s text:c="8"/></text:span><text:span text:style-name="T15">... </text:span></text:p>
          </draw:text-box>
        </draw:frame>
        <draw:frame draw:style-name="gr110" draw:text-style-name="P20" draw:layer="layout" svg:width="4.891cm" svg:height="0.268cm" svg:x="2.829cm" svg:y="24.968cm">
          <draw:text-box>
            <text:p text:style-name="P2"><text:span text:style-name="T15"><text:s text:c="4"/></text:span><text:span text:style-name="T14">{%</text:span><text:span text:style-name="T15"> </text:span><text:span text:style-name="T18">endblock</text:span><text:span text:style-name="T15"> inner_sidebar </text:span><text:span text:style-name="T14">%}</text:span><text:span text:style-name="T15"> </text:span></text:p>
          </draw:text-box>
        </draw:frame>
        <draw:frame draw:style-name="gr111" draw:text-style-name="P20" draw:layer="layout" svg:width="3.409cm" svg:height="0.268cm" svg:x="2.829cm" svg:y="25.311cm">
          <draw:text-box>
            <text:p text:style-name="P2"><text:span text:style-name="T14">{%</text:span><text:span text:style-name="T15"> </text:span><text:span text:style-name="T18">endblock</text:span><text:span text:style-name="T15"> sidebar </text:span><text:span text:style-name="T14">%}</text:span><text:span text:style-name="T15"> </text:span></text:p>
          </draw:text-box>
        </draw:frame>
        <draw:frame draw:style-name="gr112" draw:text-style-name="P8" draw:layer="layout" svg:width="12.495cm" svg:height="0.522cm" svg:x="1.957cm" svg:y="26.005cm">
          <draw:text-box>
            <text:p text:style-name="P2"><text:span text:style-name="T38">*Biensur, Le nom du endblock doit correspondre avec le block</text:span></text:p>
          </draw:text-box>
        </draw:frame>
        <draw:frame draw:style-name="gr113" draw:text-style-name="P34" draw:layer="layout" svg:width="7.008cm" svg:height="0.729cm" svg:x="1.957cm" svg:y="27cm">
          <draw:text-box>
            <text:p text:style-name="P2"><text:span text:style-name="T35">Block Nesting and Scope</text:span></text:p>
          </draw:text-box>
        </draw:frame>
        <draw:frame draw:style-name="gr81" draw:text-style-name="P35" draw:layer="layout" svg:width="0.511cm" svg:height="0.585cm" svg:x="8.966cm" svg:y="27.117cm">
          <draw:text-box>
            <text:p text:style-name="P2"><text:span text:style-name="T36">¶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2" draw:text-style-name="P3" draw:layer="layout" svg:width="1.416cm" svg:height="0.319cm" svg:x="0.933cm" svg:y="0.521cm">
          <draw:text-box>
            <text:p text:style-name="P2"><text:span text:style-name="T1">22/03/2019</text:span></text:p>
          </draw:text-box>
        </draw:frame>
        <draw:frame draw:style-name="gr3" draw:text-style-name="P3" draw:layer="layout" svg:width="10.657cm" svg:height="0.319cm" svg:x="6.448cm" svg:y="0.521cm">
          <draw:text-box>
            <text:p text:style-name="P2"><text:span text:style-name="T1">extends - Documentation - Twig - The flexible, fast, and secure PHP template engine</text:span></text:p>
          </draw:text-box>
        </draw:frame>
        <draw:frame draw:style-name="gr4" draw:text-style-name="P3" draw:layer="layout" svg:width="6.437cm" svg:height="0.319cm" svg:x="0.933cm" svg:y="28.849cm">
          <draw:text-box>
            <text:p text:style-name="P2"><text:span text:style-name="T1">https://twig.symfony.com/doc/2.x/tags/extends.html</text:span></text:p>
          </draw:text-box>
        </draw:frame>
        <draw:polygon draw:style-name="gr1" draw:text-style-name="P1" draw:layer="layout" svg:width="18.979cm" svg:height="108.427cm" svg:x="1.023cm" svg:y="-35.145cm" svg:viewBox="0 0 18980 108428" draw:points="0,0 18980,0 18980,108428 0,108428">
          <text:p/>
        </draw:polygon>
        <draw:polygon draw:style-name="gr1" draw:text-style-name="P1" draw:layer="layout" svg:width="18.979cm" svg:height="100.309cm" svg:x="1.023cm" svg:y="-46.235cm" svg:viewBox="0 0 18980 100310" draw:points="0,0 18980,0 18980,100310 0,100310">
          <text:p/>
        </draw:polygon>
        <draw:polygon draw:style-name="gr1" draw:text-style-name="P1" draw:layer="layout" svg:width="0.667cm" svg:height="1.41cm" svg:x="1.975cm" svg:y="2.261cm" svg:viewBox="0 0 668 1411" draw:points="0,0 668,0 668,1411 0,1411">
          <text:p/>
        </draw:polygon>
        <draw:polygon draw:style-name="gr1" draw:text-style-name="P1" draw:layer="layout" svg:width="17.341cm" svg:height="1.41cm" svg:x="2.642cm" svg:y="2.261cm" svg:viewBox="0 0 17342 1411" draw:points="0,0 17342,0 17342,1411 0,1411">
          <text:p/>
        </draw:polygon>
        <draw:polygon draw:style-name="gr24" draw:text-style-name="P18" draw:layer="layout" svg:width="17.36cm" svg:height="0.019cm" svg:x="2.642cm" svg:y="2.242cm" svg:viewBox="0 0 17361 20" draw:points="0,0 17361,0 17361,20 0,20">
          <text:p/>
        </draw:polygon>
        <draw:polygon draw:style-name="gr24" draw:text-style-name="P18" draw:layer="layout" svg:width="17.36cm" svg:height="0.019cm" svg:x="2.642cm" svg:y="3.671cm" svg:viewBox="0 0 17361 20" draw:points="0,0 17361,0 17361,20 0,20">
          <text:p/>
        </draw:polygon>
        <draw:polygon draw:style-name="gr24" draw:text-style-name="P18" draw:layer="layout" svg:width="0.019cm" svg:height="1.448cm" svg:x="19.983cm" svg:y="2.242cm" svg:viewBox="0 0 20 1449" draw:points="0,0 20,0 20,1449 0,1449">
          <text:p/>
        </draw:polygon>
        <draw:polygon draw:style-name="gr25" draw:text-style-name="P19" draw:layer="layout" svg:width="0.686cm" svg:height="0.019cm" svg:x="1.956cm" svg:y="2.242cm" svg:viewBox="0 0 687 20" draw:points="0,0 687,0 687,20 0,20">
          <text:p/>
        </draw:polygon>
        <draw:polygon draw:style-name="gr25" draw:text-style-name="P19" draw:layer="layout" svg:width="0.686cm" svg:height="0.019cm" svg:x="1.956cm" svg:y="3.671cm" svg:viewBox="0 0 687 20" draw:points="0,0 687,0 687,20 0,20">
          <text:p/>
        </draw:polygon>
        <draw:polygon draw:style-name="gr25" draw:text-style-name="P19" draw:layer="layout" svg:width="0.019cm" svg:height="1.448cm" svg:x="1.956cm" svg:y="2.242cm" svg:viewBox="0 0 20 1449" draw:points="0,0 20,0 20,1449 0,1449">
          <text:p/>
        </draw:polygon>
        <draw:polygon draw:style-name="gr1" draw:text-style-name="P1" draw:layer="layout" svg:width="0.667cm" svg:height="1.41cm" svg:x="1.975cm" svg:y="6.415cm" svg:viewBox="0 0 668 1411" draw:points="0,0 668,0 668,1411 0,1411">
          <text:p/>
        </draw:polygon>
        <draw:polygon draw:style-name="gr1" draw:text-style-name="P1" draw:layer="layout" svg:width="17.341cm" svg:height="1.41cm" svg:x="2.642cm" svg:y="6.415cm" svg:viewBox="0 0 17342 1411" draw:points="0,0 17342,0 17342,1411 0,1411">
          <text:p/>
        </draw:polygon>
        <draw:polygon draw:style-name="gr24" draw:text-style-name="P18" draw:layer="layout" svg:width="17.36cm" svg:height="0.019cm" svg:x="2.642cm" svg:y="6.396cm" svg:viewBox="0 0 17361 20" draw:points="0,0 17361,0 17361,20 0,20">
          <text:p/>
        </draw:polygon>
        <draw:polygon draw:style-name="gr24" draw:text-style-name="P18" draw:layer="layout" svg:width="17.36cm" svg:height="0.019cm" svg:x="2.642cm" svg:y="7.825cm" svg:viewBox="0 0 17361 20" draw:points="0,0 17361,0 17361,20 0,20">
          <text:p/>
        </draw:polygon>
        <draw:polygon draw:style-name="gr24" draw:text-style-name="P18" draw:layer="layout" svg:width="0.019cm" svg:height="1.448cm" svg:x="19.983cm" svg:y="6.396cm" svg:viewBox="0 0 20 1449" draw:points="0,0 20,0 20,1449 0,1449">
          <text:p/>
        </draw:polygon>
        <draw:polygon draw:style-name="gr25" draw:text-style-name="P19" draw:layer="layout" svg:width="0.686cm" svg:height="0.019cm" svg:x="1.956cm" svg:y="6.396cm" svg:viewBox="0 0 687 20" draw:points="0,0 687,0 687,20 0,20">
          <text:p/>
        </draw:polygon>
        <draw:polygon draw:style-name="gr25" draw:text-style-name="P19" draw:layer="layout" svg:width="0.686cm" svg:height="0.019cm" svg:x="1.956cm" svg:y="7.825cm" svg:viewBox="0 0 687 20" draw:points="0,0 687,0 687,20 0,20">
          <text:p/>
        </draw:polygon>
        <draw:polygon draw:style-name="gr25" draw:text-style-name="P19" draw:layer="layout" svg:width="0.019cm" svg:height="1.448cm" svg:x="1.956cm" svg:y="6.396cm" svg:viewBox="0 0 20 1449" draw:points="0,0 20,0 20,1449 0,1449">
          <text:p/>
        </draw:polygon>
        <draw:polygon draw:style-name="gr1" draw:text-style-name="P1" draw:layer="layout" svg:width="0.667cm" svg:height="0.724cm" svg:x="1.975cm" svg:y="8.054cm" svg:viewBox="0 0 668 725" draw:points="0,0 668,0 668,725 0,725">
          <text:p/>
        </draw:polygon>
        <draw:polygon draw:style-name="gr1" draw:text-style-name="P1" draw:layer="layout" svg:width="17.341cm" svg:height="0.724cm" svg:x="2.642cm" svg:y="8.054cm" svg:viewBox="0 0 17342 725" draw:points="0,0 17342,0 17342,725 0,725">
          <text:p/>
        </draw:polygon>
        <draw:polygon draw:style-name="gr24" draw:text-style-name="P18" draw:layer="layout" svg:width="17.36cm" svg:height="0.019cm" svg:x="2.642cm" svg:y="8.035cm" svg:viewBox="0 0 17361 20" draw:points="0,0 17361,0 17361,20 0,20">
          <text:p/>
        </draw:polygon>
        <draw:polygon draw:style-name="gr24" draw:text-style-name="P18" draw:layer="layout" svg:width="17.36cm" svg:height="0.019cm" svg:x="2.642cm" svg:y="8.778cm" svg:viewBox="0 0 17361 20" draw:points="0,0 17361,0 17361,20 0,20">
          <text:p/>
        </draw:polygon>
        <draw:polygon draw:style-name="gr24" draw:text-style-name="P18" draw:layer="layout" svg:width="0.019cm" svg:height="0.762cm" svg:x="19.983cm" svg:y="8.035cm" svg:viewBox="0 0 20 763" draw:points="0,0 20,0 20,763 0,763">
          <text:p/>
        </draw:polygon>
        <draw:polygon draw:style-name="gr25" draw:text-style-name="P19" draw:layer="layout" svg:width="0.686cm" svg:height="0.019cm" svg:x="1.956cm" svg:y="8.035cm" svg:viewBox="0 0 687 20" draw:points="0,0 687,0 687,20 0,20">
          <text:p/>
        </draw:polygon>
        <draw:polygon draw:style-name="gr25" draw:text-style-name="P19" draw:layer="layout" svg:width="0.686cm" svg:height="0.019cm" svg:x="1.956cm" svg:y="8.778cm" svg:viewBox="0 0 687 20" draw:points="0,0 687,0 687,20 0,20">
          <text:p/>
        </draw:polygon>
        <draw:polygon draw:style-name="gr25" draw:text-style-name="P19" draw:layer="layout" svg:width="0.019cm" svg:height="0.762cm" svg:x="1.956cm" svg:y="8.035cm" svg:viewBox="0 0 20 763" draw:points="0,0 20,0 20,763 0,763">
          <text:p/>
        </draw:polygon>
        <draw:polygon draw:style-name="gr1" draw:text-style-name="P1" draw:layer="layout" svg:width="0.667cm" svg:height="0.724cm" svg:x="1.975cm" svg:y="11.008cm" svg:viewBox="0 0 668 725" draw:points="0,0 668,0 668,725 0,725">
          <text:p/>
        </draw:polygon>
        <draw:polygon draw:style-name="gr1" draw:text-style-name="P1" draw:layer="layout" svg:width="17.341cm" svg:height="0.724cm" svg:x="2.642cm" svg:y="11.008cm" svg:viewBox="0 0 17342 725" draw:points="0,0 17342,0 17342,725 0,725">
          <text:p/>
        </draw:polygon>
        <draw:polygon draw:style-name="gr24" draw:text-style-name="P18" draw:layer="layout" svg:width="17.36cm" svg:height="0.019cm" svg:x="2.642cm" svg:y="10.989cm" svg:viewBox="0 0 17361 20" draw:points="0,0 17361,0 17361,20 0,20">
          <text:p/>
        </draw:polygon>
        <draw:polygon draw:style-name="gr24" draw:text-style-name="P18" draw:layer="layout" svg:width="17.36cm" svg:height="0.019cm" svg:x="2.642cm" svg:y="11.732cm" svg:viewBox="0 0 17361 20" draw:points="0,0 17361,0 17361,20 0,20">
          <text:p/>
        </draw:polygon>
        <draw:polygon draw:style-name="gr24" draw:text-style-name="P18" draw:layer="layout" svg:width="0.019cm" svg:height="0.762cm" svg:x="19.983cm" svg:y="10.989cm" svg:viewBox="0 0 20 763" draw:points="0,0 20,0 20,763 0,763">
          <text:p/>
        </draw:polygon>
        <draw:polygon draw:style-name="gr25" draw:text-style-name="P19" draw:layer="layout" svg:width="0.686cm" svg:height="0.019cm" svg:x="1.956cm" svg:y="10.989cm" svg:viewBox="0 0 687 20" draw:points="0,0 687,0 687,20 0,20">
          <text:p/>
        </draw:polygon>
        <draw:polygon draw:style-name="gr25" draw:text-style-name="P19" draw:layer="layout" svg:width="0.686cm" svg:height="0.019cm" svg:x="1.956cm" svg:y="11.732cm" svg:viewBox="0 0 687 20" draw:points="0,0 687,0 687,20 0,20">
          <text:p/>
        </draw:polygon>
        <draw:polygon draw:style-name="gr25" draw:text-style-name="P19" draw:layer="layout" svg:width="0.019cm" svg:height="0.762cm" svg:x="1.956cm" svg:y="10.989cm" svg:viewBox="0 0 20 763" draw:points="0,0 20,0 20,763 0,763">
          <text:p/>
        </draw:polygon>
        <draw:polygon draw:style-name="gr1" draw:text-style-name="P1" draw:layer="layout" svg:width="0.667cm" svg:height="2.096cm" svg:x="1.975cm" svg:y="13.18cm" svg:viewBox="0 0 668 2097" draw:points="0,0 668,0 668,2097 0,2097">
          <text:p/>
        </draw:polygon>
        <draw:polygon draw:style-name="gr1" draw:text-style-name="P1" draw:layer="layout" svg:width="17.341cm" svg:height="2.096cm" svg:x="2.642cm" svg:y="13.18cm" svg:viewBox="0 0 17342 2097" draw:points="0,0 17342,0 17342,2097 0,2097">
          <text:p/>
        </draw:polygon>
        <draw:polygon draw:style-name="gr24" draw:text-style-name="P18" draw:layer="layout" svg:width="17.36cm" svg:height="0.019cm" svg:x="2.642cm" svg:y="13.161cm" svg:viewBox="0 0 17361 20" draw:points="0,0 17361,0 17361,20 0,20">
          <text:p/>
        </draw:polygon>
        <draw:polygon draw:style-name="gr24" draw:text-style-name="P18" draw:layer="layout" svg:width="17.36cm" svg:height="0.019cm" svg:x="2.642cm" svg:y="15.276cm" svg:viewBox="0 0 17361 20" draw:points="0,0 17361,0 17361,20 0,20">
          <text:p/>
        </draw:polygon>
        <draw:polygon draw:style-name="gr24" draw:text-style-name="P18" draw:layer="layout" svg:width="0.019cm" svg:height="2.134cm" svg:x="19.983cm" svg:y="13.161cm" svg:viewBox="0 0 20 2135" draw:points="0,0 20,0 20,2135 0,2135">
          <text:p/>
        </draw:polygon>
        <draw:polygon draw:style-name="gr25" draw:text-style-name="P19" draw:layer="layout" svg:width="0.686cm" svg:height="0.019cm" svg:x="1.956cm" svg:y="13.161cm" svg:viewBox="0 0 687 20" draw:points="0,0 687,0 687,20 0,20">
          <text:p/>
        </draw:polygon>
        <draw:polygon draw:style-name="gr25" draw:text-style-name="P19" draw:layer="layout" svg:width="0.686cm" svg:height="0.019cm" svg:x="1.956cm" svg:y="15.276cm" svg:viewBox="0 0 687 20" draw:points="0,0 687,0 687,20 0,20">
          <text:p/>
        </draw:polygon>
        <draw:polygon draw:style-name="gr25" draw:text-style-name="P19" draw:layer="layout" svg:width="0.019cm" svg:height="2.134cm" svg:x="1.956cm" svg:y="13.161cm" svg:viewBox="0 0 20 2135" draw:points="0,0 20,0 20,2135 0,2135">
          <text:p/>
        </draw:polygon>
        <draw:polygon draw:style-name="gr1" draw:text-style-name="P1" draw:layer="layout" svg:width="0.667cm" svg:height="0.725cm" svg:x="1.975cm" svg:y="16.724cm" svg:viewBox="0 0 668 726" draw:points="0,0 668,0 668,726 0,726">
          <text:p/>
        </draw:polygon>
        <draw:polygon draw:style-name="gr1" draw:text-style-name="P1" draw:layer="layout" svg:width="17.341cm" svg:height="0.725cm" svg:x="2.642cm" svg:y="16.724cm" svg:viewBox="0 0 17342 726" draw:points="0,0 17342,0 17342,726 0,726">
          <text:p/>
        </draw:polygon>
        <draw:polygon draw:style-name="gr24" draw:text-style-name="P18" draw:layer="layout" svg:width="17.36cm" svg:height="0.019cm" svg:x="2.642cm" svg:y="16.705cm" svg:viewBox="0 0 17361 20" draw:points="0,0 17361,0 17361,20 0,20">
          <text:p/>
        </draw:polygon>
        <draw:polygon draw:style-name="gr24" draw:text-style-name="P18" draw:layer="layout" svg:width="17.36cm" svg:height="0.019cm" svg:x="2.642cm" svg:y="17.449cm" svg:viewBox="0 0 17361 20" draw:points="0,0 17361,0 17361,20 0,20">
          <text:p/>
        </draw:polygon>
        <draw:polygon draw:style-name="gr24" draw:text-style-name="P18" draw:layer="layout" svg:width="0.019cm" svg:height="0.763cm" svg:x="19.983cm" svg:y="16.705cm" svg:viewBox="0 0 20 764" draw:points="0,0 20,0 20,764 0,764">
          <text:p/>
        </draw:polygon>
        <draw:polygon draw:style-name="gr25" draw:text-style-name="P19" draw:layer="layout" svg:width="0.686cm" svg:height="0.019cm" svg:x="1.956cm" svg:y="16.705cm" svg:viewBox="0 0 687 20" draw:points="0,0 687,0 687,20 0,20">
          <text:p/>
        </draw:polygon>
        <draw:polygon draw:style-name="gr25" draw:text-style-name="P19" draw:layer="layout" svg:width="0.686cm" svg:height="0.019cm" svg:x="1.956cm" svg:y="17.449cm" svg:viewBox="0 0 687 20" draw:points="0,0 687,0 687,20 0,20">
          <text:p/>
        </draw:polygon>
        <draw:polygon draw:style-name="gr25" draw:text-style-name="P19" draw:layer="layout" svg:width="0.019cm" svg:height="0.763cm" svg:x="1.956cm" svg:y="16.705cm" svg:viewBox="0 0 20 764" draw:points="0,0 20,0 20,764 0,764">
          <text:p/>
        </draw:polygon>
        <draw:polygon draw:style-name="gr1" draw:text-style-name="P1" draw:layer="layout" svg:width="0.667cm" svg:height="0.724cm" svg:x="1.975cm" svg:y="20.193cm" svg:viewBox="0 0 668 725" draw:points="0,0 668,0 668,725 0,725">
          <text:p/>
        </draw:polygon>
        <draw:polygon draw:style-name="gr1" draw:text-style-name="P1" draw:layer="layout" svg:width="17.341cm" svg:height="0.724cm" svg:x="2.642cm" svg:y="20.193cm" svg:viewBox="0 0 17342 725" draw:points="0,0 17342,0 17342,725 0,725">
          <text:p/>
        </draw:polygon>
        <draw:polygon draw:style-name="gr24" draw:text-style-name="P18" draw:layer="layout" svg:width="17.36cm" svg:height="0.019cm" svg:x="2.642cm" svg:y="20.174cm" svg:viewBox="0 0 17361 20" draw:points="0,0 17361,0 17361,20 0,20">
          <text:p/>
        </draw:polygon>
        <draw:polygon draw:style-name="gr24" draw:text-style-name="P18" draw:layer="layout" svg:width="17.36cm" svg:height="0.019cm" svg:x="2.642cm" svg:y="20.917cm" svg:viewBox="0 0 17361 20" draw:points="0,0 17361,0 17361,20 0,20">
          <text:p/>
        </draw:polygon>
        <draw:polygon draw:style-name="gr24" draw:text-style-name="P18" draw:layer="layout" svg:width="0.019cm" svg:height="0.762cm" svg:x="19.983cm" svg:y="20.174cm" svg:viewBox="0 0 20 763" draw:points="0,0 20,0 20,763 0,763">
          <text:p/>
        </draw:polygon>
        <draw:polygon draw:style-name="gr25" draw:text-style-name="P19" draw:layer="layout" svg:width="0.686cm" svg:height="0.019cm" svg:x="1.956cm" svg:y="20.174cm" svg:viewBox="0 0 687 20" draw:points="0,0 687,0 687,20 0,20">
          <text:p/>
        </draw:polygon>
        <draw:polygon draw:style-name="gr25" draw:text-style-name="P19" draw:layer="layout" svg:width="0.686cm" svg:height="0.019cm" svg:x="1.956cm" svg:y="20.917cm" svg:viewBox="0 0 687 20" draw:points="0,0 687,0 687,20 0,20">
          <text:p/>
        </draw:polygon>
        <draw:polygon draw:style-name="gr25" draw:text-style-name="P19" draw:layer="layout" svg:width="0.019cm" svg:height="0.762cm" svg:x="1.956cm" svg:y="20.174cm" svg:viewBox="0 0 20 763" draw:points="0,0 20,0 20,763 0,763">
          <text:p/>
        </draw:polygon>
        <draw:polygon draw:style-name="gr1" draw:text-style-name="P1" draw:layer="layout" svg:width="0.667cm" svg:height="3.487cm" svg:x="1.975cm" svg:y="26.1cm" svg:viewBox="0 0 668 3488" draw:points="0,0 668,0 668,3488 0,3488">
          <text:p/>
        </draw:polygon>
        <draw:polygon draw:style-name="gr1" draw:text-style-name="P1" draw:layer="layout" svg:width="17.341cm" svg:height="3.487cm" svg:x="2.642cm" svg:y="26.1cm" svg:viewBox="0 0 17342 3488" draw:points="0,0 17342,0 17342,3488 0,3488">
          <text:p/>
        </draw:polygon>
        <draw:polygon draw:style-name="gr24" draw:text-style-name="P18" draw:layer="layout" svg:width="17.36cm" svg:height="0.019cm" svg:x="2.642cm" svg:y="26.081cm" svg:viewBox="0 0 17361 20" draw:points="0,0 17361,0 17361,20 0,20">
          <text:p/>
        </draw:polygon>
        <draw:polygon draw:style-name="gr24" draw:text-style-name="P18" draw:layer="layout" svg:width="0.019cm" svg:height="3.525cm" svg:x="19.983cm" svg:y="26.081cm" svg:viewBox="0 0 20 3526" draw:points="0,0 20,0 20,3526 0,3526">
          <text:p/>
        </draw:polygon>
        <draw:polygon draw:style-name="gr25" draw:text-style-name="P19" draw:layer="layout" svg:width="0.686cm" svg:height="0.019cm" svg:x="1.956cm" svg:y="26.081cm" svg:viewBox="0 0 687 20" draw:points="0,0 687,0 687,20 0,20">
          <text:p/>
        </draw:polygon>
        <draw:polygon draw:style-name="gr25" draw:text-style-name="P19" draw:layer="layout" svg:width="0.019cm" svg:height="3.525cm" svg:x="1.956cm" svg:y="26.081cm" svg:viewBox="0 0 20 3526" draw:points="0,0 20,0 20,3526 0,3526">
          <text:p/>
        </draw:polygon>
        <draw:frame draw:style-name="gr5" draw:text-style-name="P3" draw:layer="layout" svg:width="0.396cm" svg:height="0.319cm" svg:x="19.664cm" svg:y="28.849cm">
          <draw:text-box>
            <text:p text:style-name="P2"><text:span text:style-name="T1">3/4</text:span></text:p>
          </draw:text-box>
        </draw:frame>
        <draw:frame draw:style-name="gr114" draw:text-style-name="P8" draw:layer="layout" svg:width="18.519cm" svg:height="1.043cm" svg:x="1.957cm" svg:y="1.023cm">
          <draw:text-box>
            <text:p text:style-name="P2"><text:span text:style-name="T38">*Les blocks peuvent etre imbriqué pour les mises n page complexe, par defaut, les block ont </text:span></text:p>
            <text:p text:style-name="P2"><text:span text:style-name="T38">acces au variables externe .</text:span></text:p>
          </draw:text-box>
        </draw:frame>
        <draw:frame draw:style-name="gr28" draw:text-style-name="P20" draw:layer="layout" svg:width="0.298cm" svg:height="0.268cm" svg:x="2.31cm" svg:y="2.502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2.845cm">
          <draw:text-box>
            <text:p text:style-name="P2"><text:span text:style-name="T13">2 </text:span></text:p>
          </draw:text-box>
        </draw:frame>
        <draw:frame draw:style-name="gr84" draw:text-style-name="P20" draw:layer="layout" svg:width="0.266cm" svg:height="0.268cm" svg:x="2.31cm" svg:y="3.188cm">
          <draw:text-box>
            <text:p text:style-name="P2"><text:span text:style-name="T13">3</text:span></text:p>
          </draw:text-box>
        </draw:frame>
        <draw:frame draw:style-name="gr115" draw:text-style-name="P20" draw:layer="layout" svg:width="3.261cm" svg:height="0.268cm" svg:x="2.829cm" svg:y="2.502cm">
          <draw:text-box>
            <text:p text:style-name="P2"><text:span text:style-name="T14">{%</text:span><text:span text:style-name="T15"> </text:span><text:span text:style-name="T18">for</text:span><text:span text:style-name="T15"> item </text:span><text:span text:style-name="T18">in</text:span><text:span text:style-name="T15"> seq </text:span><text:span text:style-name="T14">%}</text:span><text:span text:style-name="T15"> </text:span></text:p>
          </draw:text-box>
        </draw:frame>
        <draw:frame draw:style-name="gr116" draw:text-style-name="P20" draw:layer="layout" svg:width="8.744cm" svg:height="0.268cm" svg:x="2.829cm" svg:y="2.845cm">
          <draw:text-box>
            <text:p text:style-name="P2"><text:span text:style-name="T15"><text:s text:c="4"/></text:span><text:span text:style-name="T15">&lt;li&gt;</text:span><text:span text:style-name="T14">{%</text:span><text:span text:style-name="T15"> </text:span><text:span text:style-name="T18">block</text:span><text:span text:style-name="T15"> loop_item </text:span><text:span text:style-name="T14">%}{{</text:span><text:span text:style-name="T15"> item </text:span><text:span text:style-name="T14">}}{%</text:span><text:span text:style-name="T15"> </text:span><text:span text:style-name="T18">endblock</text:span><text:span text:style-name="T15"> </text:span><text:span text:style-name="T14">%}</text:span><text:span text:style-name="T15">&lt;/li&gt; </text:span></text:p>
          </draw:text-box>
        </draw:frame>
        <draw:frame draw:style-name="gr117" draw:text-style-name="P20" draw:layer="layout" svg:width="1.927cm" svg:height="0.268cm" svg:x="2.829cm" svg:y="3.188cm">
          <draw:text-box>
            <text:p text:style-name="P2"><text:span text:style-name="T14">{%</text:span><text:span text:style-name="T15"> </text:span><text:span text:style-name="T18">endfor</text:span><text:span text:style-name="T15"> </text:span><text:span text:style-name="T14">%}</text:span><text:span text:style-name="T15"> </text:span></text:p>
          </draw:text-box>
        </draw:frame>
        <draw:frame draw:style-name="gr118" draw:text-style-name="P34" draw:layer="layout" svg:width="4.464cm" svg:height="0.729cm" svg:x="1.957cm" svg:y="4.171cm">
          <draw:text-box>
            <text:p text:style-name="P2"><text:span text:style-name="T35">Block Shortcuts</text:span></text:p>
          </draw:text-box>
        </draw:frame>
        <draw:frame draw:style-name="gr81" draw:text-style-name="P35" draw:layer="layout" svg:width="0.511cm" svg:height="0.585cm" svg:x="6.446cm" svg:y="4.288cm">
          <draw:text-box>
            <text:p text:style-name="P2"><text:span text:style-name="T36">¶</text:span></text:p>
          </draw:text-box>
        </draw:frame>
        <draw:frame draw:style-name="gr119" draw:text-style-name="P8" draw:layer="layout" svg:width="17.524cm" svg:height="1.043cm" svg:x="1.957cm" svg:y="5.177cm">
          <draw:text-box>
            <text:p text:style-name="P2"><text:span text:style-name="T38">*Pour les block avec peu de contenue, il est possible d’utilisr un raccourci de syntaxe, la</text:span></text:p>
            <text:p text:style-name="P2"><text:span text:style-name="T38"><text:s/></text:span><text:span text:style-name="T38">construction suivante fais la meme chose</text:span></text:p>
          </draw:text-box>
        </draw:frame>
        <draw:frame draw:style-name="gr28" draw:text-style-name="P20" draw:layer="layout" svg:width="0.298cm" svg:height="0.268cm" svg:x="2.31cm" svg:y="6.656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6.999cm">
          <draw:text-box>
            <text:p text:style-name="P2"><text:span text:style-name="T13">2 </text:span></text:p>
          </draw:text-box>
        </draw:frame>
        <draw:frame draw:style-name="gr84" draw:text-style-name="P20" draw:layer="layout" svg:width="0.266cm" svg:height="0.268cm" svg:x="2.31cm" svg:y="7.342cm">
          <draw:text-box>
            <text:p text:style-name="P2"><text:span text:style-name="T13">3</text:span></text:p>
          </draw:text-box>
        </draw:frame>
        <draw:frame draw:style-name="gr120" draw:text-style-name="P20" draw:layer="layout" svg:width="2.668cm" svg:height="0.268cm" svg:x="2.829cm" svg:y="6.656cm">
          <draw:text-box>
            <text:p text:style-name="P2"><text:span text:style-name="T14">{%</text:span><text:span text:style-name="T15"> </text:span><text:span text:style-name="T18">block</text:span><text:span text:style-name="T15"> title </text:span><text:span text:style-name="T14">%}</text:span><text:span text:style-name="T15"> </text:span></text:p>
          </draw:text-box>
        </draw:frame>
        <draw:frame draw:style-name="gr121" draw:text-style-name="P20" draw:layer="layout" svg:width="4.002cm" svg:height="0.268cm" svg:x="2.829cm" svg:y="6.999cm">
          <draw:text-box>
            <text:p text:style-name="P2"><text:span text:style-name="T15"><text:s text:c="4"/></text:span><text:span text:style-name="T14">{{</text:span><text:span text:style-name="T15"> page_title</text:span><text:span text:style-name="T19">|</text:span><text:span text:style-name="T15">title </text:span><text:span text:style-name="T14">}}</text:span><text:span text:style-name="T15"> </text:span></text:p>
          </draw:text-box>
        </draw:frame>
        <draw:frame draw:style-name="gr91" draw:text-style-name="P20" draw:layer="layout" svg:width="2.223cm" svg:height="0.268cm" svg:x="2.829cm" svg:y="7.342cm">
          <draw:text-box>
            <text:p text:style-name="P2"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84" draw:text-style-name="P20" draw:layer="layout" svg:width="0.266cm" svg:height="0.268cm" svg:x="2.31cm" svg:y="8.295cm">
          <draw:text-box>
            <text:p text:style-name="P2"><text:span text:style-name="T13">1</text:span></text:p>
          </draw:text-box>
        </draw:frame>
        <draw:frame draw:style-name="gr122" draw:text-style-name="P20" draw:layer="layout" svg:width="5.187cm" svg:height="0.268cm" svg:x="2.829cm" svg:y="8.295cm">
          <draw:text-box>
            <text:p text:style-name="P2"><text:span text:style-name="T14">{%</text:span><text:span text:style-name="T15"> </text:span><text:span text:style-name="T18">block</text:span><text:span text:style-name="T15"> title page_title</text:span><text:span text:style-name="T19">|</text:span><text:span text:style-name="T15">title </text:span><text:span text:style-name="T14">%}</text:span><text:span text:style-name="T15"> </text:span></text:p>
          </draw:text-box>
        </draw:frame>
        <draw:frame draw:style-name="gr123" draw:text-style-name="P34" draw:layer="layout" svg:width="6.009cm" svg:height="0.729cm" svg:x="1.957cm" svg:y="9.278cm">
          <draw:text-box>
            <text:p text:style-name="P2"><text:span text:style-name="T35">Dynamic Inheritance</text:span></text:p>
          </draw:text-box>
        </draw:frame>
        <draw:frame draw:style-name="gr81" draw:text-style-name="P35" draw:layer="layout" svg:width="0.511cm" svg:height="0.585cm" svg:x="7.967cm" svg:y="9.395cm">
          <draw:text-box>
            <text:p text:style-name="P2"><text:span text:style-name="T36">¶</text:span></text:p>
          </draw:text-box>
        </draw:frame>
        <draw:frame draw:style-name="gr124" draw:text-style-name="P8" draw:layer="layout" svg:width="17.579cm" svg:height="0.522cm" svg:x="1.957cm" svg:y="10.284cm">
          <draw:text-box>
            <text:p text:style-name="P2"><text:span text:style-name="T38">*Twig supporte l’héritage dinamique en utilisant une variable pour contenir le template</text:span></text:p>
          </draw:text-box>
        </draw:frame>
        <draw:frame draw:style-name="gr84" draw:text-style-name="P20" draw:layer="layout" svg:width="0.266cm" svg:height="0.268cm" svg:x="2.31cm" svg:y="11.248cm">
          <draw:text-box>
            <text:p text:style-name="P2"><text:span text:style-name="T13">1</text:span></text:p>
          </draw:text-box>
        </draw:frame>
        <draw:frame draw:style-name="gr111" draw:text-style-name="P20" draw:layer="layout" svg:width="3.409cm" svg:height="0.268cm" svg:x="2.829cm" svg:y="11.248cm">
          <draw:text-box>
            <text:p text:style-name="P2"><text:span text:style-name="T14">{%</text:span><text:span text:style-name="T15"> </text:span><text:span text:style-name="T18">extends</text:span><text:span text:style-name="T15"> some_var </text:span><text:span text:style-name="T14">%}</text:span><text:span text:style-name="T15"> </text:span></text:p>
          </draw:text-box>
        </draw:frame>
        <draw:frame draw:style-name="gr125" draw:text-style-name="P8" draw:layer="layout" svg:width="17.621cm" svg:height="1.043cm" svg:x="1.957cm" svg:y="11.942cm">
          <draw:text-box>
            <text:p text:style-name="P2"><text:span text:style-name="T38">*Si la variable e st dans le dossier <text:s/>\Twig\Template Ou \Twig\TemplateWrapper , Twig </text:span></text:p>
            <text:p text:style-name="P2"><text:span text:style-name="T38">les utilisera comme parent :</text:span></text:p>
          </draw:text-box>
        </draw:frame>
        <draw:frame draw:style-name="gr28" draw:text-style-name="P20" draw:layer="layout" svg:width="0.298cm" svg:height="0.268cm" svg:x="2.31cm" svg:y="13.421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13.764cm">
          <draw:text-box>
            <text:p text:style-name="P2"><text:span text:style-name="T13">2 </text:span></text:p>
          </draw:text-box>
        </draw:frame>
        <draw:frame draw:style-name="gr28" draw:text-style-name="P20" draw:layer="layout" svg:width="0.298cm" svg:height="0.268cm" svg:x="2.31cm" svg:y="14.107cm">
          <draw:text-box>
            <text:p text:style-name="P2"><text:span text:style-name="T13">3 </text:span></text:p>
          </draw:text-box>
        </draw:frame>
        <draw:frame draw:style-name="gr28" draw:text-style-name="P20" draw:layer="layout" svg:width="0.298cm" svg:height="0.268cm" svg:x="2.31cm" svg:y="14.45cm">
          <draw:text-box>
            <text:p text:style-name="P2"><text:span text:style-name="T13">4 </text:span></text:p>
          </draw:text-box>
        </draw:frame>
        <draw:frame draw:style-name="gr84" draw:text-style-name="P20" draw:layer="layout" svg:width="0.266cm" svg:height="0.268cm" svg:x="2.31cm" svg:y="14.793cm">
          <draw:text-box>
            <text:p text:style-name="P2"><text:span text:style-name="T13">5</text:span></text:p>
          </draw:text-box>
        </draw:frame>
        <draw:frame draw:style-name="gr126" draw:text-style-name="P20" draw:layer="layout" svg:width="3.558cm" svg:height="0.268cm" svg:x="2.829cm" svg:y="13.421cm">
          <draw:text-box>
            <text:p text:style-name="P2"><text:span text:style-name="T39">// {% extends layout %}</text:span><text:span text:style-name="T15"> </text:span></text:p>
          </draw:text-box>
        </draw:frame>
        <draw:frame draw:style-name="gr84" draw:text-style-name="P20" draw:layer="layout" svg:width="0.266cm" svg:height="0.268cm" svg:x="2.829cm" svg:y="13.764cm">
          <draw:text-box>
            <text:p text:style-name="P2"><text:span text:style-name="T15"><text:s/></text:span></text:p>
          </draw:text-box>
        </draw:frame>
        <draw:frame draw:style-name="gr127" draw:text-style-name="P20" draw:layer="layout" svg:width="7.706cm" svg:height="0.268cm" svg:x="2.829cm" svg:y="14.107cm">
          <draw:text-box>
            <text:p text:style-name="P2"><text:span text:style-name="T15">$layout </text:span><text:span text:style-name="T19">=</text:span><text:span text:style-name="T15"> $twig</text:span><text:span text:style-name="T19">-&gt;</text:span><text:span text:style-name="T15">load</text:span><text:span text:style-name="T16">(</text:span><text:span text:style-name="T20">'some_layout_template.twig'</text:span><text:span text:style-name="T16">);</text:span><text:span text:style-name="T15"> </text:span></text:p>
          </draw:text-box>
        </draw:frame>
        <draw:frame draw:style-name="gr84" draw:text-style-name="P20" draw:layer="layout" svg:width="0.266cm" svg:height="0.268cm" svg:x="2.829cm" svg:y="14.45cm">
          <draw:text-box>
            <text:p text:style-name="P2"><text:span text:style-name="T15"><text:s/></text:span></text:p>
          </draw:text-box>
        </draw:frame>
        <draw:frame draw:style-name="gr128" draw:text-style-name="P20" draw:layer="layout" svg:width="8.298cm" svg:height="0.268cm" svg:x="2.829cm" svg:y="14.793cm">
          <draw:text-box>
            <text:p text:style-name="P2"><text:span text:style-name="T15">$twig</text:span><text:span text:style-name="T19">-&gt;</text:span><text:span text:style-name="T15">display</text:span><text:span text:style-name="T16">(</text:span><text:span text:style-name="T20">'template.twig'</text:span><text:span text:style-name="T16">,</text:span><text:span text:style-name="T15"> </text:span><text:span text:style-name="T16">[</text:span><text:span text:style-name="T20">'layout'</text:span><text:span text:style-name="T15"> </text:span><text:span text:style-name="T19">=&gt;</text:span><text:span text:style-name="T15"> $layout</text:span><text:span text:style-name="T16">]);</text:span><text:span text:style-name="T15"> </text:span></text:p>
          </draw:text-box>
        </draw:frame>
        <draw:frame draw:style-name="gr129" draw:text-style-name="P8" draw:layer="layout" svg:width="17.477cm" svg:height="1.043cm" svg:x="1.957cm" svg:y="15.486cm">
          <draw:text-box>
            <text:p text:style-name="P2"><text:span text:style-name="T38">* vous pouvais aussi donné une list de template dont on évalue l’éxistence . Le premier </text:span></text:p>
            <text:p text:style-name="P2"><text:span text:style-name="T38">template existant sera utilisé comme parent :</text:span></text:p>
          </draw:text-box>
        </draw:frame>
        <draw:frame draw:style-name="gr84" draw:text-style-name="P20" draw:layer="layout" svg:width="0.266cm" svg:height="0.268cm" svg:x="2.31cm" svg:y="16.965cm">
          <draw:text-box>
            <text:p text:style-name="P2"><text:span text:style-name="T13">1</text:span></text:p>
          </draw:text-box>
        </draw:frame>
        <draw:frame draw:style-name="gr130" draw:text-style-name="P20" draw:layer="layout" svg:width="7.408cm" svg:height="0.268cm" svg:x="2.829cm" svg:y="16.965cm">
          <draw:text-box>
            <text:p text:style-name="P2"><text:span text:style-name="T14">{%</text:span><text:span text:style-name="T15"> </text:span><text:span text:style-name="T18">extends</text:span><text:span text:style-name="T15"> </text:span><text:span text:style-name="T19">[</text:span><text:span text:style-name="T20">'layout.html'</text:span><text:span text:style-name="T19">,</text:span><text:span text:style-name="T15"> </text:span><text:span text:style-name="T20">'base_layout.html'</text:span><text:span text:style-name="T19">]</text:span><text:span text:style-name="T15"> </text:span><text:span text:style-name="T14">%}</text:span><text:span text:style-name="T15"> </text:span></text:p>
          </draw:text-box>
        </draw:frame>
        <draw:frame draw:style-name="gr131" draw:text-style-name="P34" draw:layer="layout" svg:width="6.801cm" svg:height="0.729cm" svg:x="1.957cm" svg:y="17.948cm">
          <draw:text-box>
            <text:p text:style-name="P2"><text:span text:style-name="T35">Conditional Inheritance</text:span></text:p>
          </draw:text-box>
        </draw:frame>
        <draw:frame draw:style-name="gr81" draw:text-style-name="P35" draw:layer="layout" svg:width="0.511cm" svg:height="0.585cm" svg:x="8.757cm" svg:y="18.066cm">
          <draw:text-box>
            <text:p text:style-name="P2"><text:span text:style-name="T36">¶</text:span></text:p>
          </draw:text-box>
        </draw:frame>
        <draw:frame draw:style-name="gr132" draw:text-style-name="P8" draw:layer="layout" svg:width="16.504cm" svg:height="1.043cm" svg:x="1.957cm" svg:y="18.954cm">
          <draw:text-box>
            <text:p text:style-name="P2"><text:span text:style-name="T38">* Comme pour le nom de templante parent, il est possible de faire un mechanisme</text:span></text:p>
            <text:p text:style-name="P2"><text:span text:style-name="T38"><text:s/></text:span><text:span text:style-name="T38">d’héritage conditionnel :</text:span></text:p>
          </draw:text-box>
        </draw:frame>
        <draw:frame draw:style-name="gr84" draw:text-style-name="P20" draw:layer="layout" svg:width="0.266cm" svg:height="0.268cm" svg:x="2.31cm" svg:y="20.433cm">
          <draw:text-box>
            <text:p text:style-name="P2"><text:span text:style-name="T13">1</text:span></text:p>
          </draw:text-box>
        </draw:frame>
        <draw:frame draw:style-name="gr133" draw:text-style-name="P20" draw:layer="layout" svg:width="8.297cm" svg:height="0.268cm" svg:x="2.829cm" svg:y="20.433cm">
          <draw:text-box>
            <text:p text:style-name="P2"><text:span text:style-name="T14">{%</text:span><text:span text:style-name="T15"> </text:span><text:span text:style-name="T18">extends</text:span><text:span text:style-name="T15"> standalone </text:span><text:span text:style-name="T16">?</text:span><text:span text:style-name="T15"> </text:span><text:span text:style-name="T20">"minimum.html"</text:span><text:span text:style-name="T15"> </text:span><text:span text:style-name="T19">:</text:span><text:span text:style-name="T15"> </text:span><text:span text:style-name="T20">"base.html"</text:span><text:span text:style-name="T15"> </text:span><text:span text:style-name="T14">%}</text:span><text:span text:style-name="T15"> </text:span></text:p>
          </draw:text-box>
        </draw:frame>
        <draw:frame draw:style-name="gr134" draw:text-style-name="P8" draw:layer="layout" svg:width="17.181cm" svg:height="1.043cm" svg:x="1.957cm" svg:y="21.127cm">
          <draw:text-box>
            <text:p text:style-name="P2"><text:span text:style-name="T40">Dans cette exemple, Le template peut rendre la mise en page de « minimum.html » si</text:span></text:p>
            <text:p text:style-name="P2"><text:span text:style-name="T40"><text:s/></text:span><text:span text:style-name="T40">la variable « standalone » est vraie, <text:s/>et « base.html » dans lautre cas.</text:span></text:p>
          </draw:text-box>
        </draw:frame>
        <draw:frame draw:style-name="gr135" draw:text-style-name="P34" draw:layer="layout" svg:width="6.073cm" svg:height="0.729cm" svg:x="1.957cm" svg:y="22.636cm">
          <draw:text-box>
            <text:p text:style-name="P2"><text:span text:style-name="T35">How do blocks work?</text:span></text:p>
          </draw:text-box>
        </draw:frame>
        <draw:frame draw:style-name="gr81" draw:text-style-name="P35" draw:layer="layout" svg:width="0.511cm" svg:height="0.585cm" svg:x="8.034cm" svg:y="22.753cm">
          <draw:text-box>
            <text:p text:style-name="P2"><text:span text:style-name="T36">¶</text:span></text:p>
          </draw:text-box>
        </draw:frame>
        <draw:frame draw:style-name="gr136" draw:text-style-name="P8" draw:layer="layout" svg:width="15.771cm" svg:height="0.522cm" svg:x="1.957cm" svg:y="23.642cm">
          <draw:text-box>
            <text:p text:style-name="P2"><text:span text:style-name="T38">*Un block permet de rendre un template sans interferé avec la logique autour. </text:span></text:p>
          </draw:text-box>
        </draw:frame>
        <draw:frame draw:style-name="gr137" draw:text-style-name="P8" draw:layer="layout" svg:width="17.274cm" svg:height="1.043cm" svg:x="2cm" svg:y="24.5cm">
          <draw:text-box>
            <text:p text:style-name="P2"><text:span text:style-name="T41">Prenez l’exemple suivant pour illustrer comment un block fonction et plus important, </text:span></text:p>
            <text:p text:style-name="P2"><text:span text:style-name="T41">comment il ne fonctionne pas</text:span></text:p>
          </draw:text-box>
        </draw:frame>
        <draw:frame draw:style-name="gr28" draw:text-style-name="P20" draw:layer="layout" svg:width="0.298cm" svg:height="0.268cm" svg:x="2.31cm" svg:y="26.34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26.683cm">
          <draw:text-box>
            <text:p text:style-name="P2"><text:span text:style-name="T13">2 </text:span></text:p>
          </draw:text-box>
        </draw:frame>
        <draw:frame draw:style-name="gr28" draw:text-style-name="P20" draw:layer="layout" svg:width="0.298cm" svg:height="0.268cm" svg:x="2.31cm" svg:y="27.026cm">
          <draw:text-box>
            <text:p text:style-name="P2"><text:span text:style-name="T13">3 </text:span></text:p>
          </draw:text-box>
        </draw:frame>
        <draw:frame draw:style-name="gr28" draw:text-style-name="P20" draw:layer="layout" svg:width="0.298cm" svg:height="0.268cm" svg:x="2.31cm" svg:y="27.369cm">
          <draw:text-box>
            <text:p text:style-name="P2"><text:span text:style-name="T13">4 </text:span></text:p>
          </draw:text-box>
        </draw:frame>
        <draw:frame draw:style-name="gr28" draw:text-style-name="P20" draw:layer="layout" svg:width="0.298cm" svg:height="0.268cm" svg:x="2.31cm" svg:y="27.712cm">
          <draw:text-box>
            <text:p text:style-name="P2"><text:span text:style-name="T13">5 </text:span></text:p>
          </draw:text-box>
        </draw:frame>
        <draw:frame draw:style-name="gr28" draw:text-style-name="P20" draw:layer="layout" svg:width="0.298cm" svg:height="0.268cm" svg:x="2.31cm" svg:y="28.055cm">
          <draw:text-box>
            <text:p text:style-name="P2"><text:span text:style-name="T13">6 </text:span></text:p>
          </draw:text-box>
        </draw:frame>
        <draw:frame draw:style-name="gr29" draw:text-style-name="P20" draw:layer="layout" svg:width="2.373cm" svg:height="0.268cm" svg:x="2.829cm" svg:y="26.34cm">
          <draw:text-box>
            <text:p text:style-name="P2"><text:span text:style-name="T39">{# base.twig #}</text:span><text:span text:style-name="T15"> </text:span></text:p>
          </draw:text-box>
        </draw:frame>
        <draw:frame draw:style-name="gr84" draw:text-style-name="P20" draw:layer="layout" svg:width="0.266cm" svg:height="0.268cm" svg:x="2.829cm" svg:y="26.683cm">
          <draw:text-box>
            <text:p text:style-name="P2"><text:span text:style-name="T15"><text:s/></text:span></text:p>
          </draw:text-box>
        </draw:frame>
        <draw:frame draw:style-name="gr138" draw:text-style-name="P20" draw:layer="layout" svg:width="3.557cm" svg:height="0.268cm" svg:x="2.829cm" svg:y="27.026cm">
          <draw:text-box>
            <text:p text:style-name="P2"><text:span text:style-name="T14">{%</text:span><text:span text:style-name="T15"> </text:span><text:span text:style-name="T18">for</text:span><text:span text:style-name="T15"> post </text:span><text:span text:style-name="T18">in</text:span><text:span text:style-name="T15"> posts </text:span><text:span text:style-name="T14">%}</text:span><text:span text:style-name="T15"> </text:span></text:p>
          </draw:text-box>
        </draw:frame>
        <draw:frame draw:style-name="gr139" draw:text-style-name="P20" draw:layer="layout" svg:width="3.113cm" svg:height="0.268cm" svg:x="2.829cm" svg:y="27.369cm">
          <draw:text-box>
            <text:p text:style-name="P2"><text:span text:style-name="T15"><text:s text:c="4"/></text:span><text:span text:style-name="T14">{%</text:span><text:span text:style-name="T15"> </text:span><text:span text:style-name="T18">block</text:span><text:span text:style-name="T15"> post </text:span><text:span text:style-name="T14">%}</text:span><text:span text:style-name="T15"> </text:span></text:p>
          </draw:text-box>
        </draw:frame>
        <draw:frame draw:style-name="gr140" draw:text-style-name="P20" draw:layer="layout" svg:width="5.039cm" svg:height="0.268cm" svg:x="2.829cm" svg:y="27.712cm">
          <draw:text-box>
            <text:p text:style-name="P2"><text:span text:style-name="T15"><text:s text:c="8"/></text:span><text:span text:style-name="T15">&lt;h1&gt;</text:span><text:span text:style-name="T14">{{</text:span><text:span text:style-name="T15"> post.title </text:span><text:span text:style-name="T14">}}</text:span><text:span text:style-name="T15">&lt;/h1&gt; </text:span></text:p>
          </draw:text-box>
        </draw:frame>
        <draw:frame draw:style-name="gr141" draw:text-style-name="P20" draw:layer="layout" svg:width="4.595cm" svg:height="0.268cm" svg:x="2.829cm" svg:y="28.055cm">
          <draw:text-box>
            <text:p text:style-name="P2"><text:span text:style-name="T15"><text:s text:c="8"/></text:span><text:span text:style-name="T15">&lt;p&gt;</text:span><text:span text:style-name="T14">{{</text:span><text:span text:style-name="T15"> post.body </text:span><text:span text:style-name="T14">}}</text:span><text:span text:style-name="T15">&lt;/p&gt;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2" draw:text-style-name="P3" draw:layer="layout" svg:width="1.416cm" svg:height="0.319cm" svg:x="0.933cm" svg:y="0.521cm">
          <draw:text-box>
            <text:p text:style-name="P2"><text:span text:style-name="T1">22/03/2019</text:span></text:p>
          </draw:text-box>
        </draw:frame>
        <draw:frame draw:style-name="gr3" draw:text-style-name="P3" draw:layer="layout" svg:width="10.657cm" svg:height="0.319cm" svg:x="6.448cm" svg:y="0.521cm">
          <draw:text-box>
            <text:p text:style-name="P2"><text:span text:style-name="T1">extends - Documentation - Twig - The flexible, fast, and secure PHP template engine</text:span></text:p>
          </draw:text-box>
        </draw:frame>
        <draw:frame draw:style-name="gr4" draw:text-style-name="P3" draw:layer="layout" svg:width="6.437cm" svg:height="0.319cm" svg:x="0.933cm" svg:y="28.849cm">
          <draw:text-box>
            <text:p text:style-name="P2"><text:span text:style-name="T1">https://twig.symfony.com/doc/2.x/tags/extends.html</text:span></text:p>
          </draw:text-box>
        </draw:frame>
        <draw:polygon draw:style-name="gr1" draw:text-style-name="P1" draw:layer="layout" svg:width="18.979cm" svg:height="108.427cm" svg:x="1.023cm" svg:y="-62.833cm" svg:viewBox="0 0 18980 108428" draw:points="0,0 18980,0 18980,108428 0,108428">
          <text:p/>
        </draw:polygon>
        <draw:polygon draw:style-name="gr1" draw:text-style-name="P1" draw:layer="layout" svg:width="18.979cm" svg:height="100.309cm" svg:x="1.023cm" svg:y="-73.923cm" svg:viewBox="0 0 18980 100310" draw:points="0,0 18980,0 18980,100310 0,100310">
          <text:p/>
        </draw:polygon>
        <draw:polygon draw:style-name="gr1" draw:text-style-name="P1" draw:layer="layout" svg:width="0.667cm" svg:height="3.487cm" svg:x="1.975cm" svg:y="-1.588cm" svg:viewBox="0 0 668 3488" draw:points="0,0 668,0 668,3488 0,3488">
          <text:p/>
        </draw:polygon>
        <draw:polygon draw:style-name="gr1" draw:text-style-name="P1" draw:layer="layout" svg:width="17.341cm" svg:height="3.487cm" svg:x="2.642cm" svg:y="-1.588cm" svg:viewBox="0 0 17342 3488" draw:points="0,0 17342,0 17342,3488 0,3488">
          <text:p/>
        </draw:polygon>
        <draw:polygon draw:style-name="gr24" draw:text-style-name="P18" draw:layer="layout" svg:width="17.36cm" svg:height="0.019cm" svg:x="2.642cm" svg:y="1.899cm" svg:viewBox="0 0 17361 20" draw:points="0,0 17361,0 17361,20 0,20">
          <text:p/>
        </draw:polygon>
        <draw:polygon draw:style-name="gr24" draw:text-style-name="P18" draw:layer="layout" svg:width="0.019cm" svg:height="3.525cm" svg:x="19.983cm" svg:y="-1.607cm" svg:viewBox="0 0 20 3526" draw:points="0,0 20,0 20,3526 0,3526">
          <text:p/>
        </draw:polygon>
        <draw:polygon draw:style-name="gr25" draw:text-style-name="P19" draw:layer="layout" svg:width="0.686cm" svg:height="0.019cm" svg:x="1.956cm" svg:y="1.899cm" svg:viewBox="0 0 687 20" draw:points="0,0 687,0 687,20 0,20">
          <text:p/>
        </draw:polygon>
        <draw:polygon draw:style-name="gr25" draw:text-style-name="P19" draw:layer="layout" svg:width="0.019cm" svg:height="3.525cm" svg:x="1.956cm" svg:y="-1.607cm" svg:viewBox="0 0 20 3526" draw:points="0,0 20,0 20,3526 0,3526">
          <text:p/>
        </draw:polygon>
        <draw:polygon draw:style-name="gr1" draw:text-style-name="P1" draw:layer="layout" svg:width="0.667cm" svg:height="3.811cm" svg:x="1.975cm" svg:y="3.347cm" svg:viewBox="0 0 668 3812" draw:points="0,0 668,0 668,3812 0,3812">
          <text:p/>
        </draw:polygon>
        <draw:polygon draw:style-name="gr1" draw:text-style-name="P1" draw:layer="layout" svg:width="17.341cm" svg:height="3.811cm" svg:x="2.642cm" svg:y="3.347cm" svg:viewBox="0 0 17342 3812" draw:points="0,0 17342,0 17342,3812 0,3812">
          <text:p/>
        </draw:polygon>
        <draw:polygon draw:style-name="gr24" draw:text-style-name="P18" draw:layer="layout" svg:width="17.36cm" svg:height="0.019cm" svg:x="2.642cm" svg:y="3.328cm" svg:viewBox="0 0 17361 20" draw:points="0,0 17361,0 17361,20 0,20">
          <text:p/>
        </draw:polygon>
        <draw:polygon draw:style-name="gr24" draw:text-style-name="P18" draw:layer="layout" svg:width="17.36cm" svg:height="0.02cm" svg:x="2.642cm" svg:y="7.158cm" svg:viewBox="0 0 17361 21" draw:points="0,0 17361,0 17361,21 0,21">
          <text:p/>
        </draw:polygon>
        <draw:polygon draw:style-name="gr24" draw:text-style-name="P18" draw:layer="layout" svg:width="0.019cm" svg:height="3.85cm" svg:x="19.983cm" svg:y="3.328cm" svg:viewBox="0 0 20 3851" draw:points="0,0 20,0 20,3851 0,3851">
          <text:p/>
        </draw:polygon>
        <draw:polygon draw:style-name="gr25" draw:text-style-name="P19" draw:layer="layout" svg:width="0.686cm" svg:height="0.019cm" svg:x="1.956cm" svg:y="3.328cm" svg:viewBox="0 0 687 20" draw:points="0,0 687,0 687,20 0,20">
          <text:p/>
        </draw:polygon>
        <draw:polygon draw:style-name="gr25" draw:text-style-name="P19" draw:layer="layout" svg:width="0.686cm" svg:height="0.02cm" svg:x="1.956cm" svg:y="7.158cm" svg:viewBox="0 0 687 21" draw:points="0,0 687,0 687,21 0,21">
          <text:p/>
        </draw:polygon>
        <draw:polygon draw:style-name="gr25" draw:text-style-name="P19" draw:layer="layout" svg:width="0.019cm" svg:height="3.85cm" svg:x="1.956cm" svg:y="3.328cm" svg:viewBox="0 0 20 3851" draw:points="0,0 20,0 20,3851 0,3851">
          <text:p/>
        </draw:polygon>
        <draw:polygon draw:style-name="gr1" draw:text-style-name="P1" draw:layer="layout" svg:width="0.667cm" svg:height="2.439cm" svg:x="1.975cm" svg:y="9.121cm" svg:viewBox="0 0 668 2440" draw:points="0,0 668,0 668,2440 0,2440">
          <text:p/>
        </draw:polygon>
        <draw:polygon draw:style-name="gr1" draw:text-style-name="P1" draw:layer="layout" svg:width="17.341cm" svg:height="2.439cm" svg:x="2.642cm" svg:y="9.121cm" svg:viewBox="0 0 17342 2440" draw:points="0,0 17342,0 17342,2440 0,2440">
          <text:p/>
        </draw:polygon>
        <draw:polygon draw:style-name="gr24" draw:text-style-name="P18" draw:layer="layout" svg:width="17.36cm" svg:height="0.019cm" svg:x="2.642cm" svg:y="9.102cm" svg:viewBox="0 0 17361 20" draw:points="0,0 17361,0 17361,20 0,20">
          <text:p/>
        </draw:polygon>
        <draw:polygon draw:style-name="gr24" draw:text-style-name="P18" draw:layer="layout" svg:width="17.36cm" svg:height="0.019cm" svg:x="2.642cm" svg:y="11.56cm" svg:viewBox="0 0 17361 20" draw:points="0,0 17361,0 17361,20 0,20">
          <text:p/>
        </draw:polygon>
        <draw:polygon draw:style-name="gr24" draw:text-style-name="P18" draw:layer="layout" svg:width="0.019cm" svg:height="2.477cm" svg:x="19.983cm" svg:y="9.102cm" svg:viewBox="0 0 20 2478" draw:points="0,0 20,0 20,2478 0,2478">
          <text:p/>
        </draw:polygon>
        <draw:polygon draw:style-name="gr25" draw:text-style-name="P19" draw:layer="layout" svg:width="0.686cm" svg:height="0.019cm" svg:x="1.956cm" svg:y="9.102cm" svg:viewBox="0 0 687 20" draw:points="0,0 687,0 687,20 0,20">
          <text:p/>
        </draw:polygon>
        <draw:polygon draw:style-name="gr25" draw:text-style-name="P19" draw:layer="layout" svg:width="0.686cm" svg:height="0.019cm" svg:x="1.956cm" svg:y="11.56cm" svg:viewBox="0 0 687 20" draw:points="0,0 687,0 687,20 0,20">
          <text:p/>
        </draw:polygon>
        <draw:polygon draw:style-name="gr25" draw:text-style-name="P19" draw:layer="layout" svg:width="0.019cm" svg:height="2.477cm" svg:x="1.956cm" svg:y="9.102cm" svg:viewBox="0 0 20 2478" draw:points="0,0 20,0 20,2478 0,2478">
          <text:p/>
        </draw:polygon>
        <draw:polygon draw:style-name="gr1" draw:text-style-name="P1" draw:layer="layout" svg:width="0.667cm" svg:height="2.782cm" svg:x="1.975cm" svg:y="12.494cm" svg:viewBox="0 0 668 2783" draw:points="0,0 668,0 668,2783 0,2783">
          <text:p/>
        </draw:polygon>
        <draw:polygon draw:style-name="gr1" draw:text-style-name="P1" draw:layer="layout" svg:width="17.341cm" svg:height="2.782cm" svg:x="2.642cm" svg:y="12.494cm" svg:viewBox="0 0 17342 2783" draw:points="0,0 17342,0 17342,2783 0,2783">
          <text:p/>
        </draw:polygon>
        <draw:polygon draw:style-name="gr24" draw:text-style-name="P18" draw:layer="layout" svg:width="17.36cm" svg:height="0.019cm" svg:x="2.642cm" svg:y="12.475cm" svg:viewBox="0 0 17361 20" draw:points="0,0 17361,0 17361,20 0,20">
          <text:p/>
        </draw:polygon>
        <draw:polygon draw:style-name="gr24" draw:text-style-name="P18" draw:layer="layout" svg:width="17.36cm" svg:height="0.019cm" svg:x="2.642cm" svg:y="15.276cm" svg:viewBox="0 0 17361 20" draw:points="0,0 17361,0 17361,20 0,20">
          <text:p/>
        </draw:polygon>
        <draw:polygon draw:style-name="gr24" draw:text-style-name="P18" draw:layer="layout" svg:width="0.019cm" svg:height="2.82cm" svg:x="19.983cm" svg:y="12.475cm" svg:viewBox="0 0 20 2821" draw:points="0,0 20,0 20,2821 0,2821">
          <text:p/>
        </draw:polygon>
        <draw:polygon draw:style-name="gr25" draw:text-style-name="P19" draw:layer="layout" svg:width="0.686cm" svg:height="0.019cm" svg:x="1.956cm" svg:y="12.475cm" svg:viewBox="0 0 687 20" draw:points="0,0 687,0 687,20 0,20">
          <text:p/>
        </draw:polygon>
        <draw:polygon draw:style-name="gr25" draw:text-style-name="P19" draw:layer="layout" svg:width="0.686cm" svg:height="0.019cm" svg:x="1.956cm" svg:y="15.276cm" svg:viewBox="0 0 687 20" draw:points="0,0 687,0 687,20 0,20">
          <text:p/>
        </draw:polygon>
        <draw:polygon draw:style-name="gr25" draw:text-style-name="P19" draw:layer="layout" svg:width="0.019cm" svg:height="2.82cm" svg:x="1.956cm" svg:y="12.475cm" svg:viewBox="0 0 20 2821" draw:points="0,0 20,0 20,2821 0,2821">
          <text:p/>
        </draw:polygon>
        <draw:polygon draw:style-name="gr1" draw:text-style-name="P1" draw:layer="layout" svg:width="0.667cm" svg:height="2.782cm" svg:x="1.975cm" svg:y="17.944cm" svg:viewBox="0 0 668 2783" draw:points="0,0 668,0 668,2783 0,2783">
          <text:p/>
        </draw:polygon>
        <draw:polygon draw:style-name="gr1" draw:text-style-name="P1" draw:layer="layout" svg:width="17.341cm" svg:height="2.782cm" svg:x="2.642cm" svg:y="17.944cm" svg:viewBox="0 0 17342 2783" draw:points="0,0 17342,0 17342,2783 0,2783">
          <text:p/>
        </draw:polygon>
        <draw:polygon draw:style-name="gr24" draw:text-style-name="P18" draw:layer="layout" svg:width="17.36cm" svg:height="0.019cm" svg:x="2.642cm" svg:y="17.925cm" svg:viewBox="0 0 17361 20" draw:points="0,0 17361,0 17361,20 0,20">
          <text:p/>
        </draw:polygon>
        <draw:polygon draw:style-name="gr24" draw:text-style-name="P18" draw:layer="layout" svg:width="17.36cm" svg:height="0.019cm" svg:x="2.642cm" svg:y="20.726cm" svg:viewBox="0 0 17361 20" draw:points="0,0 17361,0 17361,20 0,20">
          <text:p/>
        </draw:polygon>
        <draw:polygon draw:style-name="gr24" draw:text-style-name="P18" draw:layer="layout" svg:width="0.019cm" svg:height="2.82cm" svg:x="19.983cm" svg:y="17.925cm" svg:viewBox="0 0 20 2821" draw:points="0,0 20,0 20,2821 0,2821">
          <text:p/>
        </draw:polygon>
        <draw:polygon draw:style-name="gr25" draw:text-style-name="P19" draw:layer="layout" svg:width="0.686cm" svg:height="0.019cm" svg:x="1.956cm" svg:y="17.925cm" svg:viewBox="0 0 687 20" draw:points="0,0 687,0 687,20 0,20">
          <text:p/>
        </draw:polygon>
        <draw:polygon draw:style-name="gr25" draw:text-style-name="P19" draw:layer="layout" svg:width="0.686cm" svg:height="0.019cm" svg:x="1.956cm" svg:y="20.726cm" svg:viewBox="0 0 687 20" draw:points="0,0 687,0 687,20 0,20">
          <text:p/>
        </draw:polygon>
        <draw:polygon draw:style-name="gr25" draw:text-style-name="P19" draw:layer="layout" svg:width="0.019cm" svg:height="2.82cm" svg:x="1.956cm" svg:y="17.925cm" svg:viewBox="0 0 20 2821" draw:points="0,0 20,0 20,2821 0,2821">
          <text:p/>
        </draw:polygon>
        <draw:polygon draw:style-name="gr1" draw:text-style-name="P1" draw:layer="layout" svg:width="18.979cm" svg:height="1.334cm" svg:x="1.023cm" svg:y="25.052cm" svg:viewBox="0 0 18980 1335" draw:points="0,0 18980,0 18980,1335 0,1335">
          <text:p/>
        </draw:polygon>
        <draw:frame draw:style-name="gr5" draw:text-style-name="P3" draw:layer="layout" svg:width="0.396cm" svg:height="0.319cm" svg:x="19.664cm" svg:y="28.849cm">
          <draw:text-box>
            <text:p text:style-name="P2"><text:span text:style-name="T1">4/4</text:span></text:p>
          </draw:text-box>
        </draw:frame>
        <draw:frame draw:style-name="gr28" draw:text-style-name="P20" draw:layer="layout" svg:width="0.298cm" svg:height="0.268cm" svg:x="2.31cm" svg:y="1.073cm">
          <draw:text-box>
            <text:p text:style-name="P2"><text:span text:style-name="T13">7 </text:span></text:p>
          </draw:text-box>
        </draw:frame>
        <draw:frame draw:style-name="gr84" draw:text-style-name="P20" draw:layer="layout" svg:width="0.266cm" svg:height="0.268cm" svg:x="2.31cm" svg:y="1.416cm">
          <draw:text-box>
            <text:p text:style-name="P2"><text:span text:style-name="T13">8</text:span></text:p>
          </draw:text-box>
        </draw:frame>
        <draw:frame draw:style-name="gr87" draw:text-style-name="P20" draw:layer="layout" svg:width="2.816cm" svg:height="0.268cm" svg:x="2.829cm" svg:y="1.073cm">
          <draw:text-box>
            <text:p text:style-name="P2"><text:span text:style-name="T15"><text:s text:c="4"/></text:span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117" draw:text-style-name="P20" draw:layer="layout" svg:width="1.927cm" svg:height="0.268cm" svg:x="2.829cm" svg:y="1.416cm">
          <draw:text-box>
            <text:p text:style-name="P2"><text:span text:style-name="T14">{%</text:span><text:span text:style-name="T15"> </text:span><text:span text:style-name="T18">endfor</text:span><text:span text:style-name="T15"> </text:span><text:span text:style-name="T14">%}</text:span><text:span text:style-name="T15"> </text:span></text:p>
          </draw:text-box>
        </draw:frame>
        <draw:frame draw:style-name="gr142" draw:text-style-name="P8" draw:layer="layout" svg:width="19.704cm" svg:height="1.043cm" svg:x="1.957cm" svg:y="2.109cm">
          <draw:text-box>
            <text:p text:style-name="P2"><text:span text:style-name="T38">* Si vous utilisez le template comme ceci, le resultat sera le meme avec ou sans la balise</text:span></text:p>
            <text:p text:style-name="P2"><text:span text:style-name="T38"><text:s/></text:span><text:span text:style-name="T38">block. A l’interrieur du « for » le block est juste une facon de passer au <text:s/>dessus du template enfant</text:span></text:p>
          </draw:text-box>
        </draw:frame>
        <draw:frame draw:style-name="gr26" draw:text-style-name="P20" draw:layer="layout" svg:width="0.446cm" svg:height="0.268cm" svg:x="2.163cm" svg:y="3.588cm">
          <draw:text-box>
            <text:p text:style-name="P2"><text:span text:style-name="T13"><text:s/></text:span><text:span text:style-name="T13">1 </text:span></text:p>
          </draw:text-box>
        </draw:frame>
        <draw:frame draw:style-name="gr26" draw:text-style-name="P20" draw:layer="layout" svg:width="0.446cm" svg:height="0.268cm" svg:x="2.163cm" svg:y="3.931cm">
          <draw:text-box>
            <text:p text:style-name="P2"><text:span text:style-name="T13"><text:s/></text:span><text:span text:style-name="T13">2 </text:span></text:p>
          </draw:text-box>
        </draw:frame>
        <draw:frame draw:style-name="gr26" draw:text-style-name="P20" draw:layer="layout" svg:width="0.446cm" svg:height="0.268cm" svg:x="2.163cm" svg:y="4.274cm">
          <draw:text-box>
            <text:p text:style-name="P2"><text:span text:style-name="T13"><text:s/></text:span><text:span text:style-name="T13">3 </text:span></text:p>
          </draw:text-box>
        </draw:frame>
        <draw:frame draw:style-name="gr26" draw:text-style-name="P20" draw:layer="layout" svg:width="0.446cm" svg:height="0.268cm" svg:x="2.163cm" svg:y="4.617cm">
          <draw:text-box>
            <text:p text:style-name="P2"><text:span text:style-name="T13"><text:s/></text:span><text:span text:style-name="T13">4 </text:span></text:p>
          </draw:text-box>
        </draw:frame>
        <draw:frame draw:style-name="gr26" draw:text-style-name="P20" draw:layer="layout" svg:width="0.446cm" svg:height="0.268cm" svg:x="2.163cm" svg:y="4.96cm">
          <draw:text-box>
            <text:p text:style-name="P2"><text:span text:style-name="T13"><text:s/></text:span><text:span text:style-name="T13">5 </text:span></text:p>
          </draw:text-box>
        </draw:frame>
        <draw:frame draw:style-name="gr26" draw:text-style-name="P20" draw:layer="layout" svg:width="0.446cm" svg:height="0.268cm" svg:x="2.163cm" svg:y="5.303cm">
          <draw:text-box>
            <text:p text:style-name="P2"><text:span text:style-name="T13"><text:s/></text:span><text:span text:style-name="T13">6 </text:span></text:p>
          </draw:text-box>
        </draw:frame>
        <draw:frame draw:style-name="gr26" draw:text-style-name="P20" draw:layer="layout" svg:width="0.446cm" svg:height="0.268cm" svg:x="2.163cm" svg:y="5.646cm">
          <draw:text-box>
            <text:p text:style-name="P2"><text:span text:style-name="T13"><text:s/></text:span><text:span text:style-name="T13">7 </text:span></text:p>
          </draw:text-box>
        </draw:frame>
        <draw:frame draw:style-name="gr26" draw:text-style-name="P20" draw:layer="layout" svg:width="0.446cm" svg:height="0.268cm" svg:x="2.163cm" svg:y="5.989cm">
          <draw:text-box>
            <text:p text:style-name="P2"><text:span text:style-name="T13"><text:s/></text:span><text:span text:style-name="T13">8 </text:span></text:p>
          </draw:text-box>
        </draw:frame>
        <draw:frame draw:style-name="gr26" draw:text-style-name="P20" draw:layer="layout" svg:width="0.446cm" svg:height="0.268cm" svg:x="2.163cm" svg:y="6.332cm">
          <draw:text-box>
            <text:p text:style-name="P2"><text:span text:style-name="T13"><text:s/></text:span><text:span text:style-name="T13">9 </text:span></text:p>
          </draw:text-box>
        </draw:frame>
        <draw:frame draw:style-name="gr28" draw:text-style-name="P20" draw:layer="layout" svg:width="0.298cm" svg:height="0.268cm" svg:x="2.163cm" svg:y="6.675cm">
          <draw:text-box>
            <text:p text:style-name="P2"><text:span text:style-name="T13">10</text:span></text:p>
          </draw:text-box>
        </draw:frame>
        <draw:frame draw:style-name="gr143" draw:text-style-name="P20" draw:layer="layout" svg:width="2.521cm" svg:height="0.268cm" svg:x="2.829cm" svg:y="3.588cm">
          <draw:text-box>
            <text:p text:style-name="P2"><text:span text:style-name="T39">{# child.twig #}</text:span><text:span text:style-name="T15"> </text:span></text:p>
          </draw:text-box>
        </draw:frame>
        <draw:frame draw:style-name="gr84" draw:text-style-name="P20" draw:layer="layout" svg:width="0.266cm" svg:height="0.268cm" svg:x="2.829cm" svg:y="3.931cm">
          <draw:text-box>
            <text:p text:style-name="P2"><text:span text:style-name="T15"><text:s/></text:span></text:p>
          </draw:text-box>
        </draw:frame>
        <draw:frame draw:style-name="gr83" draw:text-style-name="P20" draw:layer="layout" svg:width="3.853cm" svg:height="0.268cm" svg:x="2.829cm" svg:y="4.274cm">
          <draw:text-box>
            <text:p text:style-name="P2"><text:span text:style-name="T14">{%</text:span><text:span text:style-name="T15"> </text:span><text:span text:style-name="T18">extends</text:span><text:span text:style-name="T15"> </text:span><text:span text:style-name="T20">"base.twig"</text:span><text:span text:style-name="T15"> </text:span><text:span text:style-name="T14">%}</text:span><text:span text:style-name="T15"> </text:span></text:p>
          </draw:text-box>
        </draw:frame>
        <draw:frame draw:style-name="gr84" draw:text-style-name="P20" draw:layer="layout" svg:width="0.266cm" svg:height="0.268cm" svg:x="2.829cm" svg:y="4.617cm">
          <draw:text-box>
            <text:p text:style-name="P2"><text:span text:style-name="T15"><text:s/></text:span></text:p>
          </draw:text-box>
        </draw:frame>
        <draw:frame draw:style-name="gr86" draw:text-style-name="P20" draw:layer="layout" svg:width="2.52cm" svg:height="0.268cm" svg:x="2.829cm" svg:y="4.96cm">
          <draw:text-box>
            <text:p text:style-name="P2"><text:span text:style-name="T14">{%</text:span><text:span text:style-name="T15"> </text:span><text:span text:style-name="T18">block</text:span><text:span text:style-name="T15"> post </text:span><text:span text:style-name="T14">%}</text:span><text:span text:style-name="T15"> </text:span></text:p>
          </draw:text-box>
        </draw:frame>
        <draw:frame draw:style-name="gr144" draw:text-style-name="P20" draw:layer="layout" svg:width="2.077cm" svg:height="0.268cm" svg:x="2.829cm" svg:y="5.303cm">
          <draw:text-box>
            <text:p text:style-name="P2"><text:span text:style-name="T15"><text:s text:c="4"/></text:span><text:span text:style-name="T15">&lt;article&gt; </text:span></text:p>
          </draw:text-box>
        </draw:frame>
        <draw:frame draw:style-name="gr145" draw:text-style-name="P20" draw:layer="layout" svg:width="6.224cm" svg:height="0.268cm" svg:x="2.829cm" svg:y="5.646cm">
          <draw:text-box>
            <text:p text:style-name="P2"><text:span text:style-name="T15"><text:s text:c="8"/></text:span><text:span text:style-name="T15">&lt;header&gt;</text:span><text:span text:style-name="T14">{{</text:span><text:span text:style-name="T15"> post.title </text:span><text:span text:style-name="T14">}}</text:span><text:span text:style-name="T15">&lt;/header&gt; </text:span></text:p>
          </draw:text-box>
        </draw:frame>
        <draw:frame draw:style-name="gr146" draw:text-style-name="P20" draw:layer="layout" svg:width="6.373cm" svg:height="0.268cm" svg:x="2.829cm" svg:y="5.989cm">
          <draw:text-box>
            <text:p text:style-name="P2"><text:span text:style-name="T15"><text:s text:c="8"/></text:span><text:span text:style-name="T15">&lt;section&gt;</text:span><text:span text:style-name="T14">{{</text:span><text:span text:style-name="T15"> post.text </text:span><text:span text:style-name="T14">}}</text:span><text:span text:style-name="T15">&lt;/section&gt; </text:span></text:p>
          </draw:text-box>
        </draw:frame>
        <draw:frame draw:style-name="gr147" draw:text-style-name="P20" draw:layer="layout" svg:width="2.225cm" svg:height="0.268cm" svg:x="2.829cm" svg:y="6.332cm">
          <draw:text-box>
            <text:p text:style-name="P2"><text:span text:style-name="T15"><text:s text:c="4"/></text:span><text:span text:style-name="T15">&lt;/article&gt; </text:span></text:p>
          </draw:text-box>
        </draw:frame>
        <draw:frame draw:style-name="gr91" draw:text-style-name="P20" draw:layer="layout" svg:width="2.223cm" svg:height="0.268cm" svg:x="2.829cm" svg:y="6.675cm">
          <draw:text-box>
            <text:p text:style-name="P2"><text:span text:style-name="T14">{%</text:span><text:span text:style-name="T15"> </text:span><text:span text:style-name="T18">endblock</text:span><text:span text:style-name="T15"> </text:span><text:span text:style-name="T14">%}</text:span><text:span text:style-name="T15"> </text:span></text:p>
          </draw:text-box>
        </draw:frame>
        <draw:frame draw:style-name="gr148" draw:text-style-name="P8" draw:layer="layout" svg:width="18.023cm" svg:height="1.564cm" svg:x="1.957cm" svg:y="7.368cm">
          <draw:text-box>
            <text:p text:style-name="P2"><text:span text:style-name="T38">*Maintenant, lorque l’on rend le template enfant, la boucle <text:s/>va utiliser le block défini dans</text:span></text:p>
            <text:p text:style-name="P2"><text:span text:style-name="T38">le template enfant a la place de celui de base . </text:span></text:p>
            <text:p text:style-name="P2"><text:span text:style-name="T38">Le template éxecuter sera equivalent a la fonction suivante.</text:span></text:p>
          </draw:text-box>
        </draw:frame>
        <draw:frame draw:style-name="gr28" draw:text-style-name="P20" draw:layer="layout" svg:width="0.298cm" svg:height="0.268cm" svg:x="2.31cm" svg:y="9.362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9.705cm">
          <draw:text-box>
            <text:p text:style-name="P2"><text:span text:style-name="T13">2 </text:span></text:p>
          </draw:text-box>
        </draw:frame>
        <draw:frame draw:style-name="gr28" draw:text-style-name="P20" draw:layer="layout" svg:width="0.298cm" svg:height="0.268cm" svg:x="2.31cm" svg:y="10.048cm">
          <draw:text-box>
            <text:p text:style-name="P2"><text:span text:style-name="T13">3 </text:span></text:p>
          </draw:text-box>
        </draw:frame>
        <draw:frame draw:style-name="gr28" draw:text-style-name="P20" draw:layer="layout" svg:width="0.298cm" svg:height="0.268cm" svg:x="2.31cm" svg:y="10.391cm">
          <draw:text-box>
            <text:p text:style-name="P2"><text:span text:style-name="T13">4 </text:span></text:p>
          </draw:text-box>
        </draw:frame>
        <draw:frame draw:style-name="gr28" draw:text-style-name="P20" draw:layer="layout" svg:width="0.298cm" svg:height="0.268cm" svg:x="2.31cm" svg:y="10.734cm">
          <draw:text-box>
            <text:p text:style-name="P2"><text:span text:style-name="T13">5 </text:span></text:p>
          </draw:text-box>
        </draw:frame>
        <draw:frame draw:style-name="gr84" draw:text-style-name="P20" draw:layer="layout" svg:width="0.266cm" svg:height="0.268cm" svg:x="2.31cm" svg:y="11.077cm">
          <draw:text-box>
            <text:p text:style-name="P2"><text:span text:style-name="T13">6</text:span></text:p>
          </draw:text-box>
        </draw:frame>
        <draw:frame draw:style-name="gr138" draw:text-style-name="P20" draw:layer="layout" svg:width="3.557cm" svg:height="0.268cm" svg:x="2.829cm" svg:y="9.362cm">
          <draw:text-box>
            <text:p text:style-name="P2"><text:span text:style-name="T14">{%</text:span><text:span text:style-name="T15"> </text:span><text:span text:style-name="T18">for</text:span><text:span text:style-name="T15"> post </text:span><text:span text:style-name="T18">in</text:span><text:span text:style-name="T15"> posts </text:span><text:span text:style-name="T14">%}</text:span><text:span text:style-name="T15"> </text:span></text:p>
          </draw:text-box>
        </draw:frame>
        <draw:frame draw:style-name="gr144" draw:text-style-name="P20" draw:layer="layout" svg:width="2.077cm" svg:height="0.268cm" svg:x="2.829cm" svg:y="9.705cm">
          <draw:text-box>
            <text:p text:style-name="P2"><text:span text:style-name="T15"><text:s text:c="4"/></text:span><text:span text:style-name="T15">&lt;article&gt; </text:span></text:p>
          </draw:text-box>
        </draw:frame>
        <draw:frame draw:style-name="gr145" draw:text-style-name="P20" draw:layer="layout" svg:width="6.224cm" svg:height="0.268cm" svg:x="2.829cm" svg:y="10.048cm">
          <draw:text-box>
            <text:p text:style-name="P2"><text:span text:style-name="T15"><text:s text:c="8"/></text:span><text:span text:style-name="T15">&lt;header&gt;</text:span><text:span text:style-name="T14">{{</text:span><text:span text:style-name="T15"> post.title </text:span><text:span text:style-name="T14">}}</text:span><text:span text:style-name="T15">&lt;/header&gt; </text:span></text:p>
          </draw:text-box>
        </draw:frame>
        <draw:frame draw:style-name="gr146" draw:text-style-name="P20" draw:layer="layout" svg:width="6.373cm" svg:height="0.268cm" svg:x="2.829cm" svg:y="10.391cm">
          <draw:text-box>
            <text:p text:style-name="P2"><text:span text:style-name="T15"><text:s text:c="8"/></text:span><text:span text:style-name="T15">&lt;section&gt;</text:span><text:span text:style-name="T14">{{</text:span><text:span text:style-name="T15"> post.text </text:span><text:span text:style-name="T14">}}</text:span><text:span text:style-name="T15">&lt;/section&gt; </text:span></text:p>
          </draw:text-box>
        </draw:frame>
        <draw:frame draw:style-name="gr147" draw:text-style-name="P20" draw:layer="layout" svg:width="2.225cm" svg:height="0.268cm" svg:x="2.829cm" svg:y="10.734cm">
          <draw:text-box>
            <text:p text:style-name="P2"><text:span text:style-name="T15"><text:s text:c="4"/></text:span><text:span text:style-name="T15">&lt;/article&gt; </text:span></text:p>
          </draw:text-box>
        </draw:frame>
        <draw:frame draw:style-name="gr117" draw:text-style-name="P20" draw:layer="layout" svg:width="1.927cm" svg:height="0.268cm" svg:x="2.829cm" svg:y="11.077cm">
          <draw:text-box>
            <text:p text:style-name="P2"><text:span text:style-name="T14">{%</text:span><text:span text:style-name="T15"> </text:span><text:span text:style-name="T18">endfor</text:span><text:span text:style-name="T15"> </text:span><text:span text:style-name="T14">%}</text:span><text:span text:style-name="T15"> </text:span></text:p>
          </draw:text-box>
        </draw:frame>
        <draw:frame draw:style-name="gr149" draw:text-style-name="P8" draw:layer="layout" svg:width="11.462cm" svg:height="0.522cm" svg:x="1.957cm" svg:y="11.77cm">
          <draw:text-box>
            <text:p text:style-name="P2"><text:span text:style-name="T38">* Prenons un autre éxemple : Un block inclus dans un if :</text:span></text:p>
          </draw:text-box>
        </draw:frame>
        <draw:frame draw:style-name="gr28" draw:text-style-name="P20" draw:layer="layout" svg:width="0.298cm" svg:height="0.268cm" svg:x="2.31cm" svg:y="12.735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13.078cm">
          <draw:text-box>
            <text:p text:style-name="P2"><text:span text:style-name="T13">2 </text:span></text:p>
          </draw:text-box>
        </draw:frame>
        <draw:frame draw:style-name="gr28" draw:text-style-name="P20" draw:layer="layout" svg:width="0.298cm" svg:height="0.268cm" svg:x="2.31cm" svg:y="13.421cm">
          <draw:text-box>
            <text:p text:style-name="P2"><text:span text:style-name="T13">3 </text:span></text:p>
          </draw:text-box>
        </draw:frame>
        <draw:frame draw:style-name="gr28" draw:text-style-name="P20" draw:layer="layout" svg:width="0.298cm" svg:height="0.268cm" svg:x="2.31cm" svg:y="13.764cm">
          <draw:text-box>
            <text:p text:style-name="P2"><text:span text:style-name="T13">4 </text:span></text:p>
          </draw:text-box>
        </draw:frame>
        <draw:frame draw:style-name="gr28" draw:text-style-name="P20" draw:layer="layout" svg:width="0.298cm" svg:height="0.268cm" svg:x="2.31cm" svg:y="14.107cm">
          <draw:text-box>
            <text:p text:style-name="P2"><text:span text:style-name="T13">5 </text:span></text:p>
          </draw:text-box>
        </draw:frame>
        <draw:frame draw:style-name="gr28" draw:text-style-name="P20" draw:layer="layout" svg:width="0.298cm" svg:height="0.268cm" svg:x="2.31cm" svg:y="14.45cm">
          <draw:text-box>
            <text:p text:style-name="P2"><text:span text:style-name="T13">6 </text:span></text:p>
          </draw:text-box>
        </draw:frame>
        <draw:frame draw:style-name="gr84" draw:text-style-name="P20" draw:layer="layout" svg:width="0.266cm" svg:height="0.268cm" svg:x="2.31cm" svg:y="14.793cm">
          <draw:text-box>
            <text:p text:style-name="P2"><text:span text:style-name="T13">7</text:span></text:p>
          </draw:text-box>
        </draw:frame>
        <draw:frame draw:style-name="gr150" draw:text-style-name="P20" draw:layer="layout" svg:width="3.556cm" svg:height="0.268cm" svg:x="2.829cm" svg:y="12.735cm">
          <draw:text-box>
            <text:p text:style-name="P2"><text:span text:style-name="T14">{%</text:span><text:span text:style-name="T15"> </text:span><text:span text:style-name="T18">if</text:span><text:span text:style-name="T15"> posts </text:span><text:span text:style-name="T18">is</text:span><text:span text:style-name="T15"> empty </text:span><text:span text:style-name="T14">%}</text:span><text:span text:style-name="T15"> </text:span></text:p>
          </draw:text-box>
        </draw:frame>
        <draw:frame draw:style-name="gr139" draw:text-style-name="P20" draw:layer="layout" svg:width="3.113cm" svg:height="0.268cm" svg:x="2.829cm" svg:y="13.078cm">
          <draw:text-box>
            <text:p text:style-name="P2"><text:span text:style-name="T15"><text:s text:c="4"/></text:span><text:span text:style-name="T14">{%</text:span><text:span text:style-name="T15"> </text:span><text:span text:style-name="T18">block</text:span><text:span text:style-name="T15"> head </text:span><text:span text:style-name="T14">%}</text:span><text:span text:style-name="T15"> </text:span></text:p>
          </draw:text-box>
        </draw:frame>
        <draw:frame draw:style-name="gr35" draw:text-style-name="P20" draw:layer="layout" svg:width="3.408cm" svg:height="0.268cm" svg:x="2.829cm" svg:y="13.421cm">
          <draw:text-box>
            <text:p text:style-name="P2"><text:span text:style-name="T15"><text:s text:c="8"/></text:span><text:span text:style-name="T14">{{</text:span><text:span text:style-name="T15"> parent</text:span><text:span text:style-name="T19">()</text:span><text:span text:style-name="T15"> </text:span><text:span text:style-name="T14">}}</text:span><text:span text:style-name="T15"> </text:span></text:p>
          </draw:text-box>
        </draw:frame>
        <draw:frame draw:style-name="gr84" draw:text-style-name="P20" draw:layer="layout" svg:width="0.266cm" svg:height="0.268cm" svg:x="2.829cm" svg:y="13.764cm">
          <draw:text-box>
            <text:p text:style-name="P2"><text:span text:style-name="T15"><text:s/></text:span></text:p>
          </draw:text-box>
        </draw:frame>
        <draw:frame draw:style-name="gr33" draw:text-style-name="P20" draw:layer="layout" svg:width="8.151cm" svg:height="0.268cm" svg:x="2.829cm" svg:y="14.107cm">
          <draw:text-box>
            <text:p text:style-name="P2"><text:span text:style-name="T15"><text:s text:c="8"/></text:span><text:span text:style-name="T15">&lt;meta name="robots" content="noindex, follow"&gt; </text:span></text:p>
          </draw:text-box>
        </draw:frame>
        <draw:frame draw:style-name="gr138" draw:text-style-name="P20" draw:layer="layout" svg:width="3.557cm" svg:height="0.268cm" svg:x="2.829cm" svg:y="14.45cm">
          <draw:text-box>
            <text:p text:style-name="P2"><text:span text:style-name="T15"><text:s text:c="4"/></text:span><text:span text:style-name="T14">{%</text:span><text:span text:style-name="T15"> </text:span><text:span text:style-name="T18">endblock</text:span><text:span text:style-name="T15"> head </text:span><text:span text:style-name="T14">%}</text:span><text:span text:style-name="T15"> </text:span></text:p>
          </draw:text-box>
        </draw:frame>
        <draw:frame draw:style-name="gr151" draw:text-style-name="P20" draw:layer="layout" svg:width="1.779cm" svg:height="0.268cm" svg:x="2.829cm" svg:y="14.793cm">
          <draw:text-box>
            <text:p text:style-name="P2"><text:span text:style-name="T14">{%</text:span><text:span text:style-name="T15"> </text:span><text:span text:style-name="T18">endif</text:span><text:span text:style-name="T15"> </text:span><text:span text:style-name="T14">%}</text:span><text:span text:style-name="T15"> </text:span></text:p>
          </draw:text-box>
        </draw:frame>
        <draw:frame draw:style-name="gr152" draw:text-style-name="P8" draw:layer="layout" svg:width="16.885cm" svg:height="2.085cm" svg:x="2.011cm" svg:y="16cm">
          <draw:text-box>
            <text:p text:style-name="P2"><text:span text:style-name="T38">Contrairement à ce que l’on pourrais penser, ce template ne défini pas un block </text:span></text:p>
            <text:p text:style-name="P2"><text:span text:style-name="T38">conditionnel, Il remplace le rendu par <text:s/>le template enfant  si la condition est « vrai »</text:span></text:p>
            <text:p text:style-name="P2"><text:span text:style-name="T38"/></text:p>
            <text:p text:style-name="P2"><text:span text:style-name="T38"/></text:p>
          </draw:text-box>
        </draw:frame>
        <draw:frame draw:style-name="gr15" draw:text-style-name="P8" draw:layer="layout" svg:width="0.456cm" svg:height="0.522cm" svg:x="5.255cm" svg:y="16.515cm">
          <draw:text-box>
            <text:p text:style-name="P2"><text:span text:style-name="T5">.</text:span></text:p>
          </draw:text-box>
        </draw:frame>
        <draw:frame draw:style-name="gr28" draw:text-style-name="P20" draw:layer="layout" svg:width="0.298cm" svg:height="0.268cm" svg:x="2.31cm" svg:y="18.185cm">
          <draw:text-box>
            <text:p text:style-name="P2"><text:span text:style-name="T13">1 </text:span></text:p>
          </draw:text-box>
        </draw:frame>
        <draw:frame draw:style-name="gr28" draw:text-style-name="P20" draw:layer="layout" svg:width="0.298cm" svg:height="0.268cm" svg:x="2.31cm" svg:y="18.528cm">
          <draw:text-box>
            <text:p text:style-name="P2"><text:span text:style-name="T13">2 </text:span></text:p>
          </draw:text-box>
        </draw:frame>
        <draw:frame draw:style-name="gr28" draw:text-style-name="P20" draw:layer="layout" svg:width="0.298cm" svg:height="0.268cm" svg:x="2.31cm" svg:y="18.871cm">
          <draw:text-box>
            <text:p text:style-name="P2"><text:span text:style-name="T13">3 </text:span></text:p>
          </draw:text-box>
        </draw:frame>
        <draw:frame draw:style-name="gr28" draw:text-style-name="P20" draw:layer="layout" svg:width="0.298cm" svg:height="0.268cm" svg:x="2.31cm" svg:y="19.214cm">
          <draw:text-box>
            <text:p text:style-name="P2"><text:span text:style-name="T13">4 </text:span></text:p>
          </draw:text-box>
        </draw:frame>
        <draw:frame draw:style-name="gr28" draw:text-style-name="P20" draw:layer="layout" svg:width="0.298cm" svg:height="0.268cm" svg:x="2.31cm" svg:y="19.557cm">
          <draw:text-box>
            <text:p text:style-name="P2"><text:span text:style-name="T13">5 </text:span></text:p>
          </draw:text-box>
        </draw:frame>
        <draw:frame draw:style-name="gr28" draw:text-style-name="P20" draw:layer="layout" svg:width="0.298cm" svg:height="0.268cm" svg:x="2.31cm" svg:y="19.9cm">
          <draw:text-box>
            <text:p text:style-name="P2"><text:span text:style-name="T13">6 </text:span></text:p>
          </draw:text-box>
        </draw:frame>
        <draw:frame draw:style-name="gr84" draw:text-style-name="P20" draw:layer="layout" svg:width="0.266cm" svg:height="0.268cm" svg:x="2.31cm" svg:y="20.243cm">
          <draw:text-box>
            <text:p text:style-name="P2"><text:span text:style-name="T13">7</text:span></text:p>
          </draw:text-box>
        </draw:frame>
        <draw:frame draw:style-name="gr86" draw:text-style-name="P20" draw:layer="layout" svg:width="2.52cm" svg:height="0.268cm" svg:x="2.829cm" svg:y="18.185cm">
          <draw:text-box>
            <text:p text:style-name="P2"><text:span text:style-name="T14">{%</text:span><text:span text:style-name="T15"> </text:span><text:span text:style-name="T18">block</text:span><text:span text:style-name="T15"> head </text:span><text:span text:style-name="T14">%}</text:span><text:span text:style-name="T15"> </text:span></text:p>
          </draw:text-box>
        </draw:frame>
        <draw:frame draw:style-name="gr87" draw:text-style-name="P20" draw:layer="layout" svg:width="2.816cm" svg:height="0.268cm" svg:x="2.829cm" svg:y="18.528cm">
          <draw:text-box>
            <text:p text:style-name="P2"><text:span text:style-name="T15"><text:s text:c="4"/></text:span><text:span text:style-name="T14">{{</text:span><text:span text:style-name="T15"> parent</text:span><text:span text:style-name="T19">()</text:span><text:span text:style-name="T15"> </text:span><text:span text:style-name="T14">}}</text:span><text:span text:style-name="T15"> </text:span></text:p>
          </draw:text-box>
        </draw:frame>
        <draw:frame draw:style-name="gr84" draw:text-style-name="P20" draw:layer="layout" svg:width="0.266cm" svg:height="0.268cm" svg:x="2.829cm" svg:y="18.871cm">
          <draw:text-box>
            <text:p text:style-name="P2"><text:span text:style-name="T15"><text:s/></text:span></text:p>
          </draw:text-box>
        </draw:frame>
        <draw:frame draw:style-name="gr153" draw:text-style-name="P20" draw:layer="layout" svg:width="4.149cm" svg:height="0.268cm" svg:x="2.829cm" svg:y="19.214cm">
          <draw:text-box>
            <text:p text:style-name="P2"><text:span text:style-name="T15"><text:s text:c="4"/></text:span><text:span text:style-name="T14">{%</text:span><text:span text:style-name="T15"> </text:span><text:span text:style-name="T18">if</text:span><text:span text:style-name="T15"> posts </text:span><text:span text:style-name="T18">is</text:span><text:span text:style-name="T15"> empty </text:span><text:span text:style-name="T14">%}</text:span><text:span text:style-name="T15"> </text:span></text:p>
          </draw:text-box>
        </draw:frame>
        <draw:frame draw:style-name="gr33" draw:text-style-name="P20" draw:layer="layout" svg:width="8.151cm" svg:height="0.268cm" svg:x="2.829cm" svg:y="19.557cm">
          <draw:text-box>
            <text:p text:style-name="P2"><text:span text:style-name="T15"><text:s text:c="8"/></text:span><text:span text:style-name="T15">&lt;meta name="robots" content="noindex, follow"&gt; </text:span></text:p>
          </draw:text-box>
        </draw:frame>
        <draw:frame draw:style-name="gr154" draw:text-style-name="P20" draw:layer="layout" svg:width="2.372cm" svg:height="0.268cm" svg:x="2.829cm" svg:y="19.9cm">
          <draw:text-box>
            <text:p text:style-name="P2"><text:span text:style-name="T15"><text:s text:c="4"/></text:span><text:span text:style-name="T14">{%</text:span><text:span text:style-name="T15"> </text:span><text:span text:style-name="T18">endif</text:span><text:span text:style-name="T15"> </text:span><text:span text:style-name="T14">%}</text:span><text:span text:style-name="T15"> </text:span></text:p>
          </draw:text-box>
        </draw:frame>
        <draw:frame draw:style-name="gr155" draw:text-style-name="P20" draw:layer="layout" svg:width="2.964cm" svg:height="0.268cm" svg:x="2.829cm" svg:y="20.243cm">
          <draw:text-box>
            <text:p text:style-name="P2"><text:span text:style-name="T14">{%</text:span><text:span text:style-name="T15"> </text:span><text:span text:style-name="T18">endblock</text:span><text:span text:style-name="T15"> head </text:span><text:span text:style-name="T14">%}</text:span><text:span text:style-name="T15"> </text:span></text:p>
          </draw:text-box>
        </draw:frame>
        <draw:frame draw:style-name="gr156" draw:text-style-name="P29" draw:layer="layout" svg:width="1.742cm" svg:height="0.467cm" svg:x="9.26cm" svg:y="23.803cm">
          <draw:text-box>
            <text:p text:style-name="P2"><text:span text:style-name="T42">« embed </text:span></text:p>
          </draw:text-box>
        </draw:frame>
        <draw:frame draw:style-name="gr157" draw:text-style-name="P29" draw:layer="layout" svg:width="0.411cm" svg:height="0.467cm" svg:x="11.167cm" svg:y="23.803cm">
          <draw:text-box>
            <text:p text:style-name="P2"><text:span text:style-name="T43">|</text:span></text:p>
          </draw:text-box>
        </draw:frame>
        <draw:frame draw:style-name="gr158" draw:text-style-name="P29" draw:layer="layout" svg:width="1.251cm" svg:height="0.467cm" svg:x="11.464cm" svg:y="23.803cm">
          <draw:text-box>
            <text:p text:style-name="P2"><text:span text:style-name="T44"><text:s/></text:span><text:span text:style-name="T42">filter »</text:span></text:p>
          </draw:text-box>
        </draw:frame>
        <draw:path draw:style-name="gr1" draw:text-style-name="P1" draw:layer="layout" svg:width="0.305cm" svg:height="0.305cm" svg:x="7.372cm" svg:y="25.433cm" svg:viewBox="0 0 306 306" svg:d="M306 30c0-16-14-30-31-30h-245c-16 0-30 14-30 30v245c0 17 14 31 30 31h245c17 0 31-14 31-31z">
          <text:p/>
        </draw:path>
        <draw:path draw:style-name="gr159" draw:text-style-name="P36" draw:layer="layout" svg:width="0.215cm" svg:height="0.226cm" svg:x="7.417cm" svg:y="25.472cm" svg:viewBox="0 0 216 227" svg:d="M186 0c-18 1-33 10-44 23-12 14-21 31-26 49-11-9-19-20-36-25-13-4-26-2-39 7-6 4-10 11-12 18-5 17 5 31 10 37l10 11c3 2 8 7 5 16-3 8-13 14-24 11-5-2-12-5-10-11 0-2 2-3 3-5 0-2 1-3 1-3 2-7-1-15-8-17-6-2-13-1-15 8-3 9 1 26 26 34 28 8 52-7 55-27 3-13-3-22-14-34l-8-10c-5-5-7-14-2-21 5-6 11-9 22-6 15 4 22 16 33 25-4 15-8 31-10 45l-2 10c-8 43-14 66-31 80-3 2-7 5-14 6-4 0-5-3-5-4 0-3 2-4 3-5 2-1 6-3 5-9 0-8-6-14-15-14-7 0-17 7-16 18 0 12 11 21 28 20 9 0 28-4 48-27 23-26 29-57 34-79l5-30c3 1 6 1 10 1 29 1 43-14 43-25 1-7-4-14-10-13-4 0-11 3-12 9-1 7 10 12 1 17-6 4-16 6-31 4l3-14c5-29 12-62 38-63 2 0 9 0 9 4 0 2-1 2-2 5-2 3-3 5-3 8 1 7 6 12 14 11 10 0 13-10 13-15-1-12-13-20-30-20z">
          <text:p/>
        </draw:path>
        <draw:path draw:style-name="gr1" draw:text-style-name="P1" draw:layer="layout" svg:width="1.466cm" svg:height="0.245cm" svg:x="7.765cm" svg:y="25.476cm" svg:viewBox="0 0 1467 246" svg:d="M229 63l-47 131c-9 24-18 52-49 52-8 0-12-1-16-1l1-9c1-5 5-9 10-9h1c22 0 29-29 29-31 0-3-3-10-5-14l-43-119h16c5 0 10 3 12 8l32 98 33-98c2-5 7-8 12-8zM928 63l-48 131c-8 24-18 52-49 52-7 0-11-1-16-1l1-9c1-5 5-9 10-9 1 0 1 0 2 0 21 0 28-29 28-31 0-3-3-10-5-14l-43-119h16 1c5 0 9 3 11 8l32 98h1l32-98c2-5 7-8 12-8zM598 60c39 0 65 28 65 67 0 36-27 67-65 67-39 0-65-31-65-67 0-39 26-67 65-67zM1068 19c-9-5-30-6-40-6-54 0-88 38-88 91s33 90 88 90c11 0 30-2 40-8 0-3-2-6-5-8-2-2-6-3-9-2-9 2-19 3-26 3-46 0-70-32-70-75s25-75 70-75c8 0 17 0 25 2 4 1 7 0 10-2s5-5 5-10zM1115 127c0 35 18 67 59 67s60-32 60-67-19-66-60-66-59 31-59 66zM1346 64c0 0-1 0-3 0-3 0-7 1-9 3-3 3-4 6-4 9 0 21 0 58 0 58 0 21-9 46-37 46-22 0-31-15-31-39 0 0 0-43 0-65 0-3-1-6-3-9-3-2-6-3-10-3-1 0-2 0-2 0v81c0 28 12 49 43 49 26 0 36-15 41-26h1v23h1c3 0 7-2 9-4 3-3 4-6 4-9 0-33 0-114 0-114zM1452 85v-82c0 0 1 0 2 0 4 0 7 1 9 4 3 2 4 5 4 9 0 35 0 127 0 162 0 3-1 6-4 9-2 2-5 4-9 4-1 0-2 0-2 0v-21h-1c-8 17-21 24-40 24-34 0-52-29-52-67 0-39 15-66 52-66 25 0 38 18 40 24zM38 193c-12 0-24-3-35-7v-6c1-7 5-11 11-10 8 2 18 5 27 5 16 0 39-9 39-33 0-23-22-30-41-40-20-9-39-20-39-47 0-32 25-49 58-50 9 0 19 2 29 4l-1 8c0 6-5 10-10 10-6-1-11-2-17-2-16 0-35 6-35 27 0 20 22 27 41 37 20 10 38 22 39 52-1 38-29 52-66 52zM697 191h-13v-128h12c6 0 11 5 11 11v9c7-14 24-23 42-23 33 0 48 20 48 55v66c0 5-5 10-11 10h-13v-66c0-30-6-45-27-46-26 0-39 22-39 53v49c0 5-5 10-10 10zM485 191h-13v-109h-19c-6 0-10-4-11-9v-10h30v-10c0-32 8-53 43-53 6 0 11 1 16 2l-1 8c0 5-5 10-10 9-1 0-1 0-2 0-20 0-22 14-22 32v12h34v9c-1 5-5 10-11 10h-23v99c-1 6-5 10-11 10zM261 191h-13v-128h12c6 0 10 5 10 11v7h1c9-14 23-21 41-21 15 0 30 7 37 25 9-19 28-25 39-25 33 0 45 21 45 49v73c-1 5-6 9-11 9h-13v-76c0-16-4-36-23-36-24 0-33 24-33 47v55c-1 5-5 10-11 10h-13v-76c0-16-4-36-23-36-25 0-34 24-34 47v54c0 6-5 11-11 11zM1085 191c0 0 1 0 3 0 3 0 7-2 9-4 3-3 4-6 4-9 0-35 0-127 0-162 0-4-1-7-4-9-2-3-6-4-9-4-2 0-3 0-3 0zM1132 127c0-29 15-53 42-53 28 0 42 24 42 53s-14 53-42 53c-27 0-42-24-42-53zM1376 127c0-25 8-53 38-53 28 0 38 30 38 53s-10 53-38 53c-30 0-38-28-38-53zM598 175c27 0 40-25 40-48 0-24-15-48-40-48s-40 24-40 48c0 23 12 48 40 48z">
          <text:p/>
        </draw:path>
        <draw:frame draw:style-name="gr160" draw:text-style-name="P37" draw:layer="layout" svg:width="5.328cm" svg:height="0.251cm" svg:x="1.957cm" svg:y="25.476cm">
          <draw:text-box>
            <text:p text:style-name="P2"><text:span text:style-name="T45">Website powered by Symfony and Twig, deployed on </text:span></text:p>
          </draw:text-box>
        </draw:frame>
        <draw:frame draw:style-name="gr161" draw:text-style-name="P37" draw:layer="layout" svg:width="0.226cm" svg:height="0.251cm" svg:x="9.249cm" svg:y="25.476cm">
          <draw:text-box>
            <text:p text:style-name="P2"><text:span text:style-name="T45"><text:s/></text:span></text:p>
          </draw:text-box>
        </draw:frame>
        <draw:polygon draw:style-name="gr1" draw:text-style-name="P1" draw:layer="layout" svg:width="17.76cm" svg:height="1.429cm" svg:x="2.242cm" svg:y="21.412cm" svg:viewBox="0 0 17761 1430" draw:points="0,0 17761,0 17761,1430 0,1430">
          <text:p/>
        </draw:polygon>
        <draw:polygon draw:style-name="gr17" draw:text-style-name="P13" draw:layer="layout" svg:width="1.086cm" svg:height="0.039cm" svg:x="3.195cm" svg:y="22.536cm" svg:viewBox="0 0 1087 40" draw:points="0,0 1087,0 1087,40 0,40">
          <text:p/>
        </draw:polygon>
        <draw:frame draw:style-name="gr162" draw:text-style-name="P37" draw:layer="layout" svg:width="3.982cm" svg:height="0.251cm" svg:x="1.957cm" svg:y="25.743cm">
          <draw:text-box>
            <text:p text:style-name="P2"><text:span text:style-name="T45">The Twig logo is © 2010-2019 </text:span><text:span text:style-name="T46">Symfony</text:span></text:p>
          </draw:text-box>
        </draw:frame>
        <draw:polygon draw:style-name="gr17" draw:text-style-name="P13" draw:layer="layout" svg:width="1.086cm" svg:height="0.039cm" svg:x="4.515cm" svg:y="22.536cm" svg:viewBox="0 0 1087 40" draw:points="0,0 1087,0 1087,40 0,40">
          <text:p/>
        </draw:polygon>
        <draw:polygon draw:style-name="gr9" draw:text-style-name="P7" draw:layer="layout" svg:width="1.328cm" svg:height="0.039cm" svg:x="5.834cm" svg:y="22.536cm" svg:viewBox="0 0 1329 40" draw:points="0,0 1329,0 1329,40 0,40">
          <text:p/>
        </draw:polygon>
        <draw:polygon draw:style-name="gr9" draw:text-style-name="P7" draw:layer="layout" svg:width="0.681cm" svg:height="0.039cm" svg:x="7.396cm" svg:y="22.536cm" svg:viewBox="0 0 682 40" draw:points="0,0 682,0 682,40 0,40">
          <text:p/>
        </draw:polygon>
        <draw:polygon draw:style-name="gr1" draw:text-style-name="P1" draw:layer="layout" svg:width="0.972cm" svg:height="0.972cm" svg:x="1.956cm" svg:y="21.126cm" svg:viewBox="0 0 973 973" draw:points="0,0 973,0 973,973 0,973">
          <text:p/>
        </draw:polygon>
        <draw:frame draw:style-name="gr163" draw:text-style-name="P8" draw:layer="layout" svg:width="4.876cm" svg:height="0.522cm" svg:x="3.195cm" svg:y="22.079cm">
          <draw:text-box>
            <text:p text:style-name="P2"><text:span text:style-name="T47">block</text:span><text:span text:style-name="T5">, </text:span><text:span text:style-name="T47">block</text:span><text:span text:style-name="T5">, </text:span><text:span text:style-name="T6">parent</text:span><text:span text:style-name="T5">, </text:span><text:span text:style-name="T6">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9-03-22T15:11:06.975000000</meta:print-date>
    <dc:date>2019-03-25T13:55:05.695000000</dc:date>
    <meta:editing-duration>PT12M27S</meta:editing-duration>
    <meta:editing-cycles>2</meta:editing-cycles>
    <meta:generator>LibreOffice/6.0.6.2$Windows_X86_64 LibreOffice_project/0c292870b25a325b5ed35f6b45599d2ea4458e77</meta:generator>
    <meta:document-statistic meta:object-count="505"/>
  </office:meta>
</office:document-meta>
</file>